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office:version="1.1">
  <office:automatic-styles>
    <number:number-style style:name="a6967a0cee336c93bc2c97f5665181a7" style:display-name="a6967a0cee336c93bc2c97f5665181a7">
      <number:number number:grouping="false" number:decimal-places="0" number:min-integer-digits="1"/>
    </number:number-style>
    <style:style style:family="table-cell" style:name="x0" style:display-name="x0">
      <style:text-properties fo:font-weight="None" fo:font-style="None" fo:font-family="Arial Cyr" fo:font-size="10"/>
      <style:table-cell-properties style:vertical-align="middle"/>
      <style:paragraph-properties style:vertical-align="middle" fo:text-align="start"/>
    </style:style>
    <style:style style:family="table-cell" style:name="x1" style:display-name="x1">
      <style:text-properties fo:font-weight="bold" fo:font-style="None" fo:font-family="Arial" fo:font-size="14"/>
      <style:table-cell-properties style:vertical-align="middle"/>
      <style:paragraph-properties style:vertical-align="middle" fo:text-align="center"/>
    </style:style>
    <style:style style:family="table-cell" style:name="x5" style:display-name="x5">
      <style:text-properties fo:font-weight="bold" fo:font-style="None" fo:font-family="Arial" fo:font-size="10"/>
      <style:table-cell-properties fo:border-right="2pt solid #000000" fo:border-top="2pt solid #000000" fo:background-color="#969696" fo:border-left="2pt solid #000000" fo:border-bottom="2pt solid #000000" fo:wrap-option="wrap" style:vertical-align="middle"/>
      <style:paragraph-properties style:vertical-align="middle" fo:text-align="center"/>
    </style:style>
    <number:number-style style:name="f6b53927d29f6b2c31e099558a49a011" style:display-name="f6b53927d29f6b2c31e099558a49a011">
      <number:number number:grouping="false" number:decimal-places="2" number:min-integer-digits="1"/>
    </number:number-style>
    <style:style style:data-style-name="f6b53927d29f6b2c31e099558a49a011" style:family="table-cell" style:name="x6" style:display-name="x6">
      <style:text-properties fo:font-weight="None" fo:font-style="None" fo:font-family="Arial Cyr" fo:font-size="10"/>
      <style:table-cell-properties style:vertical-align="middle"/>
      <style:paragraph-properties style:vertical-align="middle" fo:text-align="start"/>
    </style:style>
    <number:number-style style:name="53f444808072ee4d72ab1deaa1099105" style:display-name="53f444808072ee4d72ab1deaa1099105">
      <number:number number:grouping="false" number:decimal-places="2" number:min-integer-digits="1"/>
    </number:number-style>
    <style:style style:data-style-name="53f444808072ee4d72ab1deaa1099105" style:family="table-cell" style:name="x7" style:display-name="x7">
      <style:text-properties fo:font-weight="None" fo:font-style="None" fo:font-family="Arial" fo:font-size="10"/>
      <style:table-cell-properties style:vertical-align="middle"/>
      <style:paragraph-properties style:vertical-align="middle" fo:text-align="start"/>
    </style:style>
    <number:number-style style:name="21ebe46884aca2e89977b5ebf340cf38" style:display-name="21ebe46884aca2e89977b5ebf340cf38">
      <number:number number:grouping="false" number:decimal-places="2" number:min-integer-digits="1"/>
    </number:number-style>
    <style:style style:data-style-name="21ebe46884aca2e89977b5ebf340cf38" style:family="table-cell" style:name="x8" style:display-name="x8">
      <style:text-properties fo:font-weight="bold" fo:font-style="None" fo:font-family="Arial" fo:font-size="10"/>
      <style:table-cell-properties style:vertical-align="middle" fo:background-color="#C0C0C0"/>
      <style:paragraph-properties style:vertical-align="middle" fo:text-align="start"/>
    </style:style>
    <number:number-style style:name="b72ea334aa5a86ef8f9ded60362455ae" style:display-name="b72ea334aa5a86ef8f9ded60362455ae">
      <number:number number:grouping="false" number:decimal-places="2" number:min-integer-digits="1"/>
    </number:number-style>
    <style:style style:data-style-name="b72ea334aa5a86ef8f9ded60362455ae" style:family="table-cell" style:name="x9" style:display-name="x9">
      <style:text-properties fo:font-weight="None" fo:font-style="None" fo:font-family="Arial Cyr" fo:font-size="10"/>
      <style:table-cell-properties style:vertical-align="middle" fo:background-color="#DDDDDD"/>
      <style:paragraph-properties style:vertical-align="middle" fo:text-align="start"/>
    </style:style>
    <number:number-style style:name="dd7041096f8b745174cbbbc5e43c8b99" style:display-name="dd7041096f8b745174cbbbc5e43c8b99">
      <number:number number:grouping="false" number:decimal-places="2" number:min-integer-digits="1"/>
    </number:number-style>
    <style:style style:data-style-name="dd7041096f8b745174cbbbc5e43c8b99" style:family="table-cell" style:name="x10" style:display-name="x10">
      <style:text-properties fo:font-weight="bold" fo:font-style="None" fo:font-family="Arial" fo:font-size="10"/>
      <style:table-cell-properties style:vertical-align="middle" fo:background-color="#DDDDDD"/>
      <style:paragraph-properties style:vertical-align="middle" fo:text-align="start"/>
    </style:style>
    <number:number-style style:name="8b778a7612b7e6392810553faeb5cf79" style:display-name="8b778a7612b7e6392810553faeb5cf79">
      <number:number number:grouping="false" number:decimal-places="2" number:min-integer-digits="1"/>
    </number:number-style>
    <style:style style:data-style-name="8b778a7612b7e6392810553faeb5cf79" style:family="table-cell" style:name="x11" style:display-name="x11">
      <style:text-properties fo:font-weight="bold" fo:font-style="None" fo:font-family="Arial" fo:font-size="10"/>
      <style:table-cell-properties style:vertical-align="middle" fo:background-color="#B2B2B2"/>
      <style:paragraph-properties style:vertical-align="middle" fo:text-align="start"/>
    </style:style>
    <style:style style:family="table-column" style:name="3dfba53af1c4e8db7f95f7e932c41fb5" style:display-name="3dfba53af1c4e8db7f95f7e932c41fb5">
      <style:table-column-properties fo:break-before="auto" style:column-width="2212.84"/>
    </style:style>
    <style:style style:family="table-column" style:name="9860291016f3a3de0c089aa8da99cb01" style:display-name="9860291016f3a3de0c089aa8da99cb01">
      <style:table-column-properties fo:break-before="auto" style:column-width="8273.16"/>
    </style:style>
    <style:style style:family="table-column" style:name="4235303ed36ab21ddec787545bd9a365" style:display-name="4235303ed36ab21ddec787545bd9a365">
      <style:table-column-properties fo:break-before="auto" style:column-width="2212.84"/>
    </style:style>
    <style:style style:family="table-column" style:name="01fbefb6fe8a92601f61e26063b0e968" style:display-name="01fbefb6fe8a92601f61e26063b0e968">
      <style:table-column-properties fo:break-before="auto" style:column-width="2212.84"/>
    </style:style>
    <style:style style:family="table-column" style:name="5fd6e5bd835cdee1f016cc5f4121be9b" style:display-name="5fd6e5bd835cdee1f016cc5f4121be9b">
      <style:table-column-properties fo:break-before="auto" style:column-width="2212.84"/>
    </style:style>
    <style:style style:family="table-column" style:name="d832ee116b6bae67f7838f4ea5a12d35" style:display-name="d832ee116b6bae67f7838f4ea5a12d35">
      <style:table-column-properties fo:break-before="auto" style:column-width="3362.38"/>
    </style:style>
    <style:style style:family="table-column" style:name="6ed9dcb82efdbd3e5d0f45cba0f5ad64" style:display-name="6ed9dcb82efdbd3e5d0f45cba0f5ad64">
      <style:table-column-properties fo:break-before="auto" style:column-width="5141.08"/>
    </style:style>
    <style:style style:family="table-column" style:name="cdf597b229afd9e10849270776f4ad72" style:display-name="cdf597b229afd9e10849270776f4ad72">
      <style:table-column-properties fo:break-before="auto" style:column-width="2212.84"/>
    </style:style>
    <style:style style:family="table-column" style:name="ad8a0a92c1b32a31f47a829be1a73de5" style:display-name="ad8a0a92c1b32a31f47a829be1a73de5">
      <style:table-column-properties fo:break-before="auto" style:column-width="2212.84"/>
    </style:style>
    <style:style style:family="table-column" style:name="2bb869a192c80bb126f029c7dea0507e" style:display-name="2bb869a192c80bb126f029c7dea0507e">
      <style:table-column-properties fo:break-before="auto" style:column-width="2212.84"/>
    </style:style>
    <style:style style:family="table-column" style:name="8bf1b95b3228d0d8399be8a7b0262e5a" style:display-name="8bf1b95b3228d0d8399be8a7b0262e5a">
      <style:table-column-properties fo:break-before="auto" style:column-width="2212.84"/>
    </style:style>
    <style:style style:family="table-column" style:name="5835087d8c58a0a22c2f14f237c775bc" style:display-name="5835087d8c58a0a22c2f14f237c775bc">
      <style:table-column-properties fo:break-before="auto" style:column-width="2212.84"/>
    </style:style>
    <style:style style:family="table-column" style:name="584b4362f4caa72c59bda8645cce1f84" style:display-name="584b4362f4caa72c59bda8645cce1f84">
      <style:table-column-properties fo:break-before="auto" style:column-width="2212.84"/>
    </style:style>
    <style:style style:family="table-column" style:name="c4734f43f709fa7e3e97b6c091cfe206" style:display-name="c4734f43f709fa7e3e97b6c091cfe206">
      <style:table-column-properties fo:break-before="auto" style:column-width="2212.84"/>
    </style:style>
    <style:style style:family="table-column" style:name="429a38911314cce6db399638ac5f84e7" style:display-name="429a38911314cce6db399638ac5f84e7">
      <style:table-column-properties fo:break-before="auto" style:column-width="2212.84"/>
    </style:style>
    <style:style style:family="table-column" style:name="c4e0502b91dea4093de0cdc41ea11bdb" style:display-name="c4e0502b91dea4093de0cdc41ea11bdb">
      <style:table-column-properties fo:break-before="auto" style:column-width="2212.84"/>
    </style:style>
    <style:style style:family="table-column" style:name="6ba319d065fccaacc5cefda193f70180" style:display-name="6ba319d065fccaacc5cefda193f70180">
      <style:table-column-properties fo:break-before="auto" style:column-width="2212.84"/>
    </style:style>
    <style:style style:family="table-column" style:name="cd08a36aeb88488d8c38f6c003583d88" style:display-name="cd08a36aeb88488d8c38f6c003583d88">
      <style:table-column-properties fo:break-before="auto" style:column-width="2212.84"/>
    </style:style>
    <style:style style:family="table-column" style:name="c5433b09404bacb91bf5a31bb1604f0e" style:display-name="c5433b09404bacb91bf5a31bb1604f0e">
      <style:table-column-properties fo:break-before="auto" style:column-width="2212.84"/>
    </style:style>
    <style:style style:family="table-column" style:name="c5d7f0bfd2264a44410fef90c4de8c4c" style:display-name="c5d7f0bfd2264a44410fef90c4de8c4c">
      <style:table-column-properties fo:break-before="auto" style:column-width="2212.84"/>
    </style:style>
    <style:style style:family="table-row" style:name="e68738ffc4607023945334d940547493" style:display-name="e68738ffc4607023945334d940547493">
      <style:table-row-properties fo:break-before="auto" style:row-height="669.34"/>
    </style:style>
    <style:style style:family="table-row" style:name="8873ef95df291615ef3a260e4dd29cc8" style:display-name="8873ef95df291615ef3a260e4dd29cc8">
      <style:table-row-properties fo:break-before="auto" style:row-height="669.34"/>
    </style:style>
    <style:style style:family="table-row" style:name="2c8590f900ea58649179f3ceaf3d3431" style:display-name="2c8590f900ea58649179f3ceaf3d3431">
      <style:table-row-properties fo:break-before="auto" style:row-height="504.7"/>
    </style:style>
    <style:style style:family="table-row" style:name="a791f83f7becd0ccbcc94c703277d704" style:display-name="a791f83f7becd0ccbcc94c703277d704">
      <style:table-row-properties fo:break-before="auto" style:row-height="549.78"/>
    </style:style>
    <style:style style:family="table-row" style:name="0ba9f54c29405549de15ffb82c28e141" style:display-name="0ba9f54c29405549de15ffb82c28e141">
      <style:table-row-properties fo:break-before="auto" style:row-height="1787.52"/>
    </style:style>
    <style:style style:family="table-row" style:name="099f2abf7fa687929de2f28b61ee4ae7" style:display-name="099f2abf7fa687929de2f28b61ee4ae7">
      <style:table-row-properties fo:break-before="auto" style:row-height="171.5"/>
    </style:style>
    <style:style style:family="table-row" style:name="34440d89472cfc92da18ff2227a556d1" style:display-name="34440d89472cfc92da18ff2227a556d1">
      <style:table-row-properties fo:break-before="auto" style:row-height="504.7"/>
    </style:style>
    <style:style style:family="table-row" style:name="b6b356c172776244e2434671e39aeb55" style:display-name="b6b356c172776244e2434671e39aeb55">
      <style:table-row-properties fo:break-before="auto" style:row-height="504.7"/>
    </style:style>
    <style:style style:family="table-row" style:name="5d2cea8a67b27b6e67ec580346e11c12" style:display-name="5d2cea8a67b27b6e67ec580346e11c12">
      <style:table-row-properties fo:break-before="auto" style:row-height="504.7"/>
    </style:style>
    <style:style style:family="table-row" style:name="ddab74ef1c89ebe318c0feb2b0c4ebdf" style:display-name="ddab74ef1c89ebe318c0feb2b0c4ebdf">
      <style:table-row-properties fo:break-before="auto" style:row-height="171.5"/>
    </style:style>
    <style:style style:family="table-row" style:name="0974f68729dc6059325e76cf277431ff" style:display-name="0974f68729dc6059325e76cf277431ff">
      <style:table-row-properties fo:break-before="auto" style:row-height="504.7"/>
    </style:style>
    <style:style style:family="table-row" style:name="fe9f2ae574c225bc63d94961157018ec" style:display-name="fe9f2ae574c225bc63d94961157018ec">
      <style:table-row-properties fo:break-before="auto" style:row-height="504.7"/>
    </style:style>
    <style:style style:family="table-row" style:name="e5917aaf36f3335a7acda2be1fb8ee61" style:display-name="e5917aaf36f3335a7acda2be1fb8ee61">
      <style:table-row-properties fo:break-before="auto" style:row-height="504.7"/>
    </style:style>
    <style:style style:family="table-row" style:name="85f8f7fb43183819fb6cae8383b0012e" style:display-name="85f8f7fb43183819fb6cae8383b0012e">
      <style:table-row-properties fo:break-before="auto" style:row-height="171.5"/>
    </style:style>
    <style:style style:family="table-row" style:name="8cee762984f55c51c7fae203e733b609" style:display-name="8cee762984f55c51c7fae203e733b609">
      <style:table-row-properties fo:break-before="auto" style:row-height="504.7"/>
    </style:style>
    <style:style style:family="table-row" style:name="d97a6ed0381ed9b947a2132ff825d09d" style:display-name="d97a6ed0381ed9b947a2132ff825d09d">
      <style:table-row-properties fo:break-before="auto" style:row-height="504.7"/>
    </style:style>
    <style:style style:family="table-row" style:name="a0d6bc176222fe74f1509406ce90e510" style:display-name="a0d6bc176222fe74f1509406ce90e510">
      <style:table-row-properties fo:break-before="auto" style:row-height="171.5"/>
    </style:style>
    <style:style style:family="table-row" style:name="85b8873ef4940b10038f566761e87d46" style:display-name="85b8873ef4940b10038f566761e87d46">
      <style:table-row-properties fo:break-before="auto" style:row-height="504.7"/>
    </style:style>
    <style:style style:family="table-row" style:name="1d296080cc732fdfccf85e70b4721bc9" style:display-name="1d296080cc732fdfccf85e70b4721bc9">
      <style:table-row-properties fo:break-before="auto" style:row-height="504.7"/>
    </style:style>
    <style:style style:family="table-row" style:name="f527c5c89e0c4768993ce46dbcc52e17" style:display-name="f527c5c89e0c4768993ce46dbcc52e17">
      <style:table-row-properties fo:break-before="auto" style:row-height="171.5"/>
    </style:style>
    <style:style style:family="table-row" style:name="9d4528b56940ef49778a6da2bbe6a109" style:display-name="9d4528b56940ef49778a6da2bbe6a109">
      <style:table-row-properties fo:break-before="auto" style:row-height="504.7"/>
    </style:style>
    <style:style style:family="table-row" style:name="533bb8c32e532c8e585829757b9f838d" style:display-name="533bb8c32e532c8e585829757b9f838d">
      <style:table-row-properties fo:break-before="auto" style:row-height="504.7"/>
    </style:style>
    <style:style style:family="table-row" style:name="0feeefb41bddfba9c10b8c4ca746d094" style:display-name="0feeefb41bddfba9c10b8c4ca746d094">
      <style:table-row-properties fo:break-before="auto" style:row-height="504.7"/>
    </style:style>
    <style:style style:family="table-row" style:name="10ffb6712ed33c37107b8860913134be" style:display-name="10ffb6712ed33c37107b8860913134be">
      <style:table-row-properties fo:break-before="auto" style:row-height="171.5"/>
    </style:style>
    <style:style style:family="table-row" style:name="8ff272a2d57626ddf8e1a1bf236f56b6" style:display-name="8ff272a2d57626ddf8e1a1bf236f56b6">
      <style:table-row-properties fo:break-before="auto" style:row-height="504.7"/>
    </style:style>
    <style:style style:family="table-row" style:name="7e691f80e89ab538f058812360b0286a" style:display-name="7e691f80e89ab538f058812360b0286a">
      <style:table-row-properties fo:break-before="auto" style:row-height="504.7"/>
    </style:style>
    <style:style style:family="table-row" style:name="69a3a3f0ec4d32ecc396157ab5c88890" style:display-name="69a3a3f0ec4d32ecc396157ab5c88890">
      <style:table-row-properties fo:break-before="auto" style:row-height="171.5"/>
    </style:style>
    <style:style style:family="table-row" style:name="b6297f5afa5362c0b9d67eab41c6d851" style:display-name="b6297f5afa5362c0b9d67eab41c6d851">
      <style:table-row-properties fo:break-before="auto" style:row-height="504.7"/>
    </style:style>
    <style:style style:family="table-row" style:name="48f79e0b117ee313756ce385d6f3d06f" style:display-name="48f79e0b117ee313756ce385d6f3d06f">
      <style:table-row-properties fo:break-before="auto" style:row-height="504.7"/>
    </style:style>
    <style:style style:family="table-row" style:name="4cc8d10377eb78b3de9c0b1583ae490d" style:display-name="4cc8d10377eb78b3de9c0b1583ae490d">
      <style:table-row-properties fo:break-before="auto" style:row-height="171.5"/>
    </style:style>
    <style:style style:family="table-row" style:name="275c836d223f7934c6b015ec9af62c94" style:display-name="275c836d223f7934c6b015ec9af62c94">
      <style:table-row-properties fo:break-before="auto" style:row-height="504.7"/>
    </style:style>
    <style:style style:family="table-row" style:name="4cd216b296cc945585cd13f414bf04b9" style:display-name="4cd216b296cc945585cd13f414bf04b9">
      <style:table-row-properties fo:break-before="auto" style:row-height="504.7"/>
    </style:style>
    <style:style style:family="table-row" style:name="9298540ec2d3e205ab423b5441a1b3d8" style:display-name="9298540ec2d3e205ab423b5441a1b3d8">
      <style:table-row-properties fo:break-before="auto" style:row-height="171.5"/>
    </style:style>
    <style:style style:family="table-row" style:name="39ae683665678e3b7eac6bdbeaea1400" style:display-name="39ae683665678e3b7eac6bdbeaea1400">
      <style:table-row-properties fo:break-before="auto" style:row-height="504.7"/>
    </style:style>
    <style:style style:family="table-row" style:name="d0c966ee0c1c1238789880cbbdb9bcae" style:display-name="d0c966ee0c1c1238789880cbbdb9bcae">
      <style:table-row-properties fo:break-before="auto" style:row-height="504.7"/>
    </style:style>
    <style:style style:family="table-row" style:name="a0ad93a1a4ae19836b9daedf59deb785" style:display-name="a0ad93a1a4ae19836b9daedf59deb785">
      <style:table-row-properties fo:break-before="auto" style:row-height="171.5"/>
    </style:style>
    <style:style style:family="table-row" style:name="b52a7cccb5918b21a6121f13abbea388" style:display-name="b52a7cccb5918b21a6121f13abbea388">
      <style:table-row-properties fo:break-before="auto" style:row-height="504.7"/>
    </style:style>
    <style:style style:family="table-row" style:name="c8f4dcd7a50723a0d2211f66655ea15e" style:display-name="c8f4dcd7a50723a0d2211f66655ea15e">
      <style:table-row-properties fo:break-before="auto" style:row-height="504.7"/>
    </style:style>
    <style:style style:family="table-row" style:name="d58e45c588e6b6f51a27f9d331fc9c2b" style:display-name="d58e45c588e6b6f51a27f9d331fc9c2b">
      <style:table-row-properties fo:break-before="auto" style:row-height="171.5"/>
    </style:style>
    <style:style style:family="table-row" style:name="7aa1d48a86389e718d1a958ba555af2b" style:display-name="7aa1d48a86389e718d1a958ba555af2b">
      <style:table-row-properties fo:break-before="auto" style:row-height="504.7"/>
    </style:style>
    <style:style style:family="table-row" style:name="d98d98da9a6bf4912787a3e2cd3a280a" style:display-name="d98d98da9a6bf4912787a3e2cd3a280a">
      <style:table-row-properties fo:break-before="auto" style:row-height="504.7"/>
    </style:style>
    <style:style style:family="table-row" style:name="9a8cbcefbbbe092bb6b1aa6e86c5dbe7" style:display-name="9a8cbcefbbbe092bb6b1aa6e86c5dbe7">
      <style:table-row-properties fo:break-before="auto" style:row-height="504.7"/>
    </style:style>
    <style:style style:family="table-row" style:name="86aed48c298617b18a9a520fcce78c6c" style:display-name="86aed48c298617b18a9a520fcce78c6c">
      <style:table-row-properties fo:break-before="auto" style:row-height="171.5"/>
    </style:style>
    <style:style style:family="table-row" style:name="94daed87f90f1497dc1c7426a4979491" style:display-name="94daed87f90f1497dc1c7426a4979491">
      <style:table-row-properties fo:break-before="auto" style:row-height="504.7"/>
    </style:style>
    <style:style style:family="table-row" style:name="52cc91b6d198a6d5db401a6b1fa67569" style:display-name="52cc91b6d198a6d5db401a6b1fa67569">
      <style:table-row-properties fo:break-before="auto" style:row-height="504.7"/>
    </style:style>
    <style:style style:family="table-row" style:name="13b4c7a0da4237d3623553b04482b752" style:display-name="13b4c7a0da4237d3623553b04482b752">
      <style:table-row-properties fo:break-before="auto" style:row-height="504.7"/>
    </style:style>
    <style:style style:family="table-row" style:name="75025e98c6e03db4da1f3ea844ce2d22" style:display-name="75025e98c6e03db4da1f3ea844ce2d22">
      <style:table-row-properties fo:break-before="auto" style:row-height="504.7"/>
    </style:style>
    <style:style style:family="table-row" style:name="83e81107ec1cdfd6b89af1ca3580733e" style:display-name="83e81107ec1cdfd6b89af1ca3580733e">
      <style:table-row-properties fo:break-before="auto" style:row-height="504.7"/>
    </style:style>
    <style:style style:family="table-row" style:name="88ec08aa38dd3de7072b149c1548f529" style:display-name="88ec08aa38dd3de7072b149c1548f529">
      <style:table-row-properties fo:break-before="auto" style:row-height="504.7"/>
    </style:style>
    <style:style style:family="table-row" style:name="16d0389c9457823fd112ba3f4135e023" style:display-name="16d0389c9457823fd112ba3f4135e023">
      <style:table-row-properties fo:break-before="auto" style:row-height="504.7"/>
    </style:style>
    <style:style style:family="table-row" style:name="d7df460706d11cd54286da98f48ede6c" style:display-name="d7df460706d11cd54286da98f48ede6c">
      <style:table-row-properties fo:break-before="auto" style:row-height="504.7"/>
    </style:style>
    <style:style style:family="table-row" style:name="2bc25eba2029da11ecb3354c01d81eef" style:display-name="2bc25eba2029da11ecb3354c01d81eef">
      <style:table-row-properties fo:break-before="auto" style:row-height="504.7"/>
    </style:style>
    <style:style style:family="table-row" style:name="ee033ea159de5640714101c298272bc6" style:display-name="ee033ea159de5640714101c298272bc6">
      <style:table-row-properties fo:break-before="auto" style:row-height="504.7"/>
    </style:style>
    <style:style style:family="table-row" style:name="2b56e135e09806bc4692b69e05033f8e" style:display-name="2b56e135e09806bc4692b69e05033f8e">
      <style:table-row-properties fo:break-before="auto" style:row-height="171.5"/>
    </style:style>
    <style:style style:family="table-row" style:name="26398f43a6e1a59430e6ed661bfb709c" style:display-name="26398f43a6e1a59430e6ed661bfb709c">
      <style:table-row-properties fo:break-before="auto" style:row-height="504.7"/>
    </style:style>
    <style:style style:family="table-row" style:name="dd1143cb6610668327e63a403f178484" style:display-name="dd1143cb6610668327e63a403f178484">
      <style:table-row-properties fo:break-before="auto" style:row-height="504.7"/>
    </style:style>
    <style:style style:family="table-row" style:name="f6accd6b2af145bd5781ee464e8c762c" style:display-name="f6accd6b2af145bd5781ee464e8c762c">
      <style:table-row-properties fo:break-before="auto" style:row-height="171.5"/>
    </style:style>
    <style:style style:family="table-row" style:name="db3302d0efa54db496f0b51c277f203f" style:display-name="db3302d0efa54db496f0b51c277f203f">
      <style:table-row-properties fo:break-before="auto" style:row-height="504.7"/>
    </style:style>
    <style:style style:family="table-row" style:name="49b68bb6ec0bdb659751abdfc87b531d" style:display-name="49b68bb6ec0bdb659751abdfc87b531d">
      <style:table-row-properties fo:break-before="auto" style:row-height="504.7"/>
    </style:style>
    <style:style style:family="table-row" style:name="439bb12a40aea8638c8527c093a8529b" style:display-name="439bb12a40aea8638c8527c093a8529b">
      <style:table-row-properties fo:break-before="auto" style:row-height="171.5"/>
    </style:style>
    <style:style style:family="table-row" style:name="f9aca50b6517fa212e2c9766f6ee2776" style:display-name="f9aca50b6517fa212e2c9766f6ee2776">
      <style:table-row-properties fo:break-before="auto" style:row-height="504.7"/>
    </style:style>
    <style:style style:family="table-row" style:name="4c84a27f047a2bad70320c0e98740321" style:display-name="4c84a27f047a2bad70320c0e98740321">
      <style:table-row-properties fo:break-before="auto" style:row-height="504.7"/>
    </style:style>
    <style:style style:family="table-row" style:name="b6a0fa4ba9e79306602c71429604b8f0" style:display-name="b6a0fa4ba9e79306602c71429604b8f0">
      <style:table-row-properties fo:break-before="auto" style:row-height="504.7"/>
    </style:style>
    <style:style style:family="table-row" style:name="5699165f3e8b8cffcfb85631207f9c3f" style:display-name="5699165f3e8b8cffcfb85631207f9c3f">
      <style:table-row-properties fo:break-before="auto" style:row-height="504.7"/>
    </style:style>
    <style:style style:family="table-row" style:name="ff3eb3de15aa36a36fd3a006e72cb520" style:display-name="ff3eb3de15aa36a36fd3a006e72cb520">
      <style:table-row-properties fo:break-before="auto" style:row-height="171.5"/>
    </style:style>
    <style:style style:family="table-row" style:name="b264b78793a9d3ef56e61b885c709891" style:display-name="b264b78793a9d3ef56e61b885c709891">
      <style:table-row-properties fo:break-before="auto" style:row-height="504.7"/>
    </style:style>
    <style:style style:family="table-row" style:name="ed63230b0813bc937e347a15393c4b7d" style:display-name="ed63230b0813bc937e347a15393c4b7d">
      <style:table-row-properties fo:break-before="auto" style:row-height="504.7"/>
    </style:style>
    <style:style style:family="table-row" style:name="0684f43395b16c08d4c9f37917bd42ca" style:display-name="0684f43395b16c08d4c9f37917bd42ca">
      <style:table-row-properties fo:break-before="auto" style:row-height="171.5"/>
    </style:style>
    <style:style style:family="table-row" style:name="966a289b90eec27bc230c1a3f753c8fa" style:display-name="966a289b90eec27bc230c1a3f753c8fa">
      <style:table-row-properties fo:break-before="auto" style:row-height="504.7"/>
    </style:style>
    <style:style style:family="table-row" style:name="64fa55ff912b382fcd9603a6d33873d6" style:display-name="64fa55ff912b382fcd9603a6d33873d6">
      <style:table-row-properties fo:break-before="auto" style:row-height="504.7"/>
    </style:style>
    <style:style style:family="table-row" style:name="e3abcb22ff103b1b865835d972531feb" style:display-name="e3abcb22ff103b1b865835d972531feb">
      <style:table-row-properties fo:break-before="auto" style:row-height="504.7"/>
    </style:style>
    <style:style style:family="table-row" style:name="242462e478cd3eb4fd2878deadddce09" style:display-name="242462e478cd3eb4fd2878deadddce09">
      <style:table-row-properties fo:break-before="auto" style:row-height="171.5"/>
    </style:style>
    <style:style style:family="table-row" style:name="529ef9ecb6d483eb929e3d20928c877a" style:display-name="529ef9ecb6d483eb929e3d20928c877a">
      <style:table-row-properties fo:break-before="auto" style:row-height="504.7"/>
    </style:style>
    <style:style style:family="table-row" style:name="e4dcfae71ac533fc607b57588478191d" style:display-name="e4dcfae71ac533fc607b57588478191d">
      <style:table-row-properties fo:break-before="auto" style:row-height="504.7"/>
    </style:style>
    <style:style style:family="table-row" style:name="c6d9e39a64ad14110935c35941a0fb55" style:display-name="c6d9e39a64ad14110935c35941a0fb55">
      <style:table-row-properties fo:break-before="auto" style:row-height="171.5"/>
    </style:style>
    <style:style style:family="table-row" style:name="364745eaac770bbf6301426c4928e139" style:display-name="364745eaac770bbf6301426c4928e139">
      <style:table-row-properties fo:break-before="auto" style:row-height="504.7"/>
    </style:style>
    <style:style style:family="table-row" style:name="fc6ee2057f4217a77cf22453f6c98f74" style:display-name="fc6ee2057f4217a77cf22453f6c98f74">
      <style:table-row-properties fo:break-before="auto" style:row-height="504.7"/>
    </style:style>
    <style:style style:family="table-row" style:name="eb153982deaf40d470593a29132ac56d" style:display-name="eb153982deaf40d470593a29132ac56d">
      <style:table-row-properties fo:break-before="auto" style:row-height="171.5"/>
    </style:style>
    <style:style style:family="table-row" style:name="a1ec10c5686ae48ec746f643765ae5dd" style:display-name="a1ec10c5686ae48ec746f643765ae5dd">
      <style:table-row-properties fo:break-before="auto" style:row-height="504.7"/>
    </style:style>
    <style:style style:family="table-row" style:name="cea58a6731cfc3578c94a69e740e94bf" style:display-name="cea58a6731cfc3578c94a69e740e94bf">
      <style:table-row-properties fo:break-before="auto" style:row-height="504.7"/>
    </style:style>
    <style:style style:family="table-row" style:name="ef20d0226cb90ef1da5ad6979d59fdf1" style:display-name="ef20d0226cb90ef1da5ad6979d59fdf1">
      <style:table-row-properties fo:break-before="auto" style:row-height="504.7"/>
    </style:style>
    <style:style style:family="table-row" style:name="6d940da58b1626c3adc4188ca7b0381d" style:display-name="6d940da58b1626c3adc4188ca7b0381d">
      <style:table-row-properties fo:break-before="auto" style:row-height="504.7"/>
    </style:style>
    <style:style style:family="table-row" style:name="ec01a9e8e95171b4644a7337f24aad8a" style:display-name="ec01a9e8e95171b4644a7337f24aad8a">
      <style:table-row-properties fo:break-before="auto" style:row-height="504.7"/>
    </style:style>
    <style:style style:family="table-row" style:name="f9430185384f29d3a7e07d810a943267" style:display-name="f9430185384f29d3a7e07d810a943267">
      <style:table-row-properties fo:break-before="auto" style:row-height="504.7"/>
    </style:style>
    <style:style style:family="table-row" style:name="8884aa47ad484acaef1e61a2a5257773" style:display-name="8884aa47ad484acaef1e61a2a5257773">
      <style:table-row-properties fo:break-before="auto" style:row-height="171.5"/>
    </style:style>
    <style:style style:family="table-row" style:name="e6b2be5ce7354cdd37e64ae322c22011" style:display-name="e6b2be5ce7354cdd37e64ae322c22011">
      <style:table-row-properties fo:break-before="auto" style:row-height="504.7"/>
    </style:style>
    <style:style style:family="table-row" style:name="1d13d687ab0a7c5a37f6dea07a579e07" style:display-name="1d13d687ab0a7c5a37f6dea07a579e07">
      <style:table-row-properties fo:break-before="auto" style:row-height="504.7"/>
    </style:style>
    <style:style style:family="table-row" style:name="a736ae885c236afc45df78682ed645d9" style:display-name="a736ae885c236afc45df78682ed645d9">
      <style:table-row-properties fo:break-before="auto" style:row-height="504.7"/>
    </style:style>
    <style:style style:family="table-row" style:name="a7b11880961df9a072d3ded7fc5246d6" style:display-name="a7b11880961df9a072d3ded7fc5246d6">
      <style:table-row-properties fo:break-before="auto" style:row-height="504.7"/>
    </style:style>
    <style:style style:family="table-row" style:name="907bfecd068c6e1523d9660358f5dd62" style:display-name="907bfecd068c6e1523d9660358f5dd62">
      <style:table-row-properties fo:break-before="auto" style:row-height="504.7"/>
    </style:style>
    <style:style style:family="table-row" style:name="681181cf80c5f2b3626c520c1f6b2165" style:display-name="681181cf80c5f2b3626c520c1f6b2165">
      <style:table-row-properties fo:break-before="auto" style:row-height="171.5"/>
    </style:style>
    <style:style style:family="table-row" style:name="e54b763cc79b2e4797c134d86d1d6528" style:display-name="e54b763cc79b2e4797c134d86d1d6528">
      <style:table-row-properties fo:break-before="auto" style:row-height="504.7"/>
    </style:style>
    <style:style style:family="table-row" style:name="ec76d003cdcf5f13a5cc11ba463c281c" style:display-name="ec76d003cdcf5f13a5cc11ba463c281c">
      <style:table-row-properties fo:break-before="auto" style:row-height="504.7"/>
    </style:style>
    <style:style style:family="table-row" style:name="d4d915f430c1ff546fc1332a9a542820" style:display-name="d4d915f430c1ff546fc1332a9a542820">
      <style:table-row-properties fo:break-before="auto" style:row-height="171.5"/>
    </style:style>
    <style:style style:family="table-row" style:name="c12806200d7eabc3cf13afed3298ec02" style:display-name="c12806200d7eabc3cf13afed3298ec02">
      <style:table-row-properties fo:break-before="auto" style:row-height="504.7"/>
    </style:style>
    <style:style style:family="table-row" style:name="c161550fe9464a1b2f62ec953f65ce84" style:display-name="c161550fe9464a1b2f62ec953f65ce84">
      <style:table-row-properties fo:break-before="auto" style:row-height="504.7"/>
    </style:style>
    <style:style style:family="table-row" style:name="4ddd86deaff7de0953f9d00c28d473c5" style:display-name="4ddd86deaff7de0953f9d00c28d473c5">
      <style:table-row-properties fo:break-before="auto" style:row-height="171.5"/>
    </style:style>
    <style:style style:family="table-row" style:name="9ee87d51240c3caf5c43db6d09d69c90" style:display-name="9ee87d51240c3caf5c43db6d09d69c90">
      <style:table-row-properties fo:break-before="auto" style:row-height="504.7"/>
    </style:style>
    <style:style style:family="table-row" style:name="397eaf3e15db2acd676fe9f66c48dfdf" style:display-name="397eaf3e15db2acd676fe9f66c48dfdf">
      <style:table-row-properties fo:break-before="auto" style:row-height="504.7"/>
    </style:style>
    <style:style style:family="table-row" style:name="b0a1bba4d26796b0b9bb5be5f08504fb" style:display-name="b0a1bba4d26796b0b9bb5be5f08504fb">
      <style:table-row-properties fo:break-before="auto" style:row-height="171.5"/>
    </style:style>
    <style:style style:family="table-row" style:name="b7fbadf059e4c266d34001a042eff208" style:display-name="b7fbadf059e4c266d34001a042eff208">
      <style:table-row-properties fo:break-before="auto" style:row-height="504.7"/>
    </style:style>
    <style:style style:family="table-row" style:name="45c5dfb6c8fe8562a46d6b9e60bec2f4" style:display-name="45c5dfb6c8fe8562a46d6b9e60bec2f4">
      <style:table-row-properties fo:break-before="auto" style:row-height="504.7"/>
    </style:style>
    <style:style style:family="table-row" style:name="2d97501acc87e2ce3ac90602e0f0c808" style:display-name="2d97501acc87e2ce3ac90602e0f0c808">
      <style:table-row-properties fo:break-before="auto" style:row-height="171.5"/>
    </style:style>
    <style:style style:family="table-row" style:name="6769cc90e8d68d79262cee36ee348118" style:display-name="6769cc90e8d68d79262cee36ee348118">
      <style:table-row-properties fo:break-before="auto" style:row-height="504.7"/>
    </style:style>
    <style:style style:family="table-row" style:name="797e1dba628d4a45fdeb31ac716404ac" style:display-name="797e1dba628d4a45fdeb31ac716404ac">
      <style:table-row-properties fo:break-before="auto" style:row-height="504.7"/>
    </style:style>
    <style:style style:family="table-row" style:name="0c92d7c3ace7738832c407fee8d7617c" style:display-name="0c92d7c3ace7738832c407fee8d7617c">
      <style:table-row-properties fo:break-before="auto" style:row-height="171.5"/>
    </style:style>
    <style:style style:family="table-row" style:name="ef5ad18cc723c5073d9dbc516348e8d6" style:display-name="ef5ad18cc723c5073d9dbc516348e8d6">
      <style:table-row-properties fo:break-before="auto" style:row-height="504.7"/>
    </style:style>
    <style:style style:family="table-row" style:name="7a0e0f15088cb23dbcd5b04d6f52f3f3" style:display-name="7a0e0f15088cb23dbcd5b04d6f52f3f3">
      <style:table-row-properties fo:break-before="auto" style:row-height="504.7"/>
    </style:style>
    <style:style style:family="table-row" style:name="68c13d65befc177a8573c2e10303118f" style:display-name="68c13d65befc177a8573c2e10303118f">
      <style:table-row-properties fo:break-before="auto" style:row-height="171.5"/>
    </style:style>
    <style:style style:family="table-row" style:name="83e247d94c76f355e018d5f0d3774e24" style:display-name="83e247d94c76f355e018d5f0d3774e24">
      <style:table-row-properties fo:break-before="auto" style:row-height="504.7"/>
    </style:style>
    <style:style style:family="table-row" style:name="24590ca515d29fb9dd38843787783e54" style:display-name="24590ca515d29fb9dd38843787783e54">
      <style:table-row-properties fo:break-before="auto" style:row-height="504.7"/>
    </style:style>
    <style:style style:family="table-row" style:name="c70cdd16f55b205990830656f22d1238" style:display-name="c70cdd16f55b205990830656f22d1238">
      <style:table-row-properties fo:break-before="auto" style:row-height="171.5"/>
    </style:style>
    <style:style style:family="table-row" style:name="9f84f541719d108a4596b2a0cf7523bc" style:display-name="9f84f541719d108a4596b2a0cf7523bc">
      <style:table-row-properties fo:break-before="auto" style:row-height="504.7"/>
    </style:style>
    <style:style style:family="table-row" style:name="694c1d6412bab5326548bef2a78a8dcf" style:display-name="694c1d6412bab5326548bef2a78a8dcf">
      <style:table-row-properties fo:break-before="auto" style:row-height="504.7"/>
    </style:style>
    <style:style style:family="table-row" style:name="e55170dbcf66bde0be557781757a08f5" style:display-name="e55170dbcf66bde0be557781757a08f5">
      <style:table-row-properties fo:break-before="auto" style:row-height="171.5"/>
    </style:style>
    <style:style style:family="table-row" style:name="df8521dd7abefd10ee4b760776c57d7b" style:display-name="df8521dd7abefd10ee4b760776c57d7b">
      <style:table-row-properties fo:break-before="auto" style:row-height="504.7"/>
    </style:style>
    <style:style style:family="table-row" style:name="94f4dd4182172a44728b2ad3cfcc6808" style:display-name="94f4dd4182172a44728b2ad3cfcc6808">
      <style:table-row-properties fo:break-before="auto" style:row-height="504.7"/>
    </style:style>
    <style:style style:family="table-row" style:name="686aa93d0d1db38b0b0d8c152d4a9f59" style:display-name="686aa93d0d1db38b0b0d8c152d4a9f59">
      <style:table-row-properties fo:break-before="auto" style:row-height="171.5"/>
    </style:style>
    <style:style style:family="table-row" style:name="1c42999626b9c655c5dccc9abf84bd98" style:display-name="1c42999626b9c655c5dccc9abf84bd98">
      <style:table-row-properties fo:break-before="auto" style:row-height="504.7"/>
    </style:style>
    <style:style style:family="table-row" style:name="4e4bcb183d5a25276a8f249be5c98c2d" style:display-name="4e4bcb183d5a25276a8f249be5c98c2d">
      <style:table-row-properties fo:break-before="auto" style:row-height="504.7"/>
    </style:style>
    <style:style style:family="table-row" style:name="a3358564231f81bc5f8074fdb0cc1bfd" style:display-name="a3358564231f81bc5f8074fdb0cc1bfd">
      <style:table-row-properties fo:break-before="auto" style:row-height="171.5"/>
    </style:style>
    <style:style style:family="table-row" style:name="fbaebec256abd151dad173a4f15b7a2a" style:display-name="fbaebec256abd151dad173a4f15b7a2a">
      <style:table-row-properties fo:break-before="auto" style:row-height="504.7"/>
    </style:style>
    <style:style style:family="table-row" style:name="cc5b8e2831d292d65d4b568c61bef50f" style:display-name="cc5b8e2831d292d65d4b568c61bef50f">
      <style:table-row-properties fo:break-before="auto" style:row-height="504.7"/>
    </style:style>
    <style:style style:family="table-row" style:name="c62895d2b684e9bd8b1637445519da67" style:display-name="c62895d2b684e9bd8b1637445519da67">
      <style:table-row-properties fo:break-before="auto" style:row-height="171.5"/>
    </style:style>
    <style:style style:family="table-row" style:name="99d8b9b0f583946dea4b6e86ba778d14" style:display-name="99d8b9b0f583946dea4b6e86ba778d14">
      <style:table-row-properties fo:break-before="auto" style:row-height="504.7"/>
    </style:style>
    <style:style style:family="table-row" style:name="8855013d61f72542756349bb34d9a8e0" style:display-name="8855013d61f72542756349bb34d9a8e0">
      <style:table-row-properties fo:break-before="auto" style:row-height="504.7"/>
    </style:style>
    <style:style style:family="table-row" style:name="fd839f64f9d53f9493c960cd5021effe" style:display-name="fd839f64f9d53f9493c960cd5021effe">
      <style:table-row-properties fo:break-before="auto" style:row-height="504.7"/>
    </style:style>
    <style:style style:family="table-row" style:name="4b9113b78a69f5aebc650debf7f58d8a" style:display-name="4b9113b78a69f5aebc650debf7f58d8a">
      <style:table-row-properties fo:break-before="auto" style:row-height="171.5"/>
    </style:style>
    <style:style style:family="table-row" style:name="d4e88100931d0c7a2e41222fa3c8f523" style:display-name="d4e88100931d0c7a2e41222fa3c8f523">
      <style:table-row-properties fo:break-before="auto" style:row-height="504.7"/>
    </style:style>
    <style:style style:family="table-row" style:name="2784ae9e42c32b4141f6e667bf08afb9" style:display-name="2784ae9e42c32b4141f6e667bf08afb9">
      <style:table-row-properties fo:break-before="auto" style:row-height="504.7"/>
    </style:style>
    <style:style style:family="table-row" style:name="5d146546e575becb0b06793fa82fe574" style:display-name="5d146546e575becb0b06793fa82fe574">
      <style:table-row-properties fo:break-before="auto" style:row-height="171.5"/>
    </style:style>
    <style:style style:family="table-row" style:name="a247dfb252b0ff22117f99912dd76a1a" style:display-name="a247dfb252b0ff22117f99912dd76a1a">
      <style:table-row-properties fo:break-before="auto" style:row-height="504.7"/>
    </style:style>
    <style:style style:family="table-row" style:name="e426604f4383ac3e6222b1232235b693" style:display-name="e426604f4383ac3e6222b1232235b693">
      <style:table-row-properties fo:break-before="auto" style:row-height="504.7"/>
    </style:style>
    <style:style style:family="table-row" style:name="69a218c8cd245043d5996c388e1f4fa6" style:display-name="69a218c8cd245043d5996c388e1f4fa6">
      <style:table-row-properties fo:break-before="auto" style:row-height="504.7"/>
    </style:style>
  </office:automatic-styles>
  <office:body>
    <office:spreadsheet>
      <table:table table:name="rep_tmpl">
        <table:table-column table:style-name="3dfba53af1c4e8db7f95f7e932c41fb5" table:default-cell-style-name="None"/>
        <table:table-column table:style-name="9860291016f3a3de0c089aa8da99cb01" table:default-cell-style-name="None"/>
        <table:table-column table:style-name="4235303ed36ab21ddec787545bd9a365" table:default-cell-style-name="None"/>
        <table:table-column table:style-name="01fbefb6fe8a92601f61e26063b0e968" table:default-cell-style-name="None"/>
        <table:table-column table:style-name="5fd6e5bd835cdee1f016cc5f4121be9b" table:default-cell-style-name="None"/>
        <table:table-column table:style-name="d832ee116b6bae67f7838f4ea5a12d35" table:default-cell-style-name="None"/>
        <table:table-column table:style-name="6ed9dcb82efdbd3e5d0f45cba0f5ad64" table:default-cell-style-name="None"/>
        <table:table-column table:style-name="cdf597b229afd9e10849270776f4ad72" table:default-cell-style-name="None"/>
        <table:table-column table:style-name="ad8a0a92c1b32a31f47a829be1a73de5" table:default-cell-style-name="None"/>
        <table:table-column table:style-name="2bb869a192c80bb126f029c7dea0507e" table:default-cell-style-name="None"/>
        <table:table-column table:style-name="8bf1b95b3228d0d8399be8a7b0262e5a" table:default-cell-style-name="None"/>
        <table:table-column table:style-name="5835087d8c58a0a22c2f14f237c775bc" table:default-cell-style-name="None"/>
        <table:table-column table:style-name="584b4362f4caa72c59bda8645cce1f84" table:default-cell-style-name="None"/>
        <table:table-column table:style-name="c4734f43f709fa7e3e97b6c091cfe206" table:default-cell-style-name="None"/>
        <table:table-column table:style-name="429a38911314cce6db399638ac5f84e7" table:default-cell-style-name="None"/>
        <table:table-column table:style-name="c4e0502b91dea4093de0cdc41ea11bdb" table:default-cell-style-name="None"/>
        <table:table-column table:style-name="6ba319d065fccaacc5cefda193f70180" table:default-cell-style-name="None"/>
        <table:table-column table:style-name="cd08a36aeb88488d8c38f6c003583d88" table:default-cell-style-name="None"/>
        <table:table-column table:style-name="c5433b09404bacb91bf5a31bb1604f0e" table:default-cell-style-name="None"/>
        <table:table-column table:style-name="c5d7f0bfd2264a44410fef90c4de8c4c" table:default-cell-style-name="None"/>
        <table:table-row table:style-name="e68738ffc4607023945334d940547493">
          <table:table-cell table:style-name="x0" office:value="None" office:value-type="string"/>
          <table:table-cell table:style-name="x0" office:value="None" office:value-type="string"/>
          <table:table-cell table:style-name="x1" table:number-columns-spanned="8" office:value="None" office:value-type="string">
            <text:p><text:span text:style-name="x1">Сводный отчет о движении продукции на складах дилеров</text:span></text:p>
          </table:table-cell>
          <table:covered-table-cell table:style-name="x0" table:number-columns-repeated="7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</table:table-row>
        <table:table-row table:style-name="8873ef95df291615ef3a260e4dd29cc8">
          <table:table-cell table:style-name="x0" office:value="None" office:value-type="string"/>
          <table:table-cell table:style-name="x0" office:value="None" office:value-type="string"/>
          <table:table-cell table:style-name="x1" table:number-columns-spanned="8" office:value="None" office:value-type="string">
            <text:p><text:span text:style-name="x1">за период с 01.06.2015 по 09.06.2015</text:span></text:p>
          </table:table-cell>
          <table:covered-table-cell table:style-name="x0" table:number-columns-repeated="7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</table:table-row>
        <table:table-row table:style-name="2c8590f900ea58649179f3ceaf3d3431"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</table:table-row>
        <table:table-row table:style-name="a791f83f7becd0ccbcc94c703277d704"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0" office:value="None" office:value-type="string"/>
          <table:table-cell table:style-name="x5" table:number-columns-spanned="6" office:value="None" office:value-type="string">
            <text:p><text:span text:style-name="x5">Приходные операции</text:span></text:p>
          </table:table-cell>
          <table:covered-table-cell table:style-name="x0" table:number-columns-repeated="5"/>
          <table:table-cell table:style-name="x5" table:number-columns-spanned="7" office:value="None" office:value-type="string">
            <text:p><text:span text:style-name="x5">Расходные операции</text:span></text:p>
          </table:table-cell>
          <table:covered-table-cell table:style-name="x5" table:number-columns-repeated="6"/>
          <table:table-cell table:style-name="x5" table:number-columns-spanned="3" office:value="None" office:value-type="string">
            <text:p><text:span text:style-name="x5">Остаток на конец периода</text:span></text:p>
          </table:table-cell>
          <table:covered-table-cell table:style-name="x5" table:number-columns-repeated="2"/>
        </table:table-row>
        <table:table-row table:style-name="0ba9f54c29405549de15ffb82c28e141">
          <table:table-cell table:style-name="x5" office:value="None" office:value-type="string">
            <text:p><text:span text:style-name="x5">Регион</text:span></text:p>
          </table:table-cell>
          <table:table-cell table:style-name="x5" office:value="None" office:value-type="string">
            <text:p><text:span text:style-name="x5">Склад дилера</text:span></text:p>
          </table:table-cell>
          <table:table-cell table:style-name="x5" office:value="None" office:value-type="string">
            <text:p><text:span text:style-name="x5">Остаток на начало периода</text:span></text:p>
          </table:table-cell>
          <table:table-cell table:style-name="x5" office:value="None" office:value-type="string">
            <text:p><text:span text:style-name="x5">Отгружено с завода</text:span></text:p>
          </table:table-cell>
          <table:table-cell table:style-name="x5" office:value="None" office:value-type="string">
            <text:p><text:span text:style-name="x5">Поступление от поставшика</text:span></text:p>
          </table:table-cell>
          <table:table-cell table:style-name="x5" office:value="None" office:value-type="string">
            <text:p><text:span text:style-name="x5">Внутренний приход</text:span></text:p>
          </table:table-cell>
          <table:table-cell table:style-name="x5" office:value="None" office:value-type="string">
            <text:p><text:span text:style-name="x5">Возврат поставщику</text:span></text:p>
          </table:table-cell>
          <table:table-cell table:style-name="x5" office:value="None" office:value-type="string">
            <text:p><text:span text:style-name="x5">Возврат с внутреннего прихода</text:span></text:p>
          </table:table-cell>
          <table:table-cell table:style-name="x5" office:value="None" office:value-type="string">
            <text:p><text:span text:style-name="x5">Прочие приходные операции</text:span></text:p>
          </table:table-cell>
          <table:table-cell table:style-name="x5" office:value="None" office:value-type="string">
            <text:p><text:span text:style-name="x5">Расчетный приход</text:span></text:p>
          </table:table-cell>
          <table:table-cell table:style-name="x5" office:value="None" office:value-type="string">
            <text:p><text:span text:style-name="x5">Продажа покупателям</text:span></text:p>
          </table:table-cell>
          <table:table-cell table:style-name="x5" office:value="None" office:value-type="string">
            <text:p><text:span text:style-name="x5">Внутренний расход</text:span></text:p>
          </table:table-cell>
          <table:table-cell table:style-name="x5" office:value="None" office:value-type="string">
            <text:p><text:span text:style-name="x5">Возврат от покупателя</text:span></text:p>
          </table:table-cell>
          <table:table-cell table:style-name="x5" office:value="None" office:value-type="string">
            <text:p><text:span text:style-name="x5">Возврат с внутреннего расхода</text:span></text:p>
          </table:table-cell>
          <table:table-cell table:style-name="x5" office:value="None" office:value-type="string">
            <text:p><text:span text:style-name="x5">Реализовано за наличные</text:span></text:p>
          </table:table-cell>
          <table:table-cell table:style-name="x5" office:value="None" office:value-type="string">
            <text:p><text:span text:style-name="x5">Прочие приходные операции</text:span></text:p>
          </table:table-cell>
          <table:table-cell table:style-name="x5" office:value="None" office:value-type="string">
            <text:p><text:span text:style-name="x5">Расчетный расход</text:span></text:p>
          </table:table-cell>
          <table:table-cell table:style-name="x5" office:value="None" office:value-type="string">
            <text:p><text:span text:style-name="x5">Заявленный дилером остаток</text:span></text:p>
          </table:table-cell>
          <table:table-cell table:style-name="x5" office:value="None" office:value-type="string">
            <text:p><text:span text:style-name="x5">Расчетный остаток</text:span></text:p>
          </table:table-cell>
          <table:table-cell table:style-name="x5" office:value="None" office:value-type="string">
            <text:p><text:span text:style-name="x5">Расхождение между расчетным и заявленным</text:span></text:p>
          </table:table-cell>
        </table:table-row>
        <table:table-row table:style-name="099f2abf7fa687929de2f28b61ee4ae7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34440d89472cfc92da18ff2227a556d1">
          <table:table-cell table:style-name="x6" office:value="10" office:value-type="float">
            <text:p><text:span text:style-name="x6">10</text:span></text:p>
          </table:table-cell>
          <table:table-cell table:style-name="x6" office:value="None" office:value-type="string">
            <text:p><text:span text:style-name="x6">ООО "ПИНТА-АБАКАН"</text:span></text:p>
          </table:table-cell>
          <table:table-cell table:style-name="x6" office:value="567.800" office:value-type="float">
            <text:p><text:span text:style-name="x6">567.800</text:span></text:p>
          </table:table-cell>
          <table:table-cell table:style-name="x7" office:value="12276.000" office:value-type="float">
            <text:p><text:span text:style-name="x7">12276.000</text:span></text:p>
          </table:table-cell>
          <table:table-cell table:style-name="x6" office:value="12276.000" office:value-type="float">
            <text:p><text:span text:style-name="x6">1227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2276.000" office:value-type="float">
            <text:p><text:span text:style-name="x7">12276.000</text:span></text:p>
          </table:table-cell>
          <table:table-cell table:style-name="x6" office:value="9497.000" office:value-type="float">
            <text:p><text:span text:style-name="x6">949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878.000" office:value-type="float">
            <text:p><text:span text:style-name="x6">1878.000</text:span></text:p>
          </table:table-cell>
          <table:table-cell table:style-name="x6" office:value="2.350" office:value-type="float">
            <text:p><text:span text:style-name="x6">2.350</text:span></text:p>
          </table:table-cell>
          <table:table-cell table:style-name="x7" office:value="11377.350" office:value-type="float">
            <text:p><text:span text:style-name="x7">11377.350</text:span></text:p>
          </table:table-cell>
          <table:table-cell table:style-name="x6" office:value="2016.450" office:value-type="float">
            <text:p><text:span text:style-name="x6">2016.450</text:span></text:p>
          </table:table-cell>
          <table:table-cell table:style-name="x6" office:value="1466.450" office:value-type="float">
            <text:p><text:span text:style-name="x6">1466.450</text:span></text:p>
          </table:table-cell>
          <table:table-cell table:style-name="x8" office:value="None" office:value-type="string"/>
        </table:table-row>
        <table:table-row table:style-name="b6b356c172776244e2434671e39aeb55">
          <table:table-cell table:style-name="x6" office:value="10" office:value-type="float">
            <text:p><text:span text:style-name="x6">10</text:span></text:p>
          </table:table-cell>
          <table:table-cell table:style-name="x6" office:value="None" office:value-type="string">
            <text:p><text:span text:style-name="x6">ООО"Сергеева и компания"</text:span></text:p>
          </table:table-cell>
          <table:table-cell table:style-name="x6" office:value="199.300" office:value-type="float">
            <text:p><text:span text:style-name="x6">199.300</text:span></text:p>
          </table:table-cell>
          <table:table-cell table:style-name="x7" office:value="10395.000" office:value-type="float">
            <text:p><text:span text:style-name="x7">10395.000</text:span></text:p>
          </table:table-cell>
          <table:table-cell table:style-name="x6" office:value="10395.000" office:value-type="float">
            <text:p><text:span text:style-name="x6">1039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0395.000" office:value-type="float">
            <text:p><text:span text:style-name="x7">10395.000</text:span></text:p>
          </table:table-cell>
          <table:table-cell table:style-name="x6" office:value="9350.000" office:value-type="float">
            <text:p><text:span text:style-name="x6">9350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93.000" office:value-type="float">
            <text:p><text:span text:style-name="x6">193.000</text:span></text:p>
          </table:table-cell>
          <table:table-cell table:style-name="x6" office:value="73.000" office:value-type="float">
            <text:p><text:span text:style-name="x6">73.000</text:span></text:p>
          </table:table-cell>
          <table:table-cell table:style-name="x7" office:value="9616.000" office:value-type="float">
            <text:p><text:span text:style-name="x7">9616.000</text:span></text:p>
          </table:table-cell>
          <table:table-cell table:style-name="x6" office:value="912.300" office:value-type="float">
            <text:p><text:span text:style-name="x6">912.300</text:span></text:p>
          </table:table-cell>
          <table:table-cell table:style-name="x6" office:value="978.300" office:value-type="float">
            <text:p><text:span text:style-name="x6">978.300</text:span></text:p>
          </table:table-cell>
          <table:table-cell table:style-name="x8" office:value="None" office:value-type="string"/>
        </table:table-row>
        <table:table-row table:style-name="5d2cea8a67b27b6e67ec580346e11c12">
          <table:table-cell table:style-name="x9" office:value="10" office:value-type="float">
            <text:p><text:span text:style-name="x9">1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767.1" office:value-type="float">
            <text:p><text:span text:style-name="x10">767.1</text:span></text:p>
          </table:table-cell>
          <table:table-cell table:style-name="x10" office:value="22671.0" office:value-type="float">
            <text:p><text:span text:style-name="x10">22671.0</text:span></text:p>
          </table:table-cell>
          <table:table-cell table:style-name="x10" office:value="22671.0" office:value-type="float">
            <text:p><text:span text:style-name="x10">22671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2671.0" office:value-type="float">
            <text:p><text:span text:style-name="x10">22671.0</text:span></text:p>
          </table:table-cell>
          <table:table-cell table:style-name="x10" office:value="18847.0" office:value-type="float">
            <text:p><text:span text:style-name="x10">18847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071.0" office:value-type="float">
            <text:p><text:span text:style-name="x10">2071.0</text:span></text:p>
          </table:table-cell>
          <table:table-cell table:style-name="x10" office:value="75.35" office:value-type="float">
            <text:p><text:span text:style-name="x10">75.35</text:span></text:p>
          </table:table-cell>
          <table:table-cell table:style-name="x10" office:value="20993.35" office:value-type="float">
            <text:p><text:span text:style-name="x10">20993.35</text:span></text:p>
          </table:table-cell>
          <table:table-cell table:style-name="x10" office:value="2928.75" office:value-type="float">
            <text:p><text:span text:style-name="x10">2928.75</text:span></text:p>
          </table:table-cell>
          <table:table-cell table:style-name="x10" office:value="2444.75" office:value-type="float">
            <text:p><text:span text:style-name="x10">2444.75</text:span></text:p>
          </table:table-cell>
          <table:table-cell table:style-name="x10" office:value="None" office:value-type="string"/>
        </table:table-row>
        <table:table-row table:style-name="ddab74ef1c89ebe318c0feb2b0c4ebdf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0974f68729dc6059325e76cf277431ff">
          <table:table-cell table:style-name="x6" office:value="20" office:value-type="float">
            <text:p><text:span text:style-name="x6">20</text:span></text:p>
          </table:table-cell>
          <table:table-cell table:style-name="x6" office:value="None" office:value-type="string">
            <text:p><text:span text:style-name="x6">ООО "ОЯ"</text:span></text:p>
          </table:table-cell>
          <table:table-cell table:style-name="x6" office:value="311.500" office:value-type="float">
            <text:p><text:span text:style-name="x6">311.500</text:span></text:p>
          </table:table-cell>
          <table:table-cell table:style-name="x7" office:value="2959.000" office:value-type="float">
            <text:p><text:span text:style-name="x7">2959.000</text:span></text:p>
          </table:table-cell>
          <table:table-cell table:style-name="x6" office:value="3751.900" office:value-type="float">
            <text:p><text:span text:style-name="x6">3751.9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751.900" office:value-type="float">
            <text:p><text:span text:style-name="x7">3751.900</text:span></text:p>
          </table:table-cell>
          <table:table-cell table:style-name="x6" office:value="4689.500" office:value-type="float">
            <text:p><text:span text:style-name="x6">4689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4689.500" office:value-type="float">
            <text:p><text:span text:style-name="x7">4689.500</text:span></text:p>
          </table:table-cell>
          <table:table-cell table:style-name="x6" office:value="86.900" office:value-type="float">
            <text:p><text:span text:style-name="x6">86.900</text:span></text:p>
          </table:table-cell>
          <table:table-cell table:style-name="x6" office:value="-626.100" office:value-type="float">
            <text:p><text:span text:style-name="x6">-626.100</text:span></text:p>
          </table:table-cell>
          <table:table-cell table:style-name="x8" office:value="None" office:value-type="string"/>
        </table:table-row>
        <table:table-row table:style-name="fe9f2ae574c225bc63d94961157018ec">
          <table:table-cell table:style-name="x6" office:value="20" office:value-type="float">
            <text:p><text:span text:style-name="x6">20</text:span></text:p>
          </table:table-cell>
          <table:table-cell table:style-name="x6" office:value="None" office:value-type="string">
            <text:p><text:span text:style-name="x6">ООО "СТК"</text:span></text:p>
          </table:table-cell>
          <table:table-cell table:style-name="x6" office:value="209.700" office:value-type="float">
            <text:p><text:span text:style-name="x6">209.700</text:span></text:p>
          </table:table-cell>
          <table:table-cell table:style-name="x7" office:value="2750.000" office:value-type="float">
            <text:p><text:span text:style-name="x7">2750.000</text:span></text:p>
          </table:table-cell>
          <table:table-cell table:style-name="x6" office:value="3035.550" office:value-type="float">
            <text:p><text:span text:style-name="x6">3035.5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035.550" office:value-type="float">
            <text:p><text:span text:style-name="x7">3035.550</text:span></text:p>
          </table:table-cell>
          <table:table-cell table:style-name="x6" office:value="2511.250" office:value-type="float">
            <text:p><text:span text:style-name="x6">2511.250</text:span></text:p>
          </table:table-cell>
          <table:table-cell table:style-name="x6" office:value="2.000" office:value-type="float">
            <text:p><text:span text:style-name="x6">2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100" office:value-type="float">
            <text:p><text:span text:style-name="x6">0.100</text:span></text:p>
          </table:table-cell>
          <table:table-cell table:style-name="x7" office:value="2513.350" office:value-type="float">
            <text:p><text:span text:style-name="x7">2513.350</text:span></text:p>
          </table:table-cell>
          <table:table-cell table:style-name="x6" office:value="731.900" office:value-type="float">
            <text:p><text:span text:style-name="x6">731.900</text:span></text:p>
          </table:table-cell>
          <table:table-cell table:style-name="x6" office:value="731.900" office:value-type="float">
            <text:p><text:span text:style-name="x6">731.900</text:span></text:p>
          </table:table-cell>
          <table:table-cell table:style-name="x8" office:value="None" office:value-type="string"/>
        </table:table-row>
        <table:table-row table:style-name="e5917aaf36f3335a7acda2be1fb8ee61">
          <table:table-cell table:style-name="x9" office:value="20" office:value-type="float">
            <text:p><text:span text:style-name="x9">2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21.2" office:value-type="float">
            <text:p><text:span text:style-name="x10">521.2</text:span></text:p>
          </table:table-cell>
          <table:table-cell table:style-name="x10" office:value="5709.0" office:value-type="float">
            <text:p><text:span text:style-name="x10">5709.0</text:span></text:p>
          </table:table-cell>
          <table:table-cell table:style-name="x10" office:value="6787.45" office:value-type="float">
            <text:p><text:span text:style-name="x10">6787.4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6787.45" office:value-type="float">
            <text:p><text:span text:style-name="x10">6787.45</text:span></text:p>
          </table:table-cell>
          <table:table-cell table:style-name="x10" office:value="7200.75" office:value-type="float">
            <text:p><text:span text:style-name="x10">7200.75</text:span></text:p>
          </table:table-cell>
          <table:table-cell table:style-name="x10" office:value="2.0" office:value-type="float">
            <text:p><text:span text:style-name="x10">2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1" office:value-type="float">
            <text:p><text:span text:style-name="x10">0.1</text:span></text:p>
          </table:table-cell>
          <table:table-cell table:style-name="x10" office:value="7202.85" office:value-type="float">
            <text:p><text:span text:style-name="x10">7202.85</text:span></text:p>
          </table:table-cell>
          <table:table-cell table:style-name="x10" office:value="818.8" office:value-type="float">
            <text:p><text:span text:style-name="x10">818.8</text:span></text:p>
          </table:table-cell>
          <table:table-cell table:style-name="x10" office:value="105.8" office:value-type="float">
            <text:p><text:span text:style-name="x10">105.8</text:span></text:p>
          </table:table-cell>
          <table:table-cell table:style-name="x10" office:value="None" office:value-type="string"/>
        </table:table-row>
        <table:table-row table:style-name="85f8f7fb43183819fb6cae8383b0012e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8cee762984f55c51c7fae203e733b609">
          <table:table-cell table:style-name="x6" office:value="30" office:value-type="float">
            <text:p><text:span text:style-name="x6">30</text:span></text:p>
          </table:table-cell>
          <table:table-cell table:style-name="x6" office:value="None" office:value-type="string">
            <text:p><text:span text:style-name="x6">ООО "Людмила"</text:span></text:p>
          </table:table-cell>
          <table:table-cell table:style-name="x6" office:value="11.000" office:value-type="float">
            <text:p><text:span text:style-name="x6">11.000</text:span></text:p>
          </table:table-cell>
          <table:table-cell table:style-name="x7" office:value="1639.000" office:value-type="float">
            <text:p><text:span text:style-name="x7">1639.000</text:span></text:p>
          </table:table-cell>
          <table:table-cell table:style-name="x6" office:value="1639.000" office:value-type="float">
            <text:p><text:span text:style-name="x6">163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639.000" office:value-type="float">
            <text:p><text:span text:style-name="x7">1639.000</text:span></text:p>
          </table:table-cell>
          <table:table-cell table:style-name="x6" office:value="1369.000" office:value-type="float">
            <text:p><text:span text:style-name="x6">136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0.000" office:value-type="float">
            <text:p><text:span text:style-name="x6">10.000</text:span></text:p>
          </table:table-cell>
          <table:table-cell table:style-name="x7" office:value="1379.000" office:value-type="float">
            <text:p><text:span text:style-name="x7">1379.000</text:span></text:p>
          </table:table-cell>
          <table:table-cell table:style-name="x6" office:value="219.000" office:value-type="float">
            <text:p><text:span text:style-name="x6">219.000</text:span></text:p>
          </table:table-cell>
          <table:table-cell table:style-name="x6" office:value="271.000" office:value-type="float">
            <text:p><text:span text:style-name="x6">271.000</text:span></text:p>
          </table:table-cell>
          <table:table-cell table:style-name="x8" office:value="None" office:value-type="string"/>
        </table:table-row>
        <table:table-row table:style-name="d97a6ed0381ed9b947a2132ff825d09d">
          <table:table-cell table:style-name="x9" office:value="30" office:value-type="float">
            <text:p><text:span text:style-name="x9">3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1.0" office:value-type="float">
            <text:p><text:span text:style-name="x10">11.0</text:span></text:p>
          </table:table-cell>
          <table:table-cell table:style-name="x10" office:value="1639.0" office:value-type="float">
            <text:p><text:span text:style-name="x10">1639.0</text:span></text:p>
          </table:table-cell>
          <table:table-cell table:style-name="x10" office:value="1639.0" office:value-type="float">
            <text:p><text:span text:style-name="x10">1639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39.0" office:value-type="float">
            <text:p><text:span text:style-name="x10">1639.0</text:span></text:p>
          </table:table-cell>
          <table:table-cell table:style-name="x10" office:value="1369.0" office:value-type="float">
            <text:p><text:span text:style-name="x10">1369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0.0" office:value-type="float">
            <text:p><text:span text:style-name="x10">10.0</text:span></text:p>
          </table:table-cell>
          <table:table-cell table:style-name="x10" office:value="1379.0" office:value-type="float">
            <text:p><text:span text:style-name="x10">1379.0</text:span></text:p>
          </table:table-cell>
          <table:table-cell table:style-name="x10" office:value="219.0" office:value-type="float">
            <text:p><text:span text:style-name="x10">219.0</text:span></text:p>
          </table:table-cell>
          <table:table-cell table:style-name="x10" office:value="271.0" office:value-type="float">
            <text:p><text:span text:style-name="x10">271.0</text:span></text:p>
          </table:table-cell>
          <table:table-cell table:style-name="x10" office:value="None" office:value-type="string"/>
        </table:table-row>
        <table:table-row table:style-name="a0d6bc176222fe74f1509406ce90e510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85b8873ef4940b10038f566761e87d46">
          <table:table-cell table:style-name="x6" office:value="35" office:value-type="float">
            <text:p><text:span text:style-name="x6">35</text:span></text:p>
          </table:table-cell>
          <table:table-cell table:style-name="x6" office:value="None" office:value-type="string">
            <text:p><text:span text:style-name="x6">ООО "Алчан-К"</text:span></text:p>
          </table:table-cell>
          <table:table-cell table:style-name="x6" office:value="79.000" office:value-type="float">
            <text:p><text:span text:style-name="x6">79.000</text:span></text:p>
          </table:table-cell>
          <table:table-cell table:style-name="x7" office:value="605.000" office:value-type="float">
            <text:p><text:span text:style-name="x7">605.000</text:span></text:p>
          </table:table-cell>
          <table:table-cell table:style-name="x6" office:value="605.000" office:value-type="float">
            <text:p><text:span text:style-name="x6">60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05.000" office:value-type="float">
            <text:p><text:span text:style-name="x7">605.000</text:span></text:p>
          </table:table-cell>
          <table:table-cell table:style-name="x6" office:value="516.000" office:value-type="float">
            <text:p><text:span text:style-name="x6">51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53.000" office:value-type="float">
            <text:p><text:span text:style-name="x6">5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569.000" office:value-type="float">
            <text:p><text:span text:style-name="x7">569.000</text:span></text:p>
          </table:table-cell>
          <table:table-cell table:style-name="x6" office:value="115.000" office:value-type="float">
            <text:p><text:span text:style-name="x6">115.000</text:span></text:p>
          </table:table-cell>
          <table:table-cell table:style-name="x6" office:value="115.000" office:value-type="float">
            <text:p><text:span text:style-name="x6">115.000</text:span></text:p>
          </table:table-cell>
          <table:table-cell table:style-name="x8" office:value="None" office:value-type="string"/>
        </table:table-row>
        <table:table-row table:style-name="1d296080cc732fdfccf85e70b4721bc9">
          <table:table-cell table:style-name="x9" office:value="35" office:value-type="float">
            <text:p><text:span text:style-name="x9">35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79.0" office:value-type="float">
            <text:p><text:span text:style-name="x10">79.0</text:span></text:p>
          </table:table-cell>
          <table:table-cell table:style-name="x10" office:value="605.0" office:value-type="float">
            <text:p><text:span text:style-name="x10">605.0</text:span></text:p>
          </table:table-cell>
          <table:table-cell table:style-name="x10" office:value="605.0" office:value-type="float">
            <text:p><text:span text:style-name="x10">605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605.0" office:value-type="float">
            <text:p><text:span text:style-name="x10">605.0</text:span></text:p>
          </table:table-cell>
          <table:table-cell table:style-name="x10" office:value="516.0" office:value-type="float">
            <text:p><text:span text:style-name="x10">516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53.0" office:value-type="float">
            <text:p><text:span text:style-name="x10">53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569.0" office:value-type="float">
            <text:p><text:span text:style-name="x10">569.0</text:span></text:p>
          </table:table-cell>
          <table:table-cell table:style-name="x10" office:value="115.0" office:value-type="float">
            <text:p><text:span text:style-name="x10">115.0</text:span></text:p>
          </table:table-cell>
          <table:table-cell table:style-name="x10" office:value="115.0" office:value-type="float">
            <text:p><text:span text:style-name="x10">115.0</text:span></text:p>
          </table:table-cell>
          <table:table-cell table:style-name="x10" office:value="None" office:value-type="string"/>
        </table:table-row>
        <table:table-row table:style-name="f527c5c89e0c4768993ce46dbcc52e17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9d4528b56940ef49778a6da2bbe6a109">
          <table:table-cell table:style-name="x6" office:value="40" office:value-type="float">
            <text:p><text:span text:style-name="x6">40</text:span></text:p>
          </table:table-cell>
          <table:table-cell table:style-name="x6" office:value="None" office:value-type="string">
            <text:p><text:span text:style-name="x6">ООО "АСПИ"</text:span></text:p>
          </table:table-cell>
          <table:table-cell table:style-name="x6" office:value="66.150" office:value-type="float">
            <text:p><text:span text:style-name="x6">66.150</text:span></text:p>
          </table:table-cell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66.150" office:value-type="float">
            <text:p><text:span text:style-name="x6">66.150</text:span></text:p>
          </table:table-cell>
          <table:table-cell table:style-name="x6" office:value="None" office:value-type="string"/>
          <table:table-cell table:style-name="x8" office:value="None" office:value-type="string"/>
        </table:table-row>
        <table:table-row table:style-name="533bb8c32e532c8e585829757b9f838d">
          <table:table-cell table:style-name="x6" office:value="40" office:value-type="float">
            <text:p><text:span text:style-name="x6">40</text:span></text:p>
          </table:table-cell>
          <table:table-cell table:style-name="x6" office:value="None" office:value-type="string">
            <text:p><text:span text:style-name="x6">ООО "САЯНЫ-ОПТ"</text:span></text:p>
          </table:table-cell>
          <table:table-cell table:style-name="x6" office:value="68.000" office:value-type="float">
            <text:p><text:span text:style-name="x6">68.000</text:span></text:p>
          </table:table-cell>
          <table:table-cell table:style-name="x7" office:value="2948.000" office:value-type="float">
            <text:p><text:span text:style-name="x7">2948.000</text:span></text:p>
          </table:table-cell>
          <table:table-cell table:style-name="x6" office:value="2948.000" office:value-type="float">
            <text:p><text:span text:style-name="x6">294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948.000" office:value-type="float">
            <text:p><text:span text:style-name="x7">2948.000</text:span></text:p>
          </table:table-cell>
          <table:table-cell table:style-name="x6" office:value="2980.500" office:value-type="float">
            <text:p><text:span text:style-name="x6">2980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150" office:value-type="float">
            <text:p><text:span text:style-name="x6">0.150</text:span></text:p>
          </table:table-cell>
          <table:table-cell table:style-name="x7" office:value="2980.650" office:value-type="float">
            <text:p><text:span text:style-name="x7">2980.650</text:span></text:p>
          </table:table-cell>
          <table:table-cell table:style-name="x6" office:value="35.350" office:value-type="float">
            <text:p><text:span text:style-name="x6">35.350</text:span></text:p>
          </table:table-cell>
          <table:table-cell table:style-name="x6" office:value="35.350" office:value-type="float">
            <text:p><text:span text:style-name="x6">35.350</text:span></text:p>
          </table:table-cell>
          <table:table-cell table:style-name="x8" office:value="None" office:value-type="string"/>
        </table:table-row>
        <table:table-row table:style-name="0feeefb41bddfba9c10b8c4ca746d094">
          <table:table-cell table:style-name="x9" office:value="40" office:value-type="float">
            <text:p><text:span text:style-name="x9">4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34.15" office:value-type="float">
            <text:p><text:span text:style-name="x10">134.15</text:span></text:p>
          </table:table-cell>
          <table:table-cell table:style-name="x10" office:value="2948.0" office:value-type="float">
            <text:p><text:span text:style-name="x10">2948.0</text:span></text:p>
          </table:table-cell>
          <table:table-cell table:style-name="x10" office:value="2948.0" office:value-type="float">
            <text:p><text:span text:style-name="x10">2948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948.0" office:value-type="float">
            <text:p><text:span text:style-name="x10">2948.0</text:span></text:p>
          </table:table-cell>
          <table:table-cell table:style-name="x10" office:value="2980.5" office:value-type="float">
            <text:p><text:span text:style-name="x10">2980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15" office:value-type="float">
            <text:p><text:span text:style-name="x10">0.15</text:span></text:p>
          </table:table-cell>
          <table:table-cell table:style-name="x10" office:value="2980.65" office:value-type="float">
            <text:p><text:span text:style-name="x10">2980.65</text:span></text:p>
          </table:table-cell>
          <table:table-cell table:style-name="x10" office:value="101.5" office:value-type="float">
            <text:p><text:span text:style-name="x10">101.5</text:span></text:p>
          </table:table-cell>
          <table:table-cell table:style-name="x10" office:value="35.35" office:value-type="float">
            <text:p><text:span text:style-name="x10">35.35</text:span></text:p>
          </table:table-cell>
          <table:table-cell table:style-name="x10" office:value="None" office:value-type="string"/>
        </table:table-row>
        <table:table-row table:style-name="10ffb6712ed33c37107b8860913134be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8ff272a2d57626ddf8e1a1bf236f56b6">
          <table:table-cell table:style-name="x6" office:value="50" office:value-type="float">
            <text:p><text:span text:style-name="x6">50</text:span></text:p>
          </table:table-cell>
          <table:table-cell table:style-name="x6" office:value="None" office:value-type="string">
            <text:p><text:span text:style-name="x6">ООО "Сигма"</text:span></text:p>
          </table:table-cell>
          <table:table-cell table:style-name="x6" office:value="1665.300" office:value-type="float">
            <text:p><text:span text:style-name="x6">1665.300</text:span></text:p>
          </table:table-cell>
          <table:table-cell table:style-name="x7" office:value="20075.000" office:value-type="float">
            <text:p><text:span text:style-name="x7">20075.000</text:span></text:p>
          </table:table-cell>
          <table:table-cell table:style-name="x6" office:value="20075.000" office:value-type="float">
            <text:p><text:span text:style-name="x6">2007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4.000" office:value-type="float">
            <text:p><text:span text:style-name="x6">4.000</text:span></text:p>
          </table:table-cell>
          <table:table-cell table:style-name="x7" office:value="20079.000" office:value-type="float">
            <text:p><text:span text:style-name="x7">20079.000</text:span></text:p>
          </table:table-cell>
          <table:table-cell table:style-name="x6" office:value="19230.650" office:value-type="float">
            <text:p><text:span text:style-name="x6">19230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5.100" office:value-type="float">
            <text:p><text:span text:style-name="x6">5.100</text:span></text:p>
          </table:table-cell>
          <table:table-cell table:style-name="x7" office:value="19235.750" office:value-type="float">
            <text:p><text:span text:style-name="x7">19235.750</text:span></text:p>
          </table:table-cell>
          <table:table-cell table:style-name="x6" office:value="2508.550" office:value-type="float">
            <text:p><text:span text:style-name="x6">2508.550</text:span></text:p>
          </table:table-cell>
          <table:table-cell table:style-name="x6" office:value="2508.550" office:value-type="float">
            <text:p><text:span text:style-name="x6">2508.550</text:span></text:p>
          </table:table-cell>
          <table:table-cell table:style-name="x8" office:value="None" office:value-type="string"/>
        </table:table-row>
        <table:table-row table:style-name="7e691f80e89ab538f058812360b0286a">
          <table:table-cell table:style-name="x9" office:value="50" office:value-type="float">
            <text:p><text:span text:style-name="x9">5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665.3" office:value-type="float">
            <text:p><text:span text:style-name="x10">1665.3</text:span></text:p>
          </table:table-cell>
          <table:table-cell table:style-name="x10" office:value="20075.0" office:value-type="float">
            <text:p><text:span text:style-name="x10">20075.0</text:span></text:p>
          </table:table-cell>
          <table:table-cell table:style-name="x10" office:value="20075.0" office:value-type="float">
            <text:p><text:span text:style-name="x10">20075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.0" office:value-type="float">
            <text:p><text:span text:style-name="x10">4.0</text:span></text:p>
          </table:table-cell>
          <table:table-cell table:style-name="x10" office:value="20079.0" office:value-type="float">
            <text:p><text:span text:style-name="x10">20079.0</text:span></text:p>
          </table:table-cell>
          <table:table-cell table:style-name="x10" office:value="19230.65" office:value-type="float">
            <text:p><text:span text:style-name="x10">19230.6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5.1" office:value-type="float">
            <text:p><text:span text:style-name="x10">5.1</text:span></text:p>
          </table:table-cell>
          <table:table-cell table:style-name="x10" office:value="19235.75" office:value-type="float">
            <text:p><text:span text:style-name="x10">19235.75</text:span></text:p>
          </table:table-cell>
          <table:table-cell table:style-name="x10" office:value="2508.55" office:value-type="float">
            <text:p><text:span text:style-name="x10">2508.55</text:span></text:p>
          </table:table-cell>
          <table:table-cell table:style-name="x10" office:value="2508.55" office:value-type="float">
            <text:p><text:span text:style-name="x10">2508.55</text:span></text:p>
          </table:table-cell>
          <table:table-cell table:style-name="x10" office:value="None" office:value-type="string"/>
        </table:table-row>
        <table:table-row table:style-name="69a3a3f0ec4d32ecc396157ab5c88890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b6297f5afa5362c0b9d67eab41c6d851">
          <table:table-cell table:style-name="x6" office:value="70" office:value-type="float">
            <text:p><text:span text:style-name="x6">70</text:span></text:p>
          </table:table-cell>
          <table:table-cell table:style-name="x6" office:value="None" office:value-type="string">
            <text:p><text:span text:style-name="x6">ООО "Книга"</text:span></text:p>
          </table:table-cell>
          <table:table-cell table:style-name="x6" office:value="202.250" office:value-type="float">
            <text:p><text:span text:style-name="x6">202.250</text:span></text:p>
          </table:table-cell>
          <table:table-cell table:style-name="x7" office:value="2530.000" office:value-type="float">
            <text:p><text:span text:style-name="x7">2530.000</text:span></text:p>
          </table:table-cell>
          <table:table-cell table:style-name="x6" office:value="2530.000" office:value-type="float">
            <text:p><text:span text:style-name="x6">2530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530.000" office:value-type="float">
            <text:p><text:span text:style-name="x7">2530.000</text:span></text:p>
          </table:table-cell>
          <table:table-cell table:style-name="x6" office:value="2505.900" office:value-type="float">
            <text:p><text:span text:style-name="x6">2505.9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.350" office:value-type="float">
            <text:p><text:span text:style-name="x6">1.350</text:span></text:p>
          </table:table-cell>
          <table:table-cell table:style-name="x7" office:value="2507.250" office:value-type="float">
            <text:p><text:span text:style-name="x7">2507.250</text:span></text:p>
          </table:table-cell>
          <table:table-cell table:style-name="x6" office:value="225.000" office:value-type="float">
            <text:p><text:span text:style-name="x6">225.000</text:span></text:p>
          </table:table-cell>
          <table:table-cell table:style-name="x6" office:value="225.000" office:value-type="float">
            <text:p><text:span text:style-name="x6">225.000</text:span></text:p>
          </table:table-cell>
          <table:table-cell table:style-name="x8" office:value="None" office:value-type="string"/>
        </table:table-row>
        <table:table-row table:style-name="48f79e0b117ee313756ce385d6f3d06f">
          <table:table-cell table:style-name="x9" office:value="70" office:value-type="float">
            <text:p><text:span text:style-name="x9">7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02.25" office:value-type="float">
            <text:p><text:span text:style-name="x10">202.25</text:span></text:p>
          </table:table-cell>
          <table:table-cell table:style-name="x10" office:value="2530.0" office:value-type="float">
            <text:p><text:span text:style-name="x10">2530.0</text:span></text:p>
          </table:table-cell>
          <table:table-cell table:style-name="x10" office:value="2530.0" office:value-type="float">
            <text:p><text:span text:style-name="x10">253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530.0" office:value-type="float">
            <text:p><text:span text:style-name="x10">2530.0</text:span></text:p>
          </table:table-cell>
          <table:table-cell table:style-name="x10" office:value="2505.9" office:value-type="float">
            <text:p><text:span text:style-name="x10">2505.9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.35" office:value-type="float">
            <text:p><text:span text:style-name="x10">1.35</text:span></text:p>
          </table:table-cell>
          <table:table-cell table:style-name="x10" office:value="2507.25" office:value-type="float">
            <text:p><text:span text:style-name="x10">2507.25</text:span></text:p>
          </table:table-cell>
          <table:table-cell table:style-name="x10" office:value="225.0" office:value-type="float">
            <text:p><text:span text:style-name="x10">225.0</text:span></text:p>
          </table:table-cell>
          <table:table-cell table:style-name="x10" office:value="225.0" office:value-type="float">
            <text:p><text:span text:style-name="x10">225.0</text:span></text:p>
          </table:table-cell>
          <table:table-cell table:style-name="x10" office:value="None" office:value-type="string"/>
        </table:table-row>
        <table:table-row table:style-name="4cc8d10377eb78b3de9c0b1583ae490d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275c836d223f7934c6b015ec9af62c94">
          <table:table-cell table:style-name="x6" office:value="80" office:value-type="float">
            <text:p><text:span text:style-name="x6">80</text:span></text:p>
          </table:table-cell>
          <table:table-cell table:style-name="x6" office:value="None" office:value-type="string">
            <text:p><text:span text:style-name="x6">ООО "Легион"</text:span></text:p>
          </table:table-cell>
          <table:table-cell table:style-name="x6" office:value="219.750" office:value-type="float">
            <text:p><text:span text:style-name="x6">219.750</text:span></text:p>
          </table:table-cell>
          <table:table-cell table:style-name="x7" office:value="1111.000" office:value-type="float">
            <text:p><text:span text:style-name="x7">1111.000</text:span></text:p>
          </table:table-cell>
          <table:table-cell table:style-name="x6" office:value="1111.000" office:value-type="float">
            <text:p><text:span text:style-name="x6">111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111.000" office:value-type="float">
            <text:p><text:span text:style-name="x7">1111.000</text:span></text:p>
          </table:table-cell>
          <table:table-cell table:style-name="x6" office:value="1098.400" office:value-type="float">
            <text:p><text:span text:style-name="x6">1098.4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.300" office:value-type="float">
            <text:p><text:span text:style-name="x6">1.300</text:span></text:p>
          </table:table-cell>
          <table:table-cell table:style-name="x7" office:value="1099.700" office:value-type="float">
            <text:p><text:span text:style-name="x7">1099.700</text:span></text:p>
          </table:table-cell>
          <table:table-cell table:style-name="x6" office:value="219.050" office:value-type="float">
            <text:p><text:span text:style-name="x6">219.050</text:span></text:p>
          </table:table-cell>
          <table:table-cell table:style-name="x6" office:value="231.050" office:value-type="float">
            <text:p><text:span text:style-name="x6">231.050</text:span></text:p>
          </table:table-cell>
          <table:table-cell table:style-name="x8" office:value="None" office:value-type="string"/>
        </table:table-row>
        <table:table-row table:style-name="4cd216b296cc945585cd13f414bf04b9">
          <table:table-cell table:style-name="x9" office:value="80" office:value-type="float">
            <text:p><text:span text:style-name="x9">8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19.75" office:value-type="float">
            <text:p><text:span text:style-name="x10">219.75</text:span></text:p>
          </table:table-cell>
          <table:table-cell table:style-name="x10" office:value="1111.0" office:value-type="float">
            <text:p><text:span text:style-name="x10">1111.0</text:span></text:p>
          </table:table-cell>
          <table:table-cell table:style-name="x10" office:value="1111.0" office:value-type="float">
            <text:p><text:span text:style-name="x10">1111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111.0" office:value-type="float">
            <text:p><text:span text:style-name="x10">1111.0</text:span></text:p>
          </table:table-cell>
          <table:table-cell table:style-name="x10" office:value="1098.4" office:value-type="float">
            <text:p><text:span text:style-name="x10">1098.4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.3" office:value-type="float">
            <text:p><text:span text:style-name="x10">1.3</text:span></text:p>
          </table:table-cell>
          <table:table-cell table:style-name="x10" office:value="1099.7" office:value-type="float">
            <text:p><text:span text:style-name="x10">1099.7</text:span></text:p>
          </table:table-cell>
          <table:table-cell table:style-name="x10" office:value="219.05" office:value-type="float">
            <text:p><text:span text:style-name="x10">219.05</text:span></text:p>
          </table:table-cell>
          <table:table-cell table:style-name="x10" office:value="231.05" office:value-type="float">
            <text:p><text:span text:style-name="x10">231.05</text:span></text:p>
          </table:table-cell>
          <table:table-cell table:style-name="x10" office:value="None" office:value-type="string"/>
        </table:table-row>
        <table:table-row table:style-name="9298540ec2d3e205ab423b5441a1b3d8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39ae683665678e3b7eac6bdbeaea1400">
          <table:table-cell table:style-name="x6" office:value="90" office:value-type="float">
            <text:p><text:span text:style-name="x6">90</text:span></text:p>
          </table:table-cell>
          <table:table-cell table:style-name="x6" office:value="None" office:value-type="string">
            <text:p><text:span text:style-name="x6">ООО "ТД БИРТРЕЙД"</text:span></text:p>
          </table:table-cell>
          <table:table-cell table:style-name="x6" office:value="279.700" office:value-type="float">
            <text:p><text:span text:style-name="x6">279.700</text:span></text:p>
          </table:table-cell>
          <table:table-cell table:style-name="x7" office:value="7667.000" office:value-type="float">
            <text:p><text:span text:style-name="x7">7667.000</text:span></text:p>
          </table:table-cell>
          <table:table-cell table:style-name="x6" office:value="7667.000" office:value-type="float">
            <text:p><text:span text:style-name="x6">766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7667.000" office:value-type="float">
            <text:p><text:span text:style-name="x7">7667.000</text:span></text:p>
          </table:table-cell>
          <table:table-cell table:style-name="x6" office:value="6565.000" office:value-type="float">
            <text:p><text:span text:style-name="x6">656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67.300" office:value-type="float">
            <text:p><text:span text:style-name="x6">-67.3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4.950" office:value-type="float">
            <text:p><text:span text:style-name="x6">4.950</text:span></text:p>
          </table:table-cell>
          <table:table-cell table:style-name="x6" office:value="7.950" office:value-type="float">
            <text:p><text:span text:style-name="x6">7.950</text:span></text:p>
          </table:table-cell>
          <table:table-cell table:style-name="x7" office:value="6510.600" office:value-type="float">
            <text:p><text:span text:style-name="x7">6510.600</text:span></text:p>
          </table:table-cell>
          <table:table-cell table:style-name="x6" office:value="1464.100" office:value-type="float">
            <text:p><text:span text:style-name="x6">1464.100</text:span></text:p>
          </table:table-cell>
          <table:table-cell table:style-name="x6" office:value="1436.100" office:value-type="float">
            <text:p><text:span text:style-name="x6">1436.100</text:span></text:p>
          </table:table-cell>
          <table:table-cell table:style-name="x8" office:value="None" office:value-type="string"/>
        </table:table-row>
        <table:table-row table:style-name="d0c966ee0c1c1238789880cbbdb9bcae">
          <table:table-cell table:style-name="x9" office:value="90" office:value-type="float">
            <text:p><text:span text:style-name="x9">9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79.7" office:value-type="float">
            <text:p><text:span text:style-name="x10">279.7</text:span></text:p>
          </table:table-cell>
          <table:table-cell table:style-name="x10" office:value="7667.0" office:value-type="float">
            <text:p><text:span text:style-name="x10">7667.0</text:span></text:p>
          </table:table-cell>
          <table:table-cell table:style-name="x10" office:value="7667.0" office:value-type="float">
            <text:p><text:span text:style-name="x10">7667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7667.0" office:value-type="float">
            <text:p><text:span text:style-name="x10">7667.0</text:span></text:p>
          </table:table-cell>
          <table:table-cell table:style-name="x10" office:value="6565.0" office:value-type="float">
            <text:p><text:span text:style-name="x10">6565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67.3" office:value-type="float">
            <text:p><text:span text:style-name="x10">-67.3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.95" office:value-type="float">
            <text:p><text:span text:style-name="x10">4.95</text:span></text:p>
          </table:table-cell>
          <table:table-cell table:style-name="x10" office:value="7.95" office:value-type="float">
            <text:p><text:span text:style-name="x10">7.95</text:span></text:p>
          </table:table-cell>
          <table:table-cell table:style-name="x10" office:value="6510.6" office:value-type="float">
            <text:p><text:span text:style-name="x10">6510.6</text:span></text:p>
          </table:table-cell>
          <table:table-cell table:style-name="x10" office:value="1464.1" office:value-type="float">
            <text:p><text:span text:style-name="x10">1464.1</text:span></text:p>
          </table:table-cell>
          <table:table-cell table:style-name="x10" office:value="1436.1" office:value-type="float">
            <text:p><text:span text:style-name="x10">1436.1</text:span></text:p>
          </table:table-cell>
          <table:table-cell table:style-name="x10" office:value="None" office:value-type="string"/>
        </table:table-row>
        <table:table-row table:style-name="a0ad93a1a4ae19836b9daedf59deb785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b52a7cccb5918b21a6121f13abbea388">
          <table:table-cell table:style-name="x6" office:value="100" office:value-type="float">
            <text:p><text:span text:style-name="x6">100</text:span></text:p>
          </table:table-cell>
          <table:table-cell table:style-name="x6" office:value="None" office:value-type="string">
            <text:p><text:span text:style-name="x6">ООО "Родничок"</text:span></text:p>
          </table:table-cell>
          <table:table-cell table:style-name="x6" office:value="184.523" office:value-type="float">
            <text:p><text:span text:style-name="x6">184.523</text:span></text:p>
          </table:table-cell>
          <table:table-cell table:style-name="x7" office:value="3916.000" office:value-type="float">
            <text:p><text:span text:style-name="x7">3916.000</text:span></text:p>
          </table:table-cell>
          <table:table-cell table:style-name="x6" office:value="3916.000" office:value-type="float">
            <text:p><text:span text:style-name="x6">391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916.000" office:value-type="float">
            <text:p><text:span text:style-name="x7">3916.000</text:span></text:p>
          </table:table-cell>
          <table:table-cell table:style-name="x6" office:value="3217.550" office:value-type="float">
            <text:p><text:span text:style-name="x6">3217.5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43.150" office:value-type="float">
            <text:p><text:span text:style-name="x6">43.150</text:span></text:p>
          </table:table-cell>
          <table:table-cell table:style-name="x7" office:value="3260.700" office:value-type="float">
            <text:p><text:span text:style-name="x7">3260.700</text:span></text:p>
          </table:table-cell>
          <table:table-cell table:style-name="x6" office:value="842.823" office:value-type="float">
            <text:p><text:span text:style-name="x6">842.823</text:span></text:p>
          </table:table-cell>
          <table:table-cell table:style-name="x6" office:value="839.823" office:value-type="float">
            <text:p><text:span text:style-name="x6">839.823</text:span></text:p>
          </table:table-cell>
          <table:table-cell table:style-name="x8" office:value="None" office:value-type="string"/>
        </table:table-row>
        <table:table-row table:style-name="c8f4dcd7a50723a0d2211f66655ea15e">
          <table:table-cell table:style-name="x9" office:value="100" office:value-type="float">
            <text:p><text:span text:style-name="x9">10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84.523" office:value-type="float">
            <text:p><text:span text:style-name="x10">184.523</text:span></text:p>
          </table:table-cell>
          <table:table-cell table:style-name="x10" office:value="3916.0" office:value-type="float">
            <text:p><text:span text:style-name="x10">3916.0</text:span></text:p>
          </table:table-cell>
          <table:table-cell table:style-name="x10" office:value="3916.0" office:value-type="float">
            <text:p><text:span text:style-name="x10">3916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916.0" office:value-type="float">
            <text:p><text:span text:style-name="x10">3916.0</text:span></text:p>
          </table:table-cell>
          <table:table-cell table:style-name="x10" office:value="3217.55" office:value-type="float">
            <text:p><text:span text:style-name="x10">3217.5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3.15" office:value-type="float">
            <text:p><text:span text:style-name="x10">43.15</text:span></text:p>
          </table:table-cell>
          <table:table-cell table:style-name="x10" office:value="3260.7" office:value-type="float">
            <text:p><text:span text:style-name="x10">3260.7</text:span></text:p>
          </table:table-cell>
          <table:table-cell table:style-name="x10" office:value="842.823" office:value-type="float">
            <text:p><text:span text:style-name="x10">842.823</text:span></text:p>
          </table:table-cell>
          <table:table-cell table:style-name="x10" office:value="839.823" office:value-type="float">
            <text:p><text:span text:style-name="x10">839.823</text:span></text:p>
          </table:table-cell>
          <table:table-cell table:style-name="x10" office:value="None" office:value-type="string"/>
        </table:table-row>
        <table:table-row table:style-name="d58e45c588e6b6f51a27f9d331fc9c2b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7aa1d48a86389e718d1a958ba555af2b">
          <table:table-cell table:style-name="x6" office:value="110" office:value-type="float">
            <text:p><text:span text:style-name="x6">110</text:span></text:p>
          </table:table-cell>
          <table:table-cell table:style-name="x6" office:value="None" office:value-type="string">
            <text:p><text:span text:style-name="x6">ООО "ТК КОРС"</text:span></text:p>
          </table:table-cell>
          <table:table-cell table:style-name="x6" office:value="198.400" office:value-type="float">
            <text:p><text:span text:style-name="x6">198.400</text:span></text:p>
          </table:table-cell>
          <table:table-cell table:style-name="x7" office:value="7471.000" office:value-type="float">
            <text:p><text:span text:style-name="x7">7471.000</text:span></text:p>
          </table:table-cell>
          <table:table-cell table:style-name="x6" office:value="7471.000" office:value-type="float">
            <text:p><text:span text:style-name="x6">747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7471.000" office:value-type="float">
            <text:p><text:span text:style-name="x7">7471.000</text:span></text:p>
          </table:table-cell>
          <table:table-cell table:style-name="x6" office:value="6584.900" office:value-type="float">
            <text:p><text:span text:style-name="x6">6584.9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584.900" office:value-type="float">
            <text:p><text:span text:style-name="x7">6584.900</text:span></text:p>
          </table:table-cell>
          <table:table-cell table:style-name="x6" office:value="1084.500" office:value-type="float">
            <text:p><text:span text:style-name="x6">1084.500</text:span></text:p>
          </table:table-cell>
          <table:table-cell table:style-name="x6" office:value="1084.500" office:value-type="float">
            <text:p><text:span text:style-name="x6">1084.500</text:span></text:p>
          </table:table-cell>
          <table:table-cell table:style-name="x8" office:value="None" office:value-type="string"/>
        </table:table-row>
        <table:table-row table:style-name="d98d98da9a6bf4912787a3e2cd3a280a">
          <table:table-cell table:style-name="x6" office:value="110" office:value-type="float">
            <text:p><text:span text:style-name="x6">110</text:span></text:p>
          </table:table-cell>
          <table:table-cell table:style-name="x6" office:value="None" office:value-type="string">
            <text:p><text:span text:style-name="x6">ООО "ВАЛиС"</text:span></text:p>
          </table:table-cell>
          <table:table-cell table:style-name="x6" office:value="27.950" office:value-type="float">
            <text:p><text:span text:style-name="x6">27.950</text:span></text:p>
          </table:table-cell>
          <table:table-cell table:style-name="x7" office:value="3333.000" office:value-type="float">
            <text:p><text:span text:style-name="x7">3333.000</text:span></text:p>
          </table:table-cell>
          <table:table-cell table:style-name="x6" office:value="3333.000" office:value-type="float">
            <text:p><text:span text:style-name="x6">333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333.000" office:value-type="float">
            <text:p><text:span text:style-name="x7">3333.000</text:span></text:p>
          </table:table-cell>
          <table:table-cell table:style-name="x6" office:value="3011.600" office:value-type="float">
            <text:p><text:span text:style-name="x6">3011.6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050" office:value-type="float">
            <text:p><text:span text:style-name="x6">0.050</text:span></text:p>
          </table:table-cell>
          <table:table-cell table:style-name="x7" office:value="3011.650" office:value-type="float">
            <text:p><text:span text:style-name="x7">3011.650</text:span></text:p>
          </table:table-cell>
          <table:table-cell table:style-name="x6" office:value="349.150" office:value-type="float">
            <text:p><text:span text:style-name="x6">349.150</text:span></text:p>
          </table:table-cell>
          <table:table-cell table:style-name="x6" office:value="349.300" office:value-type="float">
            <text:p><text:span text:style-name="x6">349.300</text:span></text:p>
          </table:table-cell>
          <table:table-cell table:style-name="x8" office:value="None" office:value-type="string"/>
        </table:table-row>
        <table:table-row table:style-name="9a8cbcefbbbe092bb6b1aa6e86c5dbe7">
          <table:table-cell table:style-name="x9" office:value="110" office:value-type="float">
            <text:p><text:span text:style-name="x9">11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26.35" office:value-type="float">
            <text:p><text:span text:style-name="x10">226.35</text:span></text:p>
          </table:table-cell>
          <table:table-cell table:style-name="x10" office:value="10804.0" office:value-type="float">
            <text:p><text:span text:style-name="x10">10804.0</text:span></text:p>
          </table:table-cell>
          <table:table-cell table:style-name="x10" office:value="10804.0" office:value-type="float">
            <text:p><text:span text:style-name="x10">1080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0804.0" office:value-type="float">
            <text:p><text:span text:style-name="x10">10804.0</text:span></text:p>
          </table:table-cell>
          <table:table-cell table:style-name="x10" office:value="9596.5" office:value-type="float">
            <text:p><text:span text:style-name="x10">9596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5" office:value-type="float">
            <text:p><text:span text:style-name="x10">0.05</text:span></text:p>
          </table:table-cell>
          <table:table-cell table:style-name="x10" office:value="9596.55" office:value-type="float">
            <text:p><text:span text:style-name="x10">9596.55</text:span></text:p>
          </table:table-cell>
          <table:table-cell table:style-name="x10" office:value="1433.65" office:value-type="float">
            <text:p><text:span text:style-name="x10">1433.65</text:span></text:p>
          </table:table-cell>
          <table:table-cell table:style-name="x10" office:value="1433.8" office:value-type="float">
            <text:p><text:span text:style-name="x10">1433.8</text:span></text:p>
          </table:table-cell>
          <table:table-cell table:style-name="x10" office:value="None" office:value-type="string"/>
        </table:table-row>
        <table:table-row table:style-name="86aed48c298617b18a9a520fcce78c6c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94daed87f90f1497dc1c7426a4979491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Скела"</text:span></text:p>
          </table:table-cell>
          <table:table-cell table:style-name="x6" office:value="1061.750" office:value-type="float">
            <text:p><text:span text:style-name="x6">1061.750</text:span></text:p>
          </table:table-cell>
          <table:table-cell table:style-name="x7" office:value="4851.000" office:value-type="float">
            <text:p><text:span text:style-name="x7">4851.000</text:span></text:p>
          </table:table-cell>
          <table:table-cell table:style-name="x6" office:value="6523.000" office:value-type="float">
            <text:p><text:span text:style-name="x6">652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100" office:value-type="float">
            <text:p><text:span text:style-name="x6">0.100</text:span></text:p>
          </table:table-cell>
          <table:table-cell table:style-name="x7" office:value="6523.100" office:value-type="float">
            <text:p><text:span text:style-name="x7">6523.100</text:span></text:p>
          </table:table-cell>
          <table:table-cell table:style-name="x6" office:value="6310.500" office:value-type="float">
            <text:p><text:span text:style-name="x6">6310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7.500" office:value-type="float">
            <text:p><text:span text:style-name="x6">-7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350" office:value-type="float">
            <text:p><text:span text:style-name="x6">0.350</text:span></text:p>
          </table:table-cell>
          <table:table-cell table:style-name="x6" office:value="0.700" office:value-type="float">
            <text:p><text:span text:style-name="x6">0.700</text:span></text:p>
          </table:table-cell>
          <table:table-cell table:style-name="x7" office:value="6304.050" office:value-type="float">
            <text:p><text:span text:style-name="x7">6304.050</text:span></text:p>
          </table:table-cell>
          <table:table-cell table:style-name="x6" office:value="1280.800" office:value-type="float">
            <text:p><text:span text:style-name="x6">1280.800</text:span></text:p>
          </table:table-cell>
          <table:table-cell table:style-name="x6" office:value="1280.800" office:value-type="float">
            <text:p><text:span text:style-name="x6">1280.800</text:span></text:p>
          </table:table-cell>
          <table:table-cell table:style-name="x8" office:value="None" office:value-type="string"/>
        </table:table-row>
        <table:table-row table:style-name="52cc91b6d198a6d5db401a6b1fa67569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Сервико" Красноярск</text:span></text:p>
          </table:table-cell>
          <table:table-cell table:style-name="x6" office:value="1576.400" office:value-type="float">
            <text:p><text:span text:style-name="x6">1576.400</text:span></text:p>
          </table:table-cell>
          <table:table-cell table:style-name="x7" office:value="13519.000" office:value-type="float">
            <text:p><text:span text:style-name="x7">13519.000</text:span></text:p>
          </table:table-cell>
          <table:table-cell table:style-name="x6" office:value="13519.000" office:value-type="float">
            <text:p><text:span text:style-name="x6">1351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.100" office:value-type="float">
            <text:p><text:span text:style-name="x6">2.100</text:span></text:p>
          </table:table-cell>
          <table:table-cell table:style-name="x7" office:value="13521.100" office:value-type="float">
            <text:p><text:span text:style-name="x7">13521.100</text:span></text:p>
          </table:table-cell>
          <table:table-cell table:style-name="x6" office:value="12787.000" office:value-type="float">
            <text:p><text:span text:style-name="x6">1278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45.000" office:value-type="float">
            <text:p><text:span text:style-name="x6">-14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30.850" office:value-type="float">
            <text:p><text:span text:style-name="x6">30.850</text:span></text:p>
          </table:table-cell>
          <table:table-cell table:style-name="x6" office:value="43.000" office:value-type="float">
            <text:p><text:span text:style-name="x6">43.000</text:span></text:p>
          </table:table-cell>
          <table:table-cell table:style-name="x7" office:value="12715.850" office:value-type="float">
            <text:p><text:span text:style-name="x7">12715.850</text:span></text:p>
          </table:table-cell>
          <table:table-cell table:style-name="x6" office:value="2381.650" office:value-type="float">
            <text:p><text:span text:style-name="x6">2381.650</text:span></text:p>
          </table:table-cell>
          <table:table-cell table:style-name="x6" office:value="2381.650" office:value-type="float">
            <text:p><text:span text:style-name="x6">2381.650</text:span></text:p>
          </table:table-cell>
          <table:table-cell table:style-name="x8" office:value="None" office:value-type="string"/>
        </table:table-row>
        <table:table-row table:style-name="13b4c7a0da4237d3623553b04482b752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Юнитрэйд"</text:span></text:p>
          </table:table-cell>
          <table:table-cell table:style-name="x6" office:value="126.350" office:value-type="float">
            <text:p><text:span text:style-name="x6">126.350</text:span></text:p>
          </table:table-cell>
          <table:table-cell table:style-name="x7" office:value="24541.000" office:value-type="float">
            <text:p><text:span text:style-name="x7">24541.000</text:span></text:p>
          </table:table-cell>
          <table:table-cell table:style-name="x6" office:value="24376.000" office:value-type="float">
            <text:p><text:span text:style-name="x6">2437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6.950" office:value-type="float">
            <text:p><text:span text:style-name="x6">6.950</text:span></text:p>
          </table:table-cell>
          <table:table-cell table:style-name="x7" office:value="24382.950" office:value-type="float">
            <text:p><text:span text:style-name="x7">24382.950</text:span></text:p>
          </table:table-cell>
          <table:table-cell table:style-name="x6" office:value="21706.650" office:value-type="float">
            <text:p><text:span text:style-name="x6">21706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6.000" office:value-type="float">
            <text:p><text:span text:style-name="x6">-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79.300" office:value-type="float">
            <text:p><text:span text:style-name="x6">79.300</text:span></text:p>
          </table:table-cell>
          <table:table-cell table:style-name="x7" office:value="21779.950" office:value-type="float">
            <text:p><text:span text:style-name="x7">21779.950</text:span></text:p>
          </table:table-cell>
          <table:table-cell table:style-name="x6" office:value="2723.150" office:value-type="float">
            <text:p><text:span text:style-name="x6">2723.150</text:span></text:p>
          </table:table-cell>
          <table:table-cell table:style-name="x6" office:value="2729.350" office:value-type="float">
            <text:p><text:span text:style-name="x6">2729.350</text:span></text:p>
          </table:table-cell>
          <table:table-cell table:style-name="x8" office:value="None" office:value-type="string"/>
        </table:table-row>
        <table:table-row table:style-name="75025e98c6e03db4da1f3ea844ce2d22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Контур"</text:span></text:p>
          </table:table-cell>
          <table:table-cell table:style-name="x6" office:value="1319.500" office:value-type="float">
            <text:p><text:span text:style-name="x6">1319.500</text:span></text:p>
          </table:table-cell>
          <table:table-cell table:style-name="x7" office:value="6743.000" office:value-type="float">
            <text:p><text:span text:style-name="x7">6743.000</text:span></text:p>
          </table:table-cell>
          <table:table-cell table:style-name="x6" office:value="6743.000" office:value-type="float">
            <text:p><text:span text:style-name="x6">674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743.000" office:value-type="float">
            <text:p><text:span text:style-name="x7">6743.000</text:span></text:p>
          </table:table-cell>
          <table:table-cell table:style-name="x6" office:value="7636.050" office:value-type="float">
            <text:p><text:span text:style-name="x6">7636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7636.050" office:value-type="float">
            <text:p><text:span text:style-name="x7">7636.050</text:span></text:p>
          </table:table-cell>
          <table:table-cell table:style-name="x6" office:value="451.450" office:value-type="float">
            <text:p><text:span text:style-name="x6">451.450</text:span></text:p>
          </table:table-cell>
          <table:table-cell table:style-name="x6" office:value="426.450" office:value-type="float">
            <text:p><text:span text:style-name="x6">426.450</text:span></text:p>
          </table:table-cell>
          <table:table-cell table:style-name="x8" office:value="None" office:value-type="string"/>
        </table:table-row>
        <table:table-row table:style-name="83e81107ec1cdfd6b89af1ca3580733e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24 Регион"</text:span></text:p>
          </table:table-cell>
          <table:table-cell table:style-name="x6" office:value="835.200" office:value-type="float">
            <text:p><text:span text:style-name="x6">835.200</text:span></text:p>
          </table:table-cell>
          <table:table-cell table:style-name="x7" office:value="None" office:value-type="string"/>
          <table:table-cell table:style-name="x6" office:value="11990.000" office:value-type="float">
            <text:p><text:span text:style-name="x6">11990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1990.000" office:value-type="float">
            <text:p><text:span text:style-name="x7">11990.000</text:span></text:p>
          </table:table-cell>
          <table:table-cell table:style-name="x6" office:value="10552.200" office:value-type="float">
            <text:p><text:span text:style-name="x6">10552.2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47.000" office:value-type="float">
            <text:p><text:span text:style-name="x6">-4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0505.200" office:value-type="float">
            <text:p><text:span text:style-name="x7">10505.200</text:span></text:p>
          </table:table-cell>
          <table:table-cell table:style-name="x6" office:value="2239.100" office:value-type="float">
            <text:p><text:span text:style-name="x6">2239.100</text:span></text:p>
          </table:table-cell>
          <table:table-cell table:style-name="x6" office:value="2320.000" office:value-type="float">
            <text:p><text:span text:style-name="x6">2320.000</text:span></text:p>
          </table:table-cell>
          <table:table-cell table:style-name="x8" office:value="None" office:value-type="string"/>
        </table:table-row>
        <table:table-row table:style-name="88ec08aa38dd3de7072b149c1548f529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Артель"</text:span></text:p>
          </table:table-cell>
          <table:table-cell table:style-name="x6" office:value="1886.100" office:value-type="float">
            <text:p><text:span text:style-name="x6">1886.100</text:span></text:p>
          </table:table-cell>
          <table:table-cell table:style-name="x7" office:value="13636.000" office:value-type="float">
            <text:p><text:span text:style-name="x7">13636.000</text:span></text:p>
          </table:table-cell>
          <table:table-cell table:style-name="x6" office:value="13636.000" office:value-type="float">
            <text:p><text:span text:style-name="x6">1363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3636.000" office:value-type="float">
            <text:p><text:span text:style-name="x7">13636.000</text:span></text:p>
          </table:table-cell>
          <table:table-cell table:style-name="x6" office:value="1719.000" office:value-type="float">
            <text:p><text:span text:style-name="x6">171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719.000" office:value-type="float">
            <text:p><text:span text:style-name="x7">1719.000</text:span></text:p>
          </table:table-cell>
          <table:table-cell table:style-name="x6" office:value="1405.250" office:value-type="float">
            <text:p><text:span text:style-name="x6">1405.250</text:span></text:p>
          </table:table-cell>
          <table:table-cell table:style-name="x6" office:value="13803.100" office:value-type="float">
            <text:p><text:span text:style-name="x6">13803.100</text:span></text:p>
          </table:table-cell>
          <table:table-cell table:style-name="x8" office:value="None" office:value-type="string"/>
        </table:table-row>
        <table:table-row table:style-name="16d0389c9457823fd112ba3f4135e023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ИП Нечай В.Н.</text:span></text:p>
          </table:table-cell>
          <table:table-cell table:style-name="x6" office:value="5.000" office:value-type="float">
            <text:p><text:span text:style-name="x6">5.000</text:span></text:p>
          </table:table-cell>
          <table:table-cell table:style-name="x7" office:value="None" office:value-type="string"/>
          <table:table-cell table:style-name="x6" office:value="12398.850" office:value-type="float">
            <text:p><text:span text:style-name="x6">12398.8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2398.850" office:value-type="float">
            <text:p><text:span text:style-name="x7">12398.850</text:span></text:p>
          </table:table-cell>
          <table:table-cell table:style-name="x6" office:value="11843.600" office:value-type="float">
            <text:p><text:span text:style-name="x6">11843.6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9.300" office:value-type="float">
            <text:p><text:span text:style-name="x6">-19.3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550" office:value-type="float">
            <text:p><text:span text:style-name="x6">0.550</text:span></text:p>
          </table:table-cell>
          <table:table-cell table:style-name="x7" office:value="11824.850" office:value-type="float">
            <text:p><text:span text:style-name="x7">11824.850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6" office:value="579.000" office:value-type="float">
            <text:p><text:span text:style-name="x6">579.000</text:span></text:p>
          </table:table-cell>
          <table:table-cell table:style-name="x8" office:value="None" office:value-type="string"/>
        </table:table-row>
        <table:table-row table:style-name="d7df460706d11cd54286da98f48ede6c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Легион-1"</text:span></text:p>
          </table:table-cell>
          <table:table-cell table:style-name="x6" office:value="23.700" office:value-type="float">
            <text:p><text:span text:style-name="x6">23.700</text:span></text:p>
          </table:table-cell>
          <table:table-cell table:style-name="x7" office:value="None" office:value-type="string"/>
          <table:table-cell table:style-name="x6" office:value="385.000" office:value-type="float">
            <text:p><text:span text:style-name="x6">38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85.000" office:value-type="float">
            <text:p><text:span text:style-name="x7">385.000</text:span></text:p>
          </table:table-cell>
          <table:table-cell table:style-name="x6" office:value="341.600" office:value-type="float">
            <text:p><text:span text:style-name="x6">341.6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41.600" office:value-type="float">
            <text:p><text:span text:style-name="x7">341.600</text:span></text:p>
          </table:table-cell>
          <table:table-cell table:style-name="x6" office:value="67.100" office:value-type="float">
            <text:p><text:span text:style-name="x6">67.100</text:span></text:p>
          </table:table-cell>
          <table:table-cell table:style-name="x6" office:value="67.100" office:value-type="float">
            <text:p><text:span text:style-name="x6">67.100</text:span></text:p>
          </table:table-cell>
          <table:table-cell table:style-name="x8" office:value="None" office:value-type="string"/>
        </table:table-row>
        <table:table-row table:style-name="2bc25eba2029da11ecb3354c01d81eef">
          <table:table-cell table:style-name="x6" office:value="120" office:value-type="float">
            <text:p><text:span text:style-name="x6">120</text:span></text:p>
          </table:table-cell>
          <table:table-cell table:style-name="x6" office:value="None" office:value-type="string">
            <text:p><text:span text:style-name="x6">ООО "Борус"</text:span></text:p>
          </table:table-cell>
          <table:table-cell table:style-name="x6" office:value="137.350" office:value-type="float">
            <text:p><text:span text:style-name="x6">137.350</text:span></text:p>
          </table:table-cell>
          <table:table-cell table:style-name="x7" office:value="25421.000" office:value-type="float">
            <text:p><text:span text:style-name="x7">25421.000</text:span></text:p>
          </table:table-cell>
          <table:table-cell table:style-name="x6" office:value="25421.000" office:value-type="float">
            <text:p><text:span text:style-name="x6">2542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5421.000" office:value-type="float">
            <text:p><text:span text:style-name="x7">25421.000</text:span></text:p>
          </table:table-cell>
          <table:table-cell table:style-name="x6" office:value="22805.450" office:value-type="float">
            <text:p><text:span text:style-name="x6">22805.4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99.250" office:value-type="float">
            <text:p><text:span text:style-name="x6">-199.2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4.350" office:value-type="float">
            <text:p><text:span text:style-name="x6">14.350</text:span></text:p>
          </table:table-cell>
          <table:table-cell table:style-name="x7" office:value="22620.550" office:value-type="float">
            <text:p><text:span text:style-name="x7">22620.550</text:span></text:p>
          </table:table-cell>
          <table:table-cell table:style-name="x6" office:value="2925.500" office:value-type="float">
            <text:p><text:span text:style-name="x6">2925.500</text:span></text:p>
          </table:table-cell>
          <table:table-cell table:style-name="x6" office:value="2937.800" office:value-type="float">
            <text:p><text:span text:style-name="x6">2937.800</text:span></text:p>
          </table:table-cell>
          <table:table-cell table:style-name="x8" office:value="None" office:value-type="string"/>
        </table:table-row>
        <table:table-row table:style-name="ee033ea159de5640714101c298272bc6">
          <table:table-cell table:style-name="x9" office:value="120" office:value-type="float">
            <text:p><text:span text:style-name="x9">12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6971.35" office:value-type="float">
            <text:p><text:span text:style-name="x10">6971.35</text:span></text:p>
          </table:table-cell>
          <table:table-cell table:style-name="x10" office:value="88711.0" office:value-type="float">
            <text:p><text:span text:style-name="x10">88711.0</text:span></text:p>
          </table:table-cell>
          <table:table-cell table:style-name="x10" office:value="114991.85" office:value-type="float">
            <text:p><text:span text:style-name="x10">114991.8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.15" office:value-type="float">
            <text:p><text:span text:style-name="x10">9.15</text:span></text:p>
          </table:table-cell>
          <table:table-cell table:style-name="x10" office:value="115001.0" office:value-type="float">
            <text:p><text:span text:style-name="x10">115001.0</text:span></text:p>
          </table:table-cell>
          <table:table-cell table:style-name="x10" office:value="95702.05" office:value-type="float">
            <text:p><text:span text:style-name="x10">95702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424.05" office:value-type="float">
            <text:p><text:span text:style-name="x10">-424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1.2" office:value-type="float">
            <text:p><text:span text:style-name="x10">31.2</text:span></text:p>
          </table:table-cell>
          <table:table-cell table:style-name="x10" office:value="137.9" office:value-type="float">
            <text:p><text:span text:style-name="x10">137.9</text:span></text:p>
          </table:table-cell>
          <table:table-cell table:style-name="x10" office:value="95447.1" office:value-type="float">
            <text:p><text:span text:style-name="x10">95447.1</text:span></text:p>
          </table:table-cell>
          <table:table-cell table:style-name="x10" office:value="13474.0" office:value-type="float">
            <text:p><text:span text:style-name="x10">13474.0</text:span></text:p>
          </table:table-cell>
          <table:table-cell table:style-name="x10" office:value="26525.25" office:value-type="float">
            <text:p><text:span text:style-name="x10">26525.25</text:span></text:p>
          </table:table-cell>
          <table:table-cell table:style-name="x10" office:value="None" office:value-type="string"/>
        </table:table-row>
        <table:table-row table:style-name="2b56e135e09806bc4692b69e05033f8e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26398f43a6e1a59430e6ed661bfb709c">
          <table:table-cell table:style-name="x6" office:value="130" office:value-type="float">
            <text:p><text:span text:style-name="x6">130</text:span></text:p>
          </table:table-cell>
          <table:table-cell table:style-name="x6" office:value="None" office:value-type="string">
            <text:p><text:span text:style-name="x6">ООО "Техноопт"</text:span></text:p>
          </table:table-cell>
          <table:table-cell table:style-name="x6" office:value="5.150" office:value-type="float">
            <text:p><text:span text:style-name="x6">5.150</text:span></text:p>
          </table:table-cell>
          <table:table-cell table:style-name="x7" office:value="3784.000" office:value-type="float">
            <text:p><text:span text:style-name="x7">3784.000</text:span></text:p>
          </table:table-cell>
          <table:table-cell table:style-name="x6" office:value="3784.000" office:value-type="float">
            <text:p><text:span text:style-name="x6">3784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784.000" office:value-type="float">
            <text:p><text:span text:style-name="x7">3784.000</text:span></text:p>
          </table:table-cell>
          <table:table-cell table:style-name="x6" office:value="3262.700" office:value-type="float">
            <text:p><text:span text:style-name="x6">3262.7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9.050" office:value-type="float">
            <text:p><text:span text:style-name="x6">-9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23.300" office:value-type="float">
            <text:p><text:span text:style-name="x6">-23.300</text:span></text:p>
          </table:table-cell>
          <table:table-cell table:style-name="x7" office:value="3230.350" office:value-type="float">
            <text:p><text:span text:style-name="x7">3230.350</text:span></text:p>
          </table:table-cell>
          <table:table-cell table:style-name="x6" office:value="548.800" office:value-type="float">
            <text:p><text:span text:style-name="x6">548.800</text:span></text:p>
          </table:table-cell>
          <table:table-cell table:style-name="x6" office:value="558.800" office:value-type="float">
            <text:p><text:span text:style-name="x6">558.800</text:span></text:p>
          </table:table-cell>
          <table:table-cell table:style-name="x8" office:value="None" office:value-type="string"/>
        </table:table-row>
        <table:table-row table:style-name="dd1143cb6610668327e63a403f178484">
          <table:table-cell table:style-name="x9" office:value="130" office:value-type="float">
            <text:p><text:span text:style-name="x9">13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.15" office:value-type="float">
            <text:p><text:span text:style-name="x10">5.15</text:span></text:p>
          </table:table-cell>
          <table:table-cell table:style-name="x10" office:value="3784.0" office:value-type="float">
            <text:p><text:span text:style-name="x10">3784.0</text:span></text:p>
          </table:table-cell>
          <table:table-cell table:style-name="x10" office:value="3784.0" office:value-type="float">
            <text:p><text:span text:style-name="x10">378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784.0" office:value-type="float">
            <text:p><text:span text:style-name="x10">3784.0</text:span></text:p>
          </table:table-cell>
          <table:table-cell table:style-name="x10" office:value="3262.7" office:value-type="float">
            <text:p><text:span text:style-name="x10">3262.7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9.05" office:value-type="float">
            <text:p><text:span text:style-name="x10">-9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23.3" office:value-type="float">
            <text:p><text:span text:style-name="x10">-23.3</text:span></text:p>
          </table:table-cell>
          <table:table-cell table:style-name="x10" office:value="3230.35" office:value-type="float">
            <text:p><text:span text:style-name="x10">3230.35</text:span></text:p>
          </table:table-cell>
          <table:table-cell table:style-name="x10" office:value="548.8" office:value-type="float">
            <text:p><text:span text:style-name="x10">548.8</text:span></text:p>
          </table:table-cell>
          <table:table-cell table:style-name="x10" office:value="558.8" office:value-type="float">
            <text:p><text:span text:style-name="x10">558.8</text:span></text:p>
          </table:table-cell>
          <table:table-cell table:style-name="x10" office:value="None" office:value-type="string"/>
        </table:table-row>
        <table:table-row table:style-name="f6accd6b2af145bd5781ee464e8c762c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db3302d0efa54db496f0b51c277f203f">
          <table:table-cell table:style-name="x6" office:value="140" office:value-type="float">
            <text:p><text:span text:style-name="x6">140</text:span></text:p>
          </table:table-cell>
          <table:table-cell table:style-name="x6" office:value="None" office:value-type="string">
            <text:p><text:span text:style-name="x6">ООО "МАНА"</text:span></text:p>
          </table:table-cell>
          <table:table-cell table:style-name="x6" office:value="587.550" office:value-type="float">
            <text:p><text:span text:style-name="x6">587.550</text:span></text:p>
          </table:table-cell>
          <table:table-cell table:style-name="x7" office:value="8250.000" office:value-type="float">
            <text:p><text:span text:style-name="x7">8250.000</text:span></text:p>
          </table:table-cell>
          <table:table-cell table:style-name="x6" office:value="8250.000" office:value-type="float">
            <text:p><text:span text:style-name="x6">8250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8250.000" office:value-type="float">
            <text:p><text:span text:style-name="x7">8250.000</text:span></text:p>
          </table:table-cell>
          <table:table-cell table:style-name="x6" office:value="8267.900" office:value-type="float">
            <text:p><text:span text:style-name="x6">8267.9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0.800" office:value-type="float">
            <text:p><text:span text:style-name="x6">-0.8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32.000" office:value-type="float">
            <text:p><text:span text:style-name="x6">32.000</text:span></text:p>
          </table:table-cell>
          <table:table-cell table:style-name="x6" office:value="2.100" office:value-type="float">
            <text:p><text:span text:style-name="x6">2.100</text:span></text:p>
          </table:table-cell>
          <table:table-cell table:style-name="x7" office:value="8301.200" office:value-type="float">
            <text:p><text:span text:style-name="x7">8301.200</text:span></text:p>
          </table:table-cell>
          <table:table-cell table:style-name="x6" office:value="531.350" office:value-type="float">
            <text:p><text:span text:style-name="x6">531.350</text:span></text:p>
          </table:table-cell>
          <table:table-cell table:style-name="x6" office:value="536.350" office:value-type="float">
            <text:p><text:span text:style-name="x6">536.350</text:span></text:p>
          </table:table-cell>
          <table:table-cell table:style-name="x8" office:value="None" office:value-type="string"/>
        </table:table-row>
        <table:table-row table:style-name="49b68bb6ec0bdb659751abdfc87b531d">
          <table:table-cell table:style-name="x9" office:value="140" office:value-type="float">
            <text:p><text:span text:style-name="x9">14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87.55" office:value-type="float">
            <text:p><text:span text:style-name="x10">587.55</text:span></text:p>
          </table:table-cell>
          <table:table-cell table:style-name="x10" office:value="8250.0" office:value-type="float">
            <text:p><text:span text:style-name="x10">8250.0</text:span></text:p>
          </table:table-cell>
          <table:table-cell table:style-name="x10" office:value="8250.0" office:value-type="float">
            <text:p><text:span text:style-name="x10">825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8250.0" office:value-type="float">
            <text:p><text:span text:style-name="x10">8250.0</text:span></text:p>
          </table:table-cell>
          <table:table-cell table:style-name="x10" office:value="8267.9" office:value-type="float">
            <text:p><text:span text:style-name="x10">8267.9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0.8" office:value-type="float">
            <text:p><text:span text:style-name="x10">-0.8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2.0" office:value-type="float">
            <text:p><text:span text:style-name="x10">32.0</text:span></text:p>
          </table:table-cell>
          <table:table-cell table:style-name="x10" office:value="2.1" office:value-type="float">
            <text:p><text:span text:style-name="x10">2.1</text:span></text:p>
          </table:table-cell>
          <table:table-cell table:style-name="x10" office:value="8301.2" office:value-type="float">
            <text:p><text:span text:style-name="x10">8301.2</text:span></text:p>
          </table:table-cell>
          <table:table-cell table:style-name="x10" office:value="531.35" office:value-type="float">
            <text:p><text:span text:style-name="x10">531.35</text:span></text:p>
          </table:table-cell>
          <table:table-cell table:style-name="x10" office:value="536.35" office:value-type="float">
            <text:p><text:span text:style-name="x10">536.35</text:span></text:p>
          </table:table-cell>
          <table:table-cell table:style-name="x10" office:value="None" office:value-type="string"/>
        </table:table-row>
        <table:table-row table:style-name="439bb12a40aea8638c8527c093a8529b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f9aca50b6517fa212e2c9766f6ee2776">
          <table:table-cell table:style-name="x6" office:value="150" office:value-type="float">
            <text:p><text:span text:style-name="x6">150</text:span></text:p>
          </table:table-cell>
          <table:table-cell table:style-name="x6" office:value="None" office:value-type="string">
            <text:p><text:span text:style-name="x6">ООО "Сервико" Канск</text:span></text:p>
          </table:table-cell>
          <table:table-cell table:style-name="x6" office:value="2434.800" office:value-type="float">
            <text:p><text:span text:style-name="x6">2434.800</text:span></text:p>
          </table:table-cell>
          <table:table-cell table:style-name="x7" office:value="6336.000" office:value-type="float">
            <text:p><text:span text:style-name="x7">6336.000</text:span></text:p>
          </table:table-cell>
          <table:table-cell table:style-name="x6" office:value="6336.000" office:value-type="float">
            <text:p><text:span text:style-name="x6">633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950" office:value-type="float">
            <text:p><text:span text:style-name="x6">0.950</text:span></text:p>
          </table:table-cell>
          <table:table-cell table:style-name="x7" office:value="6336.950" office:value-type="float">
            <text:p><text:span text:style-name="x7">6336.950</text:span></text:p>
          </table:table-cell>
          <table:table-cell table:style-name="x6" office:value="8033.000" office:value-type="float">
            <text:p><text:span text:style-name="x6">803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37.450" office:value-type="float">
            <text:p><text:span text:style-name="x6">-37.4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6.450" office:value-type="float">
            <text:p><text:span text:style-name="x6">26.450</text:span></text:p>
          </table:table-cell>
          <table:table-cell table:style-name="x6" office:value="0.900" office:value-type="float">
            <text:p><text:span text:style-name="x6">0.900</text:span></text:p>
          </table:table-cell>
          <table:table-cell table:style-name="x7" office:value="8022.900" office:value-type="float">
            <text:p><text:span text:style-name="x7">8022.900</text:span></text:p>
          </table:table-cell>
          <table:table-cell table:style-name="x6" office:value="748.850" office:value-type="float">
            <text:p><text:span text:style-name="x6">748.850</text:span></text:p>
          </table:table-cell>
          <table:table-cell table:style-name="x6" office:value="748.850" office:value-type="float">
            <text:p><text:span text:style-name="x6">748.850</text:span></text:p>
          </table:table-cell>
          <table:table-cell table:style-name="x8" office:value="None" office:value-type="string"/>
        </table:table-row>
        <table:table-row table:style-name="4c84a27f047a2bad70320c0e98740321">
          <table:table-cell table:style-name="x6" office:value="150" office:value-type="float">
            <text:p><text:span text:style-name="x6">150</text:span></text:p>
          </table:table-cell>
          <table:table-cell table:style-name="x6" office:value="None" office:value-type="string">
            <text:p><text:span text:style-name="x6">ООО "НОЯБРЬ"</text:span></text:p>
          </table:table-cell>
          <table:table-cell table:style-name="x6" office:value="-1.550" office:value-type="float">
            <text:p><text:span text:style-name="x6">-1.550</text:span></text:p>
          </table:table-cell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-1.550" office:value-type="float">
            <text:p><text:span text:style-name="x6">-1.550</text:span></text:p>
          </table:table-cell>
          <table:table-cell table:style-name="x6" office:value="None" office:value-type="string"/>
          <table:table-cell table:style-name="x8" office:value="None" office:value-type="string"/>
        </table:table-row>
        <table:table-row table:style-name="b6a0fa4ba9e79306602c71429604b8f0">
          <table:table-cell table:style-name="x6" office:value="150" office:value-type="float">
            <text:p><text:span text:style-name="x6">150</text:span></text:p>
          </table:table-cell>
          <table:table-cell table:style-name="x6" office:value="None" office:value-type="string">
            <text:p><text:span text:style-name="x6">ООО "Техноопт Канск"</text:span></text:p>
          </table:table-cell>
          <table:table-cell table:style-name="x6" office:value="14.100" office:value-type="float">
            <text:p><text:span text:style-name="x6">14.100</text:span></text:p>
          </table:table-cell>
          <table:table-cell table:style-name="x7" office:value="2211.000" office:value-type="float">
            <text:p><text:span text:style-name="x7">2211.000</text:span></text:p>
          </table:table-cell>
          <table:table-cell table:style-name="x6" office:value="2211.000" office:value-type="float">
            <text:p><text:span text:style-name="x6">221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0.000" office:value-type="float">
            <text:p><text:span text:style-name="x6">10.000</text:span></text:p>
          </table:table-cell>
          <table:table-cell table:style-name="x7" office:value="2221.000" office:value-type="float">
            <text:p><text:span text:style-name="x7">2221.000</text:span></text:p>
          </table:table-cell>
          <table:table-cell table:style-name="x6" office:value="1953.850" office:value-type="float">
            <text:p><text:span text:style-name="x6">1953.8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5.050" office:value-type="float">
            <text:p><text:span text:style-name="x6">-5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2.800" office:value-type="float">
            <text:p><text:span text:style-name="x6">12.800</text:span></text:p>
          </table:table-cell>
          <table:table-cell table:style-name="x7" office:value="1961.600" office:value-type="float">
            <text:p><text:span text:style-name="x7">1961.600</text:span></text:p>
          </table:table-cell>
          <table:table-cell table:style-name="x6" office:value="168.500" office:value-type="float">
            <text:p><text:span text:style-name="x6">168.500</text:span></text:p>
          </table:table-cell>
          <table:table-cell table:style-name="x6" office:value="273.500" office:value-type="float">
            <text:p><text:span text:style-name="x6">273.500</text:span></text:p>
          </table:table-cell>
          <table:table-cell table:style-name="x8" office:value="None" office:value-type="string"/>
        </table:table-row>
        <table:table-row table:style-name="5699165f3e8b8cffcfb85631207f9c3f">
          <table:table-cell table:style-name="x9" office:value="150" office:value-type="float">
            <text:p><text:span text:style-name="x9">15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447.35" office:value-type="float">
            <text:p><text:span text:style-name="x10">2447.35</text:span></text:p>
          </table:table-cell>
          <table:table-cell table:style-name="x10" office:value="8547.0" office:value-type="float">
            <text:p><text:span text:style-name="x10">8547.0</text:span></text:p>
          </table:table-cell>
          <table:table-cell table:style-name="x10" office:value="8547.0" office:value-type="float">
            <text:p><text:span text:style-name="x10">8547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0.95" office:value-type="float">
            <text:p><text:span text:style-name="x10">10.95</text:span></text:p>
          </table:table-cell>
          <table:table-cell table:style-name="x10" office:value="8557.95" office:value-type="float">
            <text:p><text:span text:style-name="x10">8557.95</text:span></text:p>
          </table:table-cell>
          <table:table-cell table:style-name="x10" office:value="9986.85" office:value-type="float">
            <text:p><text:span text:style-name="x10">9986.8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42.5" office:value-type="float">
            <text:p><text:span text:style-name="x10">-42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6.45" office:value-type="float">
            <text:p><text:span text:style-name="x10">26.45</text:span></text:p>
          </table:table-cell>
          <table:table-cell table:style-name="x10" office:value="13.7" office:value-type="float">
            <text:p><text:span text:style-name="x10">13.7</text:span></text:p>
          </table:table-cell>
          <table:table-cell table:style-name="x10" office:value="9984.5" office:value-type="float">
            <text:p><text:span text:style-name="x10">9984.5</text:span></text:p>
          </table:table-cell>
          <table:table-cell table:style-name="x10" office:value="915.8" office:value-type="float">
            <text:p><text:span text:style-name="x10">915.8</text:span></text:p>
          </table:table-cell>
          <table:table-cell table:style-name="x10" office:value="1022.35" office:value-type="float">
            <text:p><text:span text:style-name="x10">1022.35</text:span></text:p>
          </table:table-cell>
          <table:table-cell table:style-name="x10" office:value="None" office:value-type="string"/>
        </table:table-row>
        <table:table-row table:style-name="ff3eb3de15aa36a36fd3a006e72cb520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b264b78793a9d3ef56e61b885c709891">
          <table:table-cell table:style-name="x6" office:value="160" office:value-type="float">
            <text:p><text:span text:style-name="x6">160</text:span></text:p>
          </table:table-cell>
          <table:table-cell table:style-name="x6" office:value="None" office:value-type="string">
            <text:p><text:span text:style-name="x6">ООО "КАиР"</text:span></text:p>
          </table:table-cell>
          <table:table-cell table:style-name="x6" office:value="521.850" office:value-type="float">
            <text:p><text:span text:style-name="x6">521.850</text:span></text:p>
          </table:table-cell>
          <table:table-cell table:style-name="x7" office:value="9735.000" office:value-type="float">
            <text:p><text:span text:style-name="x7">9735.000</text:span></text:p>
          </table:table-cell>
          <table:table-cell table:style-name="x6" office:value="9735.000" office:value-type="float">
            <text:p><text:span text:style-name="x6">973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9.950" office:value-type="float">
            <text:p><text:span text:style-name="x6">9.950</text:span></text:p>
          </table:table-cell>
          <table:table-cell table:style-name="x7" office:value="9744.950" office:value-type="float">
            <text:p><text:span text:style-name="x7">9744.950</text:span></text:p>
          </table:table-cell>
          <table:table-cell table:style-name="x6" office:value="8984.350" office:value-type="float">
            <text:p><text:span text:style-name="x6">8984.3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8.800" office:value-type="float">
            <text:p><text:span text:style-name="x6">8.800</text:span></text:p>
          </table:table-cell>
          <table:table-cell table:style-name="x7" office:value="8993.150" office:value-type="float">
            <text:p><text:span text:style-name="x7">8993.150</text:span></text:p>
          </table:table-cell>
          <table:table-cell table:style-name="x6" office:value="1273.650" office:value-type="float">
            <text:p><text:span text:style-name="x6">1273.650</text:span></text:p>
          </table:table-cell>
          <table:table-cell table:style-name="x6" office:value="1273.650" office:value-type="float">
            <text:p><text:span text:style-name="x6">1273.650</text:span></text:p>
          </table:table-cell>
          <table:table-cell table:style-name="x8" office:value="None" office:value-type="string"/>
        </table:table-row>
        <table:table-row table:style-name="ed63230b0813bc937e347a15393c4b7d">
          <table:table-cell table:style-name="x9" office:value="160" office:value-type="float">
            <text:p><text:span text:style-name="x9">16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21.85" office:value-type="float">
            <text:p><text:span text:style-name="x10">521.85</text:span></text:p>
          </table:table-cell>
          <table:table-cell table:style-name="x10" office:value="9735.0" office:value-type="float">
            <text:p><text:span text:style-name="x10">9735.0</text:span></text:p>
          </table:table-cell>
          <table:table-cell table:style-name="x10" office:value="9735.0" office:value-type="float">
            <text:p><text:span text:style-name="x10">9735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.95" office:value-type="float">
            <text:p><text:span text:style-name="x10">9.95</text:span></text:p>
          </table:table-cell>
          <table:table-cell table:style-name="x10" office:value="9744.95" office:value-type="float">
            <text:p><text:span text:style-name="x10">9744.95</text:span></text:p>
          </table:table-cell>
          <table:table-cell table:style-name="x10" office:value="8984.35" office:value-type="float">
            <text:p><text:span text:style-name="x10">8984.3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8.8" office:value-type="float">
            <text:p><text:span text:style-name="x10">8.8</text:span></text:p>
          </table:table-cell>
          <table:table-cell table:style-name="x10" office:value="8993.15" office:value-type="float">
            <text:p><text:span text:style-name="x10">8993.15</text:span></text:p>
          </table:table-cell>
          <table:table-cell table:style-name="x10" office:value="1273.65" office:value-type="float">
            <text:p><text:span text:style-name="x10">1273.65</text:span></text:p>
          </table:table-cell>
          <table:table-cell table:style-name="x10" office:value="1273.65" office:value-type="float">
            <text:p><text:span text:style-name="x10">1273.65</text:span></text:p>
          </table:table-cell>
          <table:table-cell table:style-name="x10" office:value="None" office:value-type="string"/>
        </table:table-row>
        <table:table-row table:style-name="0684f43395b16c08d4c9f37917bd42ca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966a289b90eec27bc230c1a3f753c8fa">
          <table:table-cell table:style-name="x6" office:value="190" office:value-type="float">
            <text:p><text:span text:style-name="x6">190</text:span></text:p>
          </table:table-cell>
          <table:table-cell table:style-name="x6" office:value="None" office:value-type="string">
            <text:p><text:span text:style-name="x6">ООО "ДЭД"</text:span></text:p>
          </table:table-cell>
          <table:table-cell table:style-name="x6" office:value="96.250" office:value-type="float">
            <text:p><text:span text:style-name="x6">96.250</text:span></text:p>
          </table:table-cell>
          <table:table-cell table:style-name="x7" office:value="6413.000" office:value-type="float">
            <text:p><text:span text:style-name="x7">6413.000</text:span></text:p>
          </table:table-cell>
          <table:table-cell table:style-name="x6" office:value="6413.000" office:value-type="float">
            <text:p><text:span text:style-name="x6">641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413.000" office:value-type="float">
            <text:p><text:span text:style-name="x7">6413.000</text:span></text:p>
          </table:table-cell>
          <table:table-cell table:style-name="x6" office:value="5462.750" office:value-type="float">
            <text:p><text:span text:style-name="x6">5462.750</text:span></text:p>
          </table:table-cell>
          <table:table-cell table:style-name="x6" office:value="659.000" office:value-type="float">
            <text:p><text:span text:style-name="x6">659.000</text:span></text:p>
          </table:table-cell>
          <table:table-cell table:style-name="x6" office:value="-5.050" office:value-type="float">
            <text:p><text:span text:style-name="x6">-5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116.700" office:value-type="float">
            <text:p><text:span text:style-name="x7">6116.700</text:span></text:p>
          </table:table-cell>
          <table:table-cell table:style-name="x6" office:value="372.550" office:value-type="float">
            <text:p><text:span text:style-name="x6">372.550</text:span></text:p>
          </table:table-cell>
          <table:table-cell table:style-name="x6" office:value="392.550" office:value-type="float">
            <text:p><text:span text:style-name="x6">392.550</text:span></text:p>
          </table:table-cell>
          <table:table-cell table:style-name="x8" office:value="None" office:value-type="string"/>
        </table:table-row>
        <table:table-row table:style-name="64fa55ff912b382fcd9603a6d33873d6">
          <table:table-cell table:style-name="x6" office:value="190" office:value-type="float">
            <text:p><text:span text:style-name="x6">190</text:span></text:p>
          </table:table-cell>
          <table:table-cell table:style-name="x6" office:value="None" office:value-type="string">
            <text:p><text:span text:style-name="x6">ООО "Джой"</text:span></text:p>
          </table:table-cell>
          <table:table-cell table:style-name="x6" office:value="1.350" office:value-type="float">
            <text:p><text:span text:style-name="x6">1.350</text:span></text:p>
          </table:table-cell>
          <table:table-cell table:style-name="x7" office:value="None" office:value-type="string"/>
          <table:table-cell table:style-name="x6" office:value="0" office:value-type="float">
            <text:p><text:span text:style-name="x6">0</text:span></text:p>
          </table:table-cell>
          <table:table-cell table:style-name="x6" office:value="28.500" office:value-type="float">
            <text:p><text:span text:style-name="x6">28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8.500" office:value-type="float">
            <text:p><text:span text:style-name="x7">28.500</text:span></text:p>
          </table:table-cell>
          <table:table-cell table:style-name="x6" office:value="28.000" office:value-type="float">
            <text:p><text:span text:style-name="x6">2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8.000" office:value-type="float">
            <text:p><text:span text:style-name="x7">28.000</text:span></text:p>
          </table:table-cell>
          <table:table-cell table:style-name="x6" office:value="0.850" office:value-type="float">
            <text:p><text:span text:style-name="x6">0.850</text:span></text:p>
          </table:table-cell>
          <table:table-cell table:style-name="x6" office:value="1.850" office:value-type="float">
            <text:p><text:span text:style-name="x6">1.850</text:span></text:p>
          </table:table-cell>
          <table:table-cell table:style-name="x8" office:value="None" office:value-type="string"/>
        </table:table-row>
        <table:table-row table:style-name="e3abcb22ff103b1b865835d972531feb">
          <table:table-cell table:style-name="x9" office:value="190" office:value-type="float">
            <text:p><text:span text:style-name="x9">19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97.6" office:value-type="float">
            <text:p><text:span text:style-name="x10">97.6</text:span></text:p>
          </table:table-cell>
          <table:table-cell table:style-name="x10" office:value="6413.0" office:value-type="float">
            <text:p><text:span text:style-name="x10">6413.0</text:span></text:p>
          </table:table-cell>
          <table:table-cell table:style-name="x10" office:value="6413.0" office:value-type="float">
            <text:p><text:span text:style-name="x10">6413.0</text:span></text:p>
          </table:table-cell>
          <table:table-cell table:style-name="x10" office:value="28.5" office:value-type="float">
            <text:p><text:span text:style-name="x10">28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6441.5" office:value-type="float">
            <text:p><text:span text:style-name="x10">6441.5</text:span></text:p>
          </table:table-cell>
          <table:table-cell table:style-name="x10" office:value="5490.75" office:value-type="float">
            <text:p><text:span text:style-name="x10">5490.75</text:span></text:p>
          </table:table-cell>
          <table:table-cell table:style-name="x10" office:value="659.0" office:value-type="float">
            <text:p><text:span text:style-name="x10">659.0</text:span></text:p>
          </table:table-cell>
          <table:table-cell table:style-name="x10" office:value="-5.05" office:value-type="float">
            <text:p><text:span text:style-name="x10">-5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6144.7" office:value-type="float">
            <text:p><text:span text:style-name="x10">6144.7</text:span></text:p>
          </table:table-cell>
          <table:table-cell table:style-name="x10" office:value="373.4" office:value-type="float">
            <text:p><text:span text:style-name="x10">373.4</text:span></text:p>
          </table:table-cell>
          <table:table-cell table:style-name="x10" office:value="394.4" office:value-type="float">
            <text:p><text:span text:style-name="x10">394.4</text:span></text:p>
          </table:table-cell>
          <table:table-cell table:style-name="x10" office:value="None" office:value-type="string"/>
        </table:table-row>
        <table:table-row table:style-name="242462e478cd3eb4fd2878deadddce09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529ef9ecb6d483eb929e3d20928c877a">
          <table:table-cell table:style-name="x6" office:value="220" office:value-type="float">
            <text:p><text:span text:style-name="x6">220</text:span></text:p>
          </table:table-cell>
          <table:table-cell table:style-name="x6" office:value="None" office:value-type="string">
            <text:p><text:span text:style-name="x6">ООО "АЯН-Томск"</text:span></text:p>
          </table:table-cell>
          <table:table-cell table:style-name="x6" office:value="5834.150" office:value-type="float">
            <text:p><text:span text:style-name="x6">5834.150</text:span></text:p>
          </table:table-cell>
          <table:table-cell table:style-name="x7" office:value="8624.000" office:value-type="float">
            <text:p><text:span text:style-name="x7">8624.000</text:span></text:p>
          </table:table-cell>
          <table:table-cell table:style-name="x6" office:value="8624.000" office:value-type="float">
            <text:p><text:span text:style-name="x6">8624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520.000" office:value-type="float">
            <text:p><text:span text:style-name="x6">1520.000</text:span></text:p>
          </table:table-cell>
          <table:table-cell table:style-name="x7" office:value="10144.000" office:value-type="float">
            <text:p><text:span text:style-name="x7">10144.000</text:span></text:p>
          </table:table-cell>
          <table:table-cell table:style-name="x6" office:value="10856.200" office:value-type="float">
            <text:p><text:span text:style-name="x6">10856.2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180.000" office:value-type="float">
            <text:p><text:span text:style-name="x6">2180.000</text:span></text:p>
          </table:table-cell>
          <table:table-cell table:style-name="x7" office:value="13036.200" office:value-type="float">
            <text:p><text:span text:style-name="x7">13036.200</text:span></text:p>
          </table:table-cell>
          <table:table-cell table:style-name="x6" office:value="3002.100" office:value-type="float">
            <text:p><text:span text:style-name="x6">3002.100</text:span></text:p>
          </table:table-cell>
          <table:table-cell table:style-name="x6" office:value="2941.950" office:value-type="float">
            <text:p><text:span text:style-name="x6">2941.950</text:span></text:p>
          </table:table-cell>
          <table:table-cell table:style-name="x8" office:value="None" office:value-type="string"/>
        </table:table-row>
        <table:table-row table:style-name="e4dcfae71ac533fc607b57588478191d">
          <table:table-cell table:style-name="x9" office:value="220" office:value-type="float">
            <text:p><text:span text:style-name="x9">22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834.15" office:value-type="float">
            <text:p><text:span text:style-name="x10">5834.15</text:span></text:p>
          </table:table-cell>
          <table:table-cell table:style-name="x10" office:value="8624.0" office:value-type="float">
            <text:p><text:span text:style-name="x10">8624.0</text:span></text:p>
          </table:table-cell>
          <table:table-cell table:style-name="x10" office:value="8624.0" office:value-type="float">
            <text:p><text:span text:style-name="x10">862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520.0" office:value-type="float">
            <text:p><text:span text:style-name="x10">1520.0</text:span></text:p>
          </table:table-cell>
          <table:table-cell table:style-name="x10" office:value="10144.0" office:value-type="float">
            <text:p><text:span text:style-name="x10">10144.0</text:span></text:p>
          </table:table-cell>
          <table:table-cell table:style-name="x10" office:value="10856.2" office:value-type="float">
            <text:p><text:span text:style-name="x10">10856.2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180.0" office:value-type="float">
            <text:p><text:span text:style-name="x10">2180.0</text:span></text:p>
          </table:table-cell>
          <table:table-cell table:style-name="x10" office:value="13036.2" office:value-type="float">
            <text:p><text:span text:style-name="x10">13036.2</text:span></text:p>
          </table:table-cell>
          <table:table-cell table:style-name="x10" office:value="3002.1" office:value-type="float">
            <text:p><text:span text:style-name="x10">3002.1</text:span></text:p>
          </table:table-cell>
          <table:table-cell table:style-name="x10" office:value="2941.95" office:value-type="float">
            <text:p><text:span text:style-name="x10">2941.95</text:span></text:p>
          </table:table-cell>
          <table:table-cell table:style-name="x10" office:value="None" office:value-type="string"/>
        </table:table-row>
        <table:table-row table:style-name="c6d9e39a64ad14110935c35941a0fb55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364745eaac770bbf6301426c4928e139">
          <table:table-cell table:style-name="x6" office:value="230" office:value-type="float">
            <text:p><text:span text:style-name="x6">230</text:span></text:p>
          </table:table-cell>
          <table:table-cell table:style-name="x6" office:value="None" office:value-type="string">
            <text:p><text:span text:style-name="x6">ООО "АЯН+"</text:span></text:p>
          </table:table-cell>
          <table:table-cell table:style-name="x6" office:value="496.900" office:value-type="float">
            <text:p><text:span text:style-name="x6">496.900</text:span></text:p>
          </table:table-cell>
          <table:table-cell table:style-name="x7" office:value="8624.000" office:value-type="float">
            <text:p><text:span text:style-name="x7">8624.000</text:span></text:p>
          </table:table-cell>
          <table:table-cell table:style-name="x6" office:value="4983.000" office:value-type="float">
            <text:p><text:span text:style-name="x6">498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0.050" office:value-type="float">
            <text:p><text:span text:style-name="x6">10.050</text:span></text:p>
          </table:table-cell>
          <table:table-cell table:style-name="x7" office:value="4993.050" office:value-type="float">
            <text:p><text:span text:style-name="x7">4993.050</text:span></text:p>
          </table:table-cell>
          <table:table-cell table:style-name="x6" office:value="3924.700" office:value-type="float">
            <text:p><text:span text:style-name="x6">3924.7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50.500" office:value-type="float">
            <text:p><text:span text:style-name="x6">-50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8.750" office:value-type="float">
            <text:p><text:span text:style-name="x6">8.750</text:span></text:p>
          </table:table-cell>
          <table:table-cell table:style-name="x7" office:value="3882.950" office:value-type="float">
            <text:p><text:span text:style-name="x7">3882.950</text:span></text:p>
          </table:table-cell>
          <table:table-cell table:style-name="x6" office:value="1222.700" office:value-type="float">
            <text:p><text:span text:style-name="x6">1222.700</text:span></text:p>
          </table:table-cell>
          <table:table-cell table:style-name="x6" office:value="1607.000" office:value-type="float">
            <text:p><text:span text:style-name="x6">1607.000</text:span></text:p>
          </table:table-cell>
          <table:table-cell table:style-name="x8" office:value="None" office:value-type="string"/>
        </table:table-row>
        <table:table-row table:style-name="fc6ee2057f4217a77cf22453f6c98f74">
          <table:table-cell table:style-name="x9" office:value="230" office:value-type="float">
            <text:p><text:span text:style-name="x9">230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496.9" office:value-type="float">
            <text:p><text:span text:style-name="x10">496.9</text:span></text:p>
          </table:table-cell>
          <table:table-cell table:style-name="x10" office:value="8624.0" office:value-type="float">
            <text:p><text:span text:style-name="x10">8624.0</text:span></text:p>
          </table:table-cell>
          <table:table-cell table:style-name="x10" office:value="4983.0" office:value-type="float">
            <text:p><text:span text:style-name="x10">4983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0.05" office:value-type="float">
            <text:p><text:span text:style-name="x10">10.05</text:span></text:p>
          </table:table-cell>
          <table:table-cell table:style-name="x10" office:value="4993.05" office:value-type="float">
            <text:p><text:span text:style-name="x10">4993.05</text:span></text:p>
          </table:table-cell>
          <table:table-cell table:style-name="x10" office:value="3924.7" office:value-type="float">
            <text:p><text:span text:style-name="x10">3924.7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50.5" office:value-type="float">
            <text:p><text:span text:style-name="x10">-50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8.75" office:value-type="float">
            <text:p><text:span text:style-name="x10">8.75</text:span></text:p>
          </table:table-cell>
          <table:table-cell table:style-name="x10" office:value="3882.95" office:value-type="float">
            <text:p><text:span text:style-name="x10">3882.95</text:span></text:p>
          </table:table-cell>
          <table:table-cell table:style-name="x10" office:value="1222.7" office:value-type="float">
            <text:p><text:span text:style-name="x10">1222.7</text:span></text:p>
          </table:table-cell>
          <table:table-cell table:style-name="x10" office:value="1607.0" office:value-type="float">
            <text:p><text:span text:style-name="x10">1607.0</text:span></text:p>
          </table:table-cell>
          <table:table-cell table:style-name="x10" office:value="None" office:value-type="string"/>
        </table:table-row>
        <table:table-row table:style-name="eb153982deaf40d470593a29132ac56d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a1ec10c5686ae48ec746f643765ae5dd">
          <table:table-cell table:style-name="x6" office:value="18001" office:value-type="float">
            <text:p><text:span text:style-name="x6">18001</text:span></text:p>
          </table:table-cell>
          <table:table-cell table:style-name="x6" office:value="None" office:value-type="string">
            <text:p><text:span text:style-name="x6">ООО "Терем" Кемерово</text:span></text:p>
          </table:table-cell>
          <table:table-cell table:style-name="x6" office:value="497.150" office:value-type="float">
            <text:p><text:span text:style-name="x6">497.150</text:span></text:p>
          </table:table-cell>
          <table:table-cell table:style-name="x7" office:value="1045.000" office:value-type="float">
            <text:p><text:span text:style-name="x7">1045.000</text:span></text:p>
          </table:table-cell>
          <table:table-cell table:style-name="x6" office:value="1045.000" office:value-type="float">
            <text:p><text:span text:style-name="x6">104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045.000" office:value-type="float">
            <text:p><text:span text:style-name="x7">1045.000</text:span></text:p>
          </table:table-cell>
          <table:table-cell table:style-name="x6" office:value="1550.450" office:value-type="float">
            <text:p><text:span text:style-name="x6">1550.4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2.450" office:value-type="float">
            <text:p><text:span text:style-name="x6">-12.4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200" office:value-type="float">
            <text:p><text:span text:style-name="x6">0.200</text:span></text:p>
          </table:table-cell>
          <table:table-cell table:style-name="x7" office:value="1538.200" office:value-type="float">
            <text:p><text:span text:style-name="x7">1538.200</text:span></text:p>
          </table:table-cell>
          <table:table-cell table:style-name="x6" office:value="3.950" office:value-type="float">
            <text:p><text:span text:style-name="x6">3.950</text:span></text:p>
          </table:table-cell>
          <table:table-cell table:style-name="x6" office:value="3.950" office:value-type="float">
            <text:p><text:span text:style-name="x6">3.950</text:span></text:p>
          </table:table-cell>
          <table:table-cell table:style-name="x8" office:value="None" office:value-type="string"/>
        </table:table-row>
        <table:table-row table:style-name="cea58a6731cfc3578c94a69e740e94bf">
          <table:table-cell table:style-name="x6" office:value="18001" office:value-type="float">
            <text:p><text:span text:style-name="x6">18001</text:span></text:p>
          </table:table-cell>
          <table:table-cell table:style-name="x6" office:value="None" office:value-type="string">
            <text:p><text:span text:style-name="x6">ООО "Акватрейд" Кемерово</text:span></text:p>
          </table:table-cell>
          <table:table-cell table:style-name="x6" office:value="302.250" office:value-type="float">
            <text:p><text:span text:style-name="x6">302.250</text:span></text:p>
          </table:table-cell>
          <table:table-cell table:style-name="x7" office:value="6567.000" office:value-type="float">
            <text:p><text:span text:style-name="x7">6567.000</text:span></text:p>
          </table:table-cell>
          <table:table-cell table:style-name="x6" office:value="911.950" office:value-type="float">
            <text:p><text:span text:style-name="x6">911.9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911.950" office:value-type="float">
            <text:p><text:span text:style-name="x7">911.950</text:span></text:p>
          </table:table-cell>
          <table:table-cell table:style-name="x6" office:value="789.400" office:value-type="float">
            <text:p><text:span text:style-name="x6">789.4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9.150" office:value-type="float">
            <text:p><text:span text:style-name="x6">9.1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798.550" office:value-type="float">
            <text:p><text:span text:style-name="x7">798.550</text:span></text:p>
          </table:table-cell>
          <table:table-cell table:style-name="x6" office:value="415.650" office:value-type="float">
            <text:p><text:span text:style-name="x6">415.650</text:span></text:p>
          </table:table-cell>
          <table:table-cell table:style-name="x6" office:value="415.650" office:value-type="float">
            <text:p><text:span text:style-name="x6">415.650</text:span></text:p>
          </table:table-cell>
          <table:table-cell table:style-name="x8" office:value="None" office:value-type="string"/>
        </table:table-row>
        <table:table-row table:style-name="ef20d0226cb90ef1da5ad6979d59fdf1">
          <table:table-cell table:style-name="x6" office:value="18001" office:value-type="float">
            <text:p><text:span text:style-name="x6">18001</text:span></text:p>
          </table:table-cell>
          <table:table-cell table:style-name="x6" office:value="None" office:value-type="string">
            <text:p><text:span text:style-name="x6">ООО "Триумф" Кемерово</text:span></text:p>
          </table:table-cell>
          <table:table-cell table:style-name="x6" office:value="65.600" office:value-type="float">
            <text:p><text:span text:style-name="x6">65.600</text:span></text:p>
          </table:table-cell>
          <table:table-cell table:style-name="x7" office:value="None" office:value-type="string"/>
          <table:table-cell table:style-name="x6" office:value="605.000" office:value-type="float">
            <text:p><text:span text:style-name="x6">605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05.000" office:value-type="float">
            <text:p><text:span text:style-name="x7">605.000</text:span></text:p>
          </table:table-cell>
          <table:table-cell table:style-name="x6" office:value="598.000" office:value-type="float">
            <text:p><text:span text:style-name="x6">59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598.000" office:value-type="float">
            <text:p><text:span text:style-name="x7">598.000</text:span></text:p>
          </table:table-cell>
          <table:table-cell table:style-name="x6" office:value="71.550" office:value-type="float">
            <text:p><text:span text:style-name="x6">71.550</text:span></text:p>
          </table:table-cell>
          <table:table-cell table:style-name="x6" office:value="72.600" office:value-type="float">
            <text:p><text:span text:style-name="x6">72.600</text:span></text:p>
          </table:table-cell>
          <table:table-cell table:style-name="x8" office:value="None" office:value-type="string"/>
        </table:table-row>
        <table:table-row table:style-name="6d940da58b1626c3adc4188ca7b0381d">
          <table:table-cell table:style-name="x6" office:value="18001" office:value-type="float">
            <text:p><text:span text:style-name="x6">18001</text:span></text:p>
          </table:table-cell>
          <table:table-cell table:style-name="x6" office:value="None" office:value-type="string">
            <text:p><text:span text:style-name="x6">ООО "Акватрейд" Кемерово бестарное пиво</text:span></text:p>
          </table:table-cell>
          <table:table-cell table:style-name="x6" office:value="None" office:value-type="string"/>
          <table:table-cell table:style-name="x7" office:value="770.000" office:value-type="float">
            <text:p><text:span text:style-name="x7">770.000</text:span></text:p>
          </table:table-cell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ec01a9e8e95171b4644a7337f24aad8a">
          <table:table-cell table:style-name="x6" office:value="18001" office:value-type="float">
            <text:p><text:span text:style-name="x6">18001</text:span></text:p>
          </table:table-cell>
          <table:table-cell table:style-name="x6" office:value="None" office:value-type="string">
            <text:p><text:span text:style-name="x6">ООО "АЛДИ" Кемерово</text:span></text:p>
          </table:table-cell>
          <table:table-cell table:style-name="x6" office:value="36.300" office:value-type="float">
            <text:p><text:span text:style-name="x6">36.300</text:span></text:p>
          </table:table-cell>
          <table:table-cell table:style-name="x7" office:value="6743.000" office:value-type="float">
            <text:p><text:span text:style-name="x7">6743.000</text:span></text:p>
          </table:table-cell>
          <table:table-cell table:style-name="x6" office:value="6743.000" office:value-type="float">
            <text:p><text:span text:style-name="x6">674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743.000" office:value-type="float">
            <text:p><text:span text:style-name="x7">6743.000</text:span></text:p>
          </table:table-cell>
          <table:table-cell table:style-name="x6" office:value="5196.250" office:value-type="float">
            <text:p><text:span text:style-name="x6">5196.2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0.050" office:value-type="float">
            <text:p><text:span text:style-name="x6">-0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5196.200" office:value-type="float">
            <text:p><text:span text:style-name="x7">5196.200</text:span></text:p>
          </table:table-cell>
          <table:table-cell table:style-name="x6" office:value="1052.150" office:value-type="float">
            <text:p><text:span text:style-name="x6">1052.150</text:span></text:p>
          </table:table-cell>
          <table:table-cell table:style-name="x6" office:value="1583.100" office:value-type="float">
            <text:p><text:span text:style-name="x6">1583.100</text:span></text:p>
          </table:table-cell>
          <table:table-cell table:style-name="x8" office:value="None" office:value-type="string"/>
        </table:table-row>
        <table:table-row table:style-name="f9430185384f29d3a7e07d810a943267">
          <table:table-cell table:style-name="x9" office:value="18001" office:value-type="float">
            <text:p><text:span text:style-name="x9">1800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901.3" office:value-type="float">
            <text:p><text:span text:style-name="x10">901.3</text:span></text:p>
          </table:table-cell>
          <table:table-cell table:style-name="x10" office:value="15125.0" office:value-type="float">
            <text:p><text:span text:style-name="x10">15125.0</text:span></text:p>
          </table:table-cell>
          <table:table-cell table:style-name="x10" office:value="9304.95" office:value-type="float">
            <text:p><text:span text:style-name="x10">9304.9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304.95" office:value-type="float">
            <text:p><text:span text:style-name="x10">9304.95</text:span></text:p>
          </table:table-cell>
          <table:table-cell table:style-name="x10" office:value="8134.1" office:value-type="float">
            <text:p><text:span text:style-name="x10">8134.1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12.5" office:value-type="float">
            <text:p><text:span text:style-name="x10">-12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.15" office:value-type="float">
            <text:p><text:span text:style-name="x10">9.15</text:span></text:p>
          </table:table-cell>
          <table:table-cell table:style-name="x10" office:value="0.2" office:value-type="float">
            <text:p><text:span text:style-name="x10">0.2</text:span></text:p>
          </table:table-cell>
          <table:table-cell table:style-name="x10" office:value="8130.95" office:value-type="float">
            <text:p><text:span text:style-name="x10">8130.95</text:span></text:p>
          </table:table-cell>
          <table:table-cell table:style-name="x10" office:value="1543.3" office:value-type="float">
            <text:p><text:span text:style-name="x10">1543.3</text:span></text:p>
          </table:table-cell>
          <table:table-cell table:style-name="x10" office:value="2075.3" office:value-type="float">
            <text:p><text:span text:style-name="x10">2075.3</text:span></text:p>
          </table:table-cell>
          <table:table-cell table:style-name="x10" office:value="None" office:value-type="string"/>
        </table:table-row>
        <table:table-row table:style-name="8884aa47ad484acaef1e61a2a5257773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e6b2be5ce7354cdd37e64ae322c22011">
          <table:table-cell table:style-name="x6" office:value="18002" office:value-type="float">
            <text:p><text:span text:style-name="x6">18002</text:span></text:p>
          </table:table-cell>
          <table:table-cell table:style-name="x6" office:value="None" office:value-type="string">
            <text:p><text:span text:style-name="x6">ООО "Ф-АЛКО"</text:span></text:p>
          </table:table-cell>
          <table:table-cell table:style-name="x6" office:value="1461.350" office:value-type="float">
            <text:p><text:span text:style-name="x6">1461.350</text:span></text:p>
          </table:table-cell>
          <table:table-cell table:style-name="x7" office:value="14179.000" office:value-type="float">
            <text:p><text:span text:style-name="x7">14179.000</text:span></text:p>
          </table:table-cell>
          <table:table-cell table:style-name="x6" office:value="7084.000" office:value-type="float">
            <text:p><text:span text:style-name="x6">7084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5.050" office:value-type="float">
            <text:p><text:span text:style-name="x6">5.050</text:span></text:p>
          </table:table-cell>
          <table:table-cell table:style-name="x7" office:value="7089.050" office:value-type="float">
            <text:p><text:span text:style-name="x7">7089.050</text:span></text:p>
          </table:table-cell>
          <table:table-cell table:style-name="x6" office:value="7646.000" office:value-type="float">
            <text:p><text:span text:style-name="x6">764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6.600" office:value-type="float">
            <text:p><text:span text:style-name="x6">-6.6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0.850" office:value-type="float">
            <text:p><text:span text:style-name="x6">20.850</text:span></text:p>
          </table:table-cell>
          <table:table-cell table:style-name="x7" office:value="7660.250" office:value-type="float">
            <text:p><text:span text:style-name="x7">7660.250</text:span></text:p>
          </table:table-cell>
          <table:table-cell table:style-name="x6" office:value="584.050" office:value-type="float">
            <text:p><text:span text:style-name="x6">584.050</text:span></text:p>
          </table:table-cell>
          <table:table-cell table:style-name="x6" office:value="890.150" office:value-type="float">
            <text:p><text:span text:style-name="x6">890.150</text:span></text:p>
          </table:table-cell>
          <table:table-cell table:style-name="x8" office:value="None" office:value-type="string"/>
        </table:table-row>
        <table:table-row table:style-name="1d13d687ab0a7c5a37f6dea07a579e07">
          <table:table-cell table:style-name="x6" office:value="18002" office:value-type="float">
            <text:p><text:span text:style-name="x6">18002</text:span></text:p>
          </table:table-cell>
          <table:table-cell table:style-name="x6" office:value="None" office:value-type="string">
            <text:p><text:span text:style-name="x6">ООО "АЛДИ" Новокузнецк</text:span></text:p>
          </table:table-cell>
          <table:table-cell table:style-name="x6" office:value="58.600" office:value-type="float">
            <text:p><text:span text:style-name="x6">58.600</text:span></text:p>
          </table:table-cell>
          <table:table-cell table:style-name="x7" office:value="913.000" office:value-type="float">
            <text:p><text:span text:style-name="x7">913.000</text:span></text:p>
          </table:table-cell>
          <table:table-cell table:style-name="x6" office:value="913.000" office:value-type="float">
            <text:p><text:span text:style-name="x6">91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913.000" office:value-type="float">
            <text:p><text:span text:style-name="x7">913.000</text:span></text:p>
          </table:table-cell>
          <table:table-cell table:style-name="x6" office:value="1341.650" office:value-type="float">
            <text:p><text:span text:style-name="x6">1341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2.300" office:value-type="float">
            <text:p><text:span text:style-name="x6">-12.3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329.350" office:value-type="float">
            <text:p><text:span text:style-name="x7">1329.350</text:span></text:p>
          </table:table-cell>
          <table:table-cell table:style-name="x6" office:value="198.800" office:value-type="float">
            <text:p><text:span text:style-name="x6">198.800</text:span></text:p>
          </table:table-cell>
          <table:table-cell table:style-name="x6" office:value="-357.750" office:value-type="float">
            <text:p><text:span text:style-name="x6">-357.750</text:span></text:p>
          </table:table-cell>
          <table:table-cell table:style-name="x8" office:value="None" office:value-type="string"/>
        </table:table-row>
        <table:table-row table:style-name="a736ae885c236afc45df78682ed645d9">
          <table:table-cell table:style-name="x6" office:value="18002" office:value-type="float">
            <text:p><text:span text:style-name="x6">18002</text:span></text:p>
          </table:table-cell>
          <table:table-cell table:style-name="x6" office:value="None" office:value-type="string">
            <text:p><text:span text:style-name="x6">ООО "Акватрейд" Новокузнецк</text:span></text:p>
          </table:table-cell>
          <table:table-cell table:style-name="x6" office:value="282.300" office:value-type="float">
            <text:p><text:span text:style-name="x6">282.300</text:span></text:p>
          </table:table-cell>
          <table:table-cell table:style-name="x7" office:value="6567.000" office:value-type="float">
            <text:p><text:span text:style-name="x7">6567.000</text:span></text:p>
          </table:table-cell>
          <table:table-cell table:style-name="x6" office:value="6842.000" office:value-type="float">
            <text:p><text:span text:style-name="x6">6842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6842.000" office:value-type="float">
            <text:p><text:span text:style-name="x7">6842.000</text:span></text:p>
          </table:table-cell>
          <table:table-cell table:style-name="x6" office:value="7098.800" office:value-type="float">
            <text:p><text:span text:style-name="x6">7098.8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1.250" office:value-type="float">
            <text:p><text:span text:style-name="x6">21.250</text:span></text:p>
          </table:table-cell>
          <table:table-cell table:style-name="x6" office:value="0.400" office:value-type="float">
            <text:p><text:span text:style-name="x6">0.400</text:span></text:p>
          </table:table-cell>
          <table:table-cell table:style-name="x7" office:value="7120.450" office:value-type="float">
            <text:p><text:span text:style-name="x7">7120.450</text:span></text:p>
          </table:table-cell>
          <table:table-cell table:style-name="x6" office:value="3.600" office:value-type="float">
            <text:p><text:span text:style-name="x6">3.600</text:span></text:p>
          </table:table-cell>
          <table:table-cell table:style-name="x6" office:value="3.850" office:value-type="float">
            <text:p><text:span text:style-name="x6">3.850</text:span></text:p>
          </table:table-cell>
          <table:table-cell table:style-name="x8" office:value="None" office:value-type="string"/>
        </table:table-row>
        <table:table-row table:style-name="a7b11880961df9a072d3ded7fc5246d6">
          <table:table-cell table:style-name="x6" office:value="18002" office:value-type="float">
            <text:p><text:span text:style-name="x6">18002</text:span></text:p>
          </table:table-cell>
          <table:table-cell table:style-name="x6" office:value="None" office:value-type="string">
            <text:p><text:span text:style-name="x6">ООО "Терем" Новокузнецк</text:span></text:p>
          </table:table-cell>
          <table:table-cell table:style-name="x6" office:value="112.950" office:value-type="float">
            <text:p><text:span text:style-name="x6">112.950</text:span></text:p>
          </table:table-cell>
          <table:table-cell table:style-name="x7" office:value="1320.000" office:value-type="float">
            <text:p><text:span text:style-name="x7">1320.000</text:span></text:p>
          </table:table-cell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1062.350" office:value-type="float">
            <text:p><text:span text:style-name="x6">1062.3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2.000" office:value-type="float">
            <text:p><text:span text:style-name="x6">-2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060.350" office:value-type="float">
            <text:p><text:span text:style-name="x7">1060.350</text:span></text:p>
          </table:table-cell>
          <table:table-cell table:style-name="x6" office:value="375.000" office:value-type="float">
            <text:p><text:span text:style-name="x6">375.000</text:span></text:p>
          </table:table-cell>
          <table:table-cell table:style-name="x6" office:value="None" office:value-type="string"/>
          <table:table-cell table:style-name="x8" office:value="None" office:value-type="string"/>
        </table:table-row>
        <table:table-row table:style-name="907bfecd068c6e1523d9660358f5dd62">
          <table:table-cell table:style-name="x9" office:value="18002" office:value-type="float">
            <text:p><text:span text:style-name="x9">18002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915.2" office:value-type="float">
            <text:p><text:span text:style-name="x10">1915.2</text:span></text:p>
          </table:table-cell>
          <table:table-cell table:style-name="x10" office:value="22979.0" office:value-type="float">
            <text:p><text:span text:style-name="x10">22979.0</text:span></text:p>
          </table:table-cell>
          <table:table-cell table:style-name="x10" office:value="14839.0" office:value-type="float">
            <text:p><text:span text:style-name="x10">14839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5.05" office:value-type="float">
            <text:p><text:span text:style-name="x10">5.05</text:span></text:p>
          </table:table-cell>
          <table:table-cell table:style-name="x10" office:value="14844.05" office:value-type="float">
            <text:p><text:span text:style-name="x10">14844.05</text:span></text:p>
          </table:table-cell>
          <table:table-cell table:style-name="x10" office:value="17148.8" office:value-type="float">
            <text:p><text:span text:style-name="x10">17148.8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20.9" office:value-type="float">
            <text:p><text:span text:style-name="x10">-20.9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1.25" office:value-type="float">
            <text:p><text:span text:style-name="x10">21.25</text:span></text:p>
          </table:table-cell>
          <table:table-cell table:style-name="x10" office:value="21.25" office:value-type="float">
            <text:p><text:span text:style-name="x10">21.25</text:span></text:p>
          </table:table-cell>
          <table:table-cell table:style-name="x10" office:value="17170.4" office:value-type="float">
            <text:p><text:span text:style-name="x10">17170.4</text:span></text:p>
          </table:table-cell>
          <table:table-cell table:style-name="x10" office:value="1161.45" office:value-type="float">
            <text:p><text:span text:style-name="x10">1161.45</text:span></text:p>
          </table:table-cell>
          <table:table-cell table:style-name="x10" office:value="536.25" office:value-type="float">
            <text:p><text:span text:style-name="x10">536.25</text:span></text:p>
          </table:table-cell>
          <table:table-cell table:style-name="x10" office:value="None" office:value-type="string"/>
        </table:table-row>
        <table:table-row table:style-name="681181cf80c5f2b3626c520c1f6b2165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e54b763cc79b2e4797c134d86d1d6528">
          <table:table-cell table:style-name="x6" office:value="18004" office:value-type="float">
            <text:p><text:span text:style-name="x6">18004</text:span></text:p>
          </table:table-cell>
          <table:table-cell table:style-name="x6" office:value="None" office:value-type="string">
            <text:p><text:span text:style-name="x6">ООО "Сибирский партнер"</text:span></text:p>
          </table:table-cell>
          <table:table-cell table:style-name="x6" office:value="588.000" office:value-type="float">
            <text:p><text:span text:style-name="x6">588.000</text:span></text:p>
          </table:table-cell>
          <table:table-cell table:style-name="x7" office:value="1606.000" office:value-type="float">
            <text:p><text:span text:style-name="x7">1606.000</text:span></text:p>
          </table:table-cell>
          <table:table-cell table:style-name="x6" office:value="1606.000" office:value-type="float">
            <text:p><text:span text:style-name="x6">160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606.000" office:value-type="float">
            <text:p><text:span text:style-name="x7">1606.000</text:span></text:p>
          </table:table-cell>
          <table:table-cell table:style-name="x6" office:value="1792.000" office:value-type="float">
            <text:p><text:span text:style-name="x6">1792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792.000" office:value-type="float">
            <text:p><text:span text:style-name="x7">1792.000</text:span></text:p>
          </table:table-cell>
          <table:table-cell table:style-name="x6" office:value="402.000" office:value-type="float">
            <text:p><text:span text:style-name="x6">402.000</text:span></text:p>
          </table:table-cell>
          <table:table-cell table:style-name="x6" office:value="402.000" office:value-type="float">
            <text:p><text:span text:style-name="x6">402.000</text:span></text:p>
          </table:table-cell>
          <table:table-cell table:style-name="x8" office:value="None" office:value-type="string"/>
        </table:table-row>
        <table:table-row table:style-name="ec76d003cdcf5f13a5cc11ba463c281c">
          <table:table-cell table:style-name="x9" office:value="18004" office:value-type="float">
            <text:p><text:span text:style-name="x9">18004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88.0" office:value-type="float">
            <text:p><text:span text:style-name="x10">588.0</text:span></text:p>
          </table:table-cell>
          <table:table-cell table:style-name="x10" office:value="1606.0" office:value-type="float">
            <text:p><text:span text:style-name="x10">1606.0</text:span></text:p>
          </table:table-cell>
          <table:table-cell table:style-name="x10" office:value="1606.0" office:value-type="float">
            <text:p><text:span text:style-name="x10">1606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06.0" office:value-type="float">
            <text:p><text:span text:style-name="x10">1606.0</text:span></text:p>
          </table:table-cell>
          <table:table-cell table:style-name="x10" office:value="1792.0" office:value-type="float">
            <text:p><text:span text:style-name="x10">1792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792.0" office:value-type="float">
            <text:p><text:span text:style-name="x10">1792.0</text:span></text:p>
          </table:table-cell>
          <table:table-cell table:style-name="x10" office:value="402.0" office:value-type="float">
            <text:p><text:span text:style-name="x10">402.0</text:span></text:p>
          </table:table-cell>
          <table:table-cell table:style-name="x10" office:value="402.0" office:value-type="float">
            <text:p><text:span text:style-name="x10">402.0</text:span></text:p>
          </table:table-cell>
          <table:table-cell table:style-name="x10" office:value="None" office:value-type="string"/>
        </table:table-row>
        <table:table-row table:style-name="d4d915f430c1ff546fc1332a9a542820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c12806200d7eabc3cf13afed3298ec02">
          <table:table-cell table:style-name="x6" office:value="18005" office:value-type="float">
            <text:p><text:span text:style-name="x6">18005</text:span></text:p>
          </table:table-cell>
          <table:table-cell table:style-name="x6" office:value="None" office:value-type="string">
            <text:p><text:span text:style-name="x6">ООО "АНИКОМ"</text:span></text:p>
          </table:table-cell>
          <table:table-cell table:style-name="x6" office:value="125.950" office:value-type="float">
            <text:p><text:span text:style-name="x6">125.950</text:span></text:p>
          </table:table-cell>
          <table:table-cell table:style-name="x7" office:value="4752.000" office:value-type="float">
            <text:p><text:span text:style-name="x7">4752.000</text:span></text:p>
          </table:table-cell>
          <table:table-cell table:style-name="x6" office:value="4763.300" office:value-type="float">
            <text:p><text:span text:style-name="x6">4763.3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4763.300" office:value-type="float">
            <text:p><text:span text:style-name="x7">4763.300</text:span></text:p>
          </table:table-cell>
          <table:table-cell table:style-name="x6" office:value="4422.050" office:value-type="float">
            <text:p><text:span text:style-name="x6">4422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4422.050" office:value-type="float">
            <text:p><text:span text:style-name="x7">4422.050</text:span></text:p>
          </table:table-cell>
          <table:table-cell table:style-name="x6" office:value="479.300" office:value-type="float">
            <text:p><text:span text:style-name="x6">479.300</text:span></text:p>
          </table:table-cell>
          <table:table-cell table:style-name="x6" office:value="467.200" office:value-type="float">
            <text:p><text:span text:style-name="x6">467.200</text:span></text:p>
          </table:table-cell>
          <table:table-cell table:style-name="x8" office:value="None" office:value-type="string"/>
        </table:table-row>
        <table:table-row table:style-name="c161550fe9464a1b2f62ec953f65ce84">
          <table:table-cell table:style-name="x9" office:value="18005" office:value-type="float">
            <text:p><text:span text:style-name="x9">18005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25.95" office:value-type="float">
            <text:p><text:span text:style-name="x10">125.95</text:span></text:p>
          </table:table-cell>
          <table:table-cell table:style-name="x10" office:value="4752.0" office:value-type="float">
            <text:p><text:span text:style-name="x10">4752.0</text:span></text:p>
          </table:table-cell>
          <table:table-cell table:style-name="x10" office:value="4763.3" office:value-type="float">
            <text:p><text:span text:style-name="x10">4763.3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763.3" office:value-type="float">
            <text:p><text:span text:style-name="x10">4763.3</text:span></text:p>
          </table:table-cell>
          <table:table-cell table:style-name="x10" office:value="4422.05" office:value-type="float">
            <text:p><text:span text:style-name="x10">4422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422.05" office:value-type="float">
            <text:p><text:span text:style-name="x10">4422.05</text:span></text:p>
          </table:table-cell>
          <table:table-cell table:style-name="x10" office:value="479.3" office:value-type="float">
            <text:p><text:span text:style-name="x10">479.3</text:span></text:p>
          </table:table-cell>
          <table:table-cell table:style-name="x10" office:value="467.2" office:value-type="float">
            <text:p><text:span text:style-name="x10">467.2</text:span></text:p>
          </table:table-cell>
          <table:table-cell table:style-name="x10" office:value="None" office:value-type="string"/>
        </table:table-row>
        <table:table-row table:style-name="4ddd86deaff7de0953f9d00c28d473c5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9ee87d51240c3caf5c43db6d09d69c90">
          <table:table-cell table:style-name="x6" office:value="18006" office:value-type="float">
            <text:p><text:span text:style-name="x6">18006</text:span></text:p>
          </table:table-cell>
          <table:table-cell table:style-name="x6" office:value="None" office:value-type="string">
            <text:p><text:span text:style-name="x6">ООО "РСА"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7" office:value="None" office:value-type="string"/>
          <table:table-cell table:style-name="x6" office:value="1617.000" office:value-type="float">
            <text:p><text:span text:style-name="x6">161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617.000" office:value-type="float">
            <text:p><text:span text:style-name="x7">1617.000</text:span></text:p>
          </table:table-cell>
          <table:table-cell table:style-name="x6" office:value="1384.950" office:value-type="float">
            <text:p><text:span text:style-name="x6">1384.9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384.950" office:value-type="float">
            <text:p><text:span text:style-name="x7">1384.950</text:span></text:p>
          </table:table-cell>
          <table:table-cell table:style-name="x6" office:value="232.050" office:value-type="float">
            <text:p><text:span text:style-name="x6">232.050</text:span></text:p>
          </table:table-cell>
          <table:table-cell table:style-name="x6" office:value="232.050" office:value-type="float">
            <text:p><text:span text:style-name="x6">232.050</text:span></text:p>
          </table:table-cell>
          <table:table-cell table:style-name="x8" office:value="None" office:value-type="string"/>
        </table:table-row>
        <table:table-row table:style-name="397eaf3e15db2acd676fe9f66c48dfdf">
          <table:table-cell table:style-name="x9" office:value="18006" office:value-type="float">
            <text:p><text:span text:style-name="x9">18006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17.0" office:value-type="float">
            <text:p><text:span text:style-name="x10">1617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17.0" office:value-type="float">
            <text:p><text:span text:style-name="x10">1617.0</text:span></text:p>
          </table:table-cell>
          <table:table-cell table:style-name="x10" office:value="1384.95" office:value-type="float">
            <text:p><text:span text:style-name="x10">1384.9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384.95" office:value-type="float">
            <text:p><text:span text:style-name="x10">1384.95</text:span></text:p>
          </table:table-cell>
          <table:table-cell table:style-name="x10" office:value="232.05" office:value-type="float">
            <text:p><text:span text:style-name="x10">232.05</text:span></text:p>
          </table:table-cell>
          <table:table-cell table:style-name="x10" office:value="232.05" office:value-type="float">
            <text:p><text:span text:style-name="x10">232.05</text:span></text:p>
          </table:table-cell>
          <table:table-cell table:style-name="x10" office:value="None" office:value-type="string"/>
        </table:table-row>
        <table:table-row table:style-name="b0a1bba4d26796b0b9bb5be5f08504fb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b7fbadf059e4c266d34001a042eff208">
          <table:table-cell table:style-name="x6" office:value="20001" office:value-type="float">
            <text:p><text:span text:style-name="x6">20001</text:span></text:p>
          </table:table-cell>
          <table:table-cell table:style-name="x6" office:value="None" office:value-type="string">
            <text:p><text:span text:style-name="x6">ООО "Сервико" Тайшет</text:span></text:p>
          </table:table-cell>
          <table:table-cell table:style-name="x6" office:value="1298.100" office:value-type="float">
            <text:p><text:span text:style-name="x6">1298.100</text:span></text:p>
          </table:table-cell>
          <table:table-cell table:style-name="x7" office:value="2706.000" office:value-type="float">
            <text:p><text:span text:style-name="x7">2706.000</text:span></text:p>
          </table:table-cell>
          <table:table-cell table:style-name="x6" office:value="2706.000" office:value-type="float">
            <text:p><text:span text:style-name="x6">2706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2706.000" office:value-type="float">
            <text:p><text:span text:style-name="x7">2706.000</text:span></text:p>
          </table:table-cell>
          <table:table-cell table:style-name="x6" office:value="2951.000" office:value-type="float">
            <text:p><text:span text:style-name="x6">295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8.000" office:value-type="float">
            <text:p><text:span text:style-name="x6">-1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32.700" office:value-type="float">
            <text:p><text:span text:style-name="x6">32.700</text:span></text:p>
          </table:table-cell>
          <table:table-cell table:style-name="x6" office:value="6.450" office:value-type="float">
            <text:p><text:span text:style-name="x6">6.450</text:span></text:p>
          </table:table-cell>
          <table:table-cell table:style-name="x7" office:value="2972.150" office:value-type="float">
            <text:p><text:span text:style-name="x7">2972.150</text:span></text:p>
          </table:table-cell>
          <table:table-cell table:style-name="x6" office:value="1031.950" office:value-type="float">
            <text:p><text:span text:style-name="x6">1031.950</text:span></text:p>
          </table:table-cell>
          <table:table-cell table:style-name="x6" office:value="1031.950" office:value-type="float">
            <text:p><text:span text:style-name="x6">1031.950</text:span></text:p>
          </table:table-cell>
          <table:table-cell table:style-name="x8" office:value="None" office:value-type="string"/>
        </table:table-row>
        <table:table-row table:style-name="45c5dfb6c8fe8562a46d6b9e60bec2f4">
          <table:table-cell table:style-name="x9" office:value="20001" office:value-type="float">
            <text:p><text:span text:style-name="x9">2000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298.1" office:value-type="float">
            <text:p><text:span text:style-name="x10">1298.1</text:span></text:p>
          </table:table-cell>
          <table:table-cell table:style-name="x10" office:value="2706.0" office:value-type="float">
            <text:p><text:span text:style-name="x10">2706.0</text:span></text:p>
          </table:table-cell>
          <table:table-cell table:style-name="x10" office:value="2706.0" office:value-type="float">
            <text:p><text:span text:style-name="x10">2706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706.0" office:value-type="float">
            <text:p><text:span text:style-name="x10">2706.0</text:span></text:p>
          </table:table-cell>
          <table:table-cell table:style-name="x10" office:value="2951.0" office:value-type="float">
            <text:p><text:span text:style-name="x10">2951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18.0" office:value-type="float">
            <text:p><text:span text:style-name="x10">-18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2.7" office:value-type="float">
            <text:p><text:span text:style-name="x10">32.7</text:span></text:p>
          </table:table-cell>
          <table:table-cell table:style-name="x10" office:value="6.45" office:value-type="float">
            <text:p><text:span text:style-name="x10">6.45</text:span></text:p>
          </table:table-cell>
          <table:table-cell table:style-name="x10" office:value="2972.15" office:value-type="float">
            <text:p><text:span text:style-name="x10">2972.15</text:span></text:p>
          </table:table-cell>
          <table:table-cell table:style-name="x10" office:value="1031.95" office:value-type="float">
            <text:p><text:span text:style-name="x10">1031.95</text:span></text:p>
          </table:table-cell>
          <table:table-cell table:style-name="x10" office:value="1031.95" office:value-type="float">
            <text:p><text:span text:style-name="x10">1031.95</text:span></text:p>
          </table:table-cell>
          <table:table-cell table:style-name="x10" office:value="None" office:value-type="string"/>
        </table:table-row>
        <table:table-row table:style-name="2d97501acc87e2ce3ac90602e0f0c808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6769cc90e8d68d79262cee36ee348118">
          <table:table-cell table:style-name="x6" office:value="20002" office:value-type="float">
            <text:p><text:span text:style-name="x6">20002</text:span></text:p>
          </table:table-cell>
          <table:table-cell table:style-name="x6" office:value="None" office:value-type="string">
            <text:p><text:span text:style-name="x6">ООО "Сервико" Нижнеудинск</text:span></text:p>
          </table:table-cell>
          <table:table-cell table:style-name="x6" office:value="47.950" office:value-type="float">
            <text:p><text:span text:style-name="x6">47.950</text:span></text:p>
          </table:table-cell>
          <table:table-cell table:style-name="x7" office:value="1683.000" office:value-type="float">
            <text:p><text:span text:style-name="x7">1683.000</text:span></text:p>
          </table:table-cell>
          <table:table-cell table:style-name="x6" office:value="1683.000" office:value-type="float">
            <text:p><text:span text:style-name="x6">1683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683.000" office:value-type="float">
            <text:p><text:span text:style-name="x7">1683.000</text:span></text:p>
          </table:table-cell>
          <table:table-cell table:style-name="x6" office:value="1183.500" office:value-type="float">
            <text:p><text:span text:style-name="x6">1183.5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3.400" office:value-type="float">
            <text:p><text:span text:style-name="x6">-3.4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25.150" office:value-type="float">
            <text:p><text:span text:style-name="x6">25.150</text:span></text:p>
          </table:table-cell>
          <table:table-cell table:style-name="x6" office:value="3.450" office:value-type="float">
            <text:p><text:span text:style-name="x6">3.450</text:span></text:p>
          </table:table-cell>
          <table:table-cell table:style-name="x7" office:value="1208.700" office:value-type="float">
            <text:p><text:span text:style-name="x7">1208.700</text:span></text:p>
          </table:table-cell>
          <table:table-cell table:style-name="x6" office:value="522.250" office:value-type="float">
            <text:p><text:span text:style-name="x6">522.250</text:span></text:p>
          </table:table-cell>
          <table:table-cell table:style-name="x6" office:value="522.250" office:value-type="float">
            <text:p><text:span text:style-name="x6">522.250</text:span></text:p>
          </table:table-cell>
          <table:table-cell table:style-name="x8" office:value="None" office:value-type="string"/>
        </table:table-row>
        <table:table-row table:style-name="797e1dba628d4a45fdeb31ac716404ac">
          <table:table-cell table:style-name="x9" office:value="20002" office:value-type="float">
            <text:p><text:span text:style-name="x9">20002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47.95" office:value-type="float">
            <text:p><text:span text:style-name="x10">47.95</text:span></text:p>
          </table:table-cell>
          <table:table-cell table:style-name="x10" office:value="1683.0" office:value-type="float">
            <text:p><text:span text:style-name="x10">1683.0</text:span></text:p>
          </table:table-cell>
          <table:table-cell table:style-name="x10" office:value="1683.0" office:value-type="float">
            <text:p><text:span text:style-name="x10">1683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83.0" office:value-type="float">
            <text:p><text:span text:style-name="x10">1683.0</text:span></text:p>
          </table:table-cell>
          <table:table-cell table:style-name="x10" office:value="1183.5" office:value-type="float">
            <text:p><text:span text:style-name="x10">1183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3.4" office:value-type="float">
            <text:p><text:span text:style-name="x10">-3.4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5.15" office:value-type="float">
            <text:p><text:span text:style-name="x10">25.15</text:span></text:p>
          </table:table-cell>
          <table:table-cell table:style-name="x10" office:value="3.45" office:value-type="float">
            <text:p><text:span text:style-name="x10">3.45</text:span></text:p>
          </table:table-cell>
          <table:table-cell table:style-name="x10" office:value="1208.7" office:value-type="float">
            <text:p><text:span text:style-name="x10">1208.7</text:span></text:p>
          </table:table-cell>
          <table:table-cell table:style-name="x10" office:value="522.25" office:value-type="float">
            <text:p><text:span text:style-name="x10">522.25</text:span></text:p>
          </table:table-cell>
          <table:table-cell table:style-name="x10" office:value="522.25" office:value-type="float">
            <text:p><text:span text:style-name="x10">522.25</text:span></text:p>
          </table:table-cell>
          <table:table-cell table:style-name="x10" office:value="None" office:value-type="string"/>
        </table:table-row>
        <table:table-row table:style-name="0c92d7c3ace7738832c407fee8d7617c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ef5ad18cc723c5073d9dbc516348e8d6">
          <table:table-cell table:style-name="x6" office:value="20003" office:value-type="float">
            <text:p><text:span text:style-name="x6">20003</text:span></text:p>
          </table:table-cell>
          <table:table-cell table:style-name="x6" office:value="None" office:value-type="string">
            <text:p><text:span text:style-name="x6">ООО "Сервико" Тулун</text:span></text:p>
          </table:table-cell>
          <table:table-cell table:style-name="x6" office:value="3.550" office:value-type="float">
            <text:p><text:span text:style-name="x6">3.550</text:span></text:p>
          </table:table-cell>
          <table:table-cell table:style-name="x7" office:value="1881.000" office:value-type="float">
            <text:p><text:span text:style-name="x7">1881.000</text:span></text:p>
          </table:table-cell>
          <table:table-cell table:style-name="x6" office:value="1881.000" office:value-type="float">
            <text:p><text:span text:style-name="x6">188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881.000" office:value-type="float">
            <text:p><text:span text:style-name="x7">1881.000</text:span></text:p>
          </table:table-cell>
          <table:table-cell table:style-name="x6" office:value="1218.000" office:value-type="float">
            <text:p><text:span text:style-name="x6">121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43.650" office:value-type="float">
            <text:p><text:span text:style-name="x6">-43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6.800" office:value-type="float">
            <text:p><text:span text:style-name="x6">16.800</text:span></text:p>
          </table:table-cell>
          <table:table-cell table:style-name="x6" office:value="8.600" office:value-type="float">
            <text:p><text:span text:style-name="x6">8.600</text:span></text:p>
          </table:table-cell>
          <table:table-cell table:style-name="x7" office:value="1199.750" office:value-type="float">
            <text:p><text:span text:style-name="x7">1199.750</text:span></text:p>
          </table:table-cell>
          <table:table-cell table:style-name="x6" office:value="684.800" office:value-type="float">
            <text:p><text:span text:style-name="x6">684.800</text:span></text:p>
          </table:table-cell>
          <table:table-cell table:style-name="x6" office:value="684.800" office:value-type="float">
            <text:p><text:span text:style-name="x6">684.800</text:span></text:p>
          </table:table-cell>
          <table:table-cell table:style-name="x8" office:value="None" office:value-type="string"/>
        </table:table-row>
        <table:table-row table:style-name="7a0e0f15088cb23dbcd5b04d6f52f3f3">
          <table:table-cell table:style-name="x9" office:value="20003" office:value-type="float">
            <text:p><text:span text:style-name="x9">20003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3.55" office:value-type="float">
            <text:p><text:span text:style-name="x10">3.55</text:span></text:p>
          </table:table-cell>
          <table:table-cell table:style-name="x10" office:value="1881.0" office:value-type="float">
            <text:p><text:span text:style-name="x10">1881.0</text:span></text:p>
          </table:table-cell>
          <table:table-cell table:style-name="x10" office:value="1881.0" office:value-type="float">
            <text:p><text:span text:style-name="x10">1881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881.0" office:value-type="float">
            <text:p><text:span text:style-name="x10">1881.0</text:span></text:p>
          </table:table-cell>
          <table:table-cell table:style-name="x10" office:value="1218.0" office:value-type="float">
            <text:p><text:span text:style-name="x10">1218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43.65" office:value-type="float">
            <text:p><text:span text:style-name="x10">-43.6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6.8" office:value-type="float">
            <text:p><text:span text:style-name="x10">16.8</text:span></text:p>
          </table:table-cell>
          <table:table-cell table:style-name="x10" office:value="8.6" office:value-type="float">
            <text:p><text:span text:style-name="x10">8.6</text:span></text:p>
          </table:table-cell>
          <table:table-cell table:style-name="x10" office:value="1199.75" office:value-type="float">
            <text:p><text:span text:style-name="x10">1199.75</text:span></text:p>
          </table:table-cell>
          <table:table-cell table:style-name="x10" office:value="684.8" office:value-type="float">
            <text:p><text:span text:style-name="x10">684.8</text:span></text:p>
          </table:table-cell>
          <table:table-cell table:style-name="x10" office:value="684.8" office:value-type="float">
            <text:p><text:span text:style-name="x10">684.8</text:span></text:p>
          </table:table-cell>
          <table:table-cell table:style-name="x10" office:value="None" office:value-type="string"/>
        </table:table-row>
        <table:table-row table:style-name="68c13d65befc177a8573c2e10303118f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83e247d94c76f355e018d5f0d3774e24">
          <table:table-cell table:style-name="x6" office:value="20004" office:value-type="float">
            <text:p><text:span text:style-name="x6">20004</text:span></text:p>
          </table:table-cell>
          <table:table-cell table:style-name="x6" office:value="None" office:value-type="string">
            <text:p><text:span text:style-name="x6">ООО "Сервико" Зима</text:span></text:p>
          </table:table-cell>
          <table:table-cell table:style-name="x6" office:value="108.600" office:value-type="float">
            <text:p><text:span text:style-name="x6">108.600</text:span></text:p>
          </table:table-cell>
          <table:table-cell table:style-name="x7" office:value="1034.000" office:value-type="float">
            <text:p><text:span text:style-name="x7">1034.000</text:span></text:p>
          </table:table-cell>
          <table:table-cell table:style-name="x6" office:value="1034.000" office:value-type="float">
            <text:p><text:span text:style-name="x6">1034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500" office:value-type="float">
            <text:p><text:span text:style-name="x6">0.500</text:span></text:p>
          </table:table-cell>
          <table:table-cell table:style-name="x7" office:value="1034.500" office:value-type="float">
            <text:p><text:span text:style-name="x7">1034.500</text:span></text:p>
          </table:table-cell>
          <table:table-cell table:style-name="x6" office:value="770.750" office:value-type="float">
            <text:p><text:span text:style-name="x6">770.7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.550" office:value-type="float">
            <text:p><text:span text:style-name="x6">-1.5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3.450" office:value-type="float">
            <text:p><text:span text:style-name="x6">13.450</text:span></text:p>
          </table:table-cell>
          <table:table-cell table:style-name="x6" office:value="0.500" office:value-type="float">
            <text:p><text:span text:style-name="x6">0.500</text:span></text:p>
          </table:table-cell>
          <table:table-cell table:style-name="x7" office:value="783.150" office:value-type="float">
            <text:p><text:span text:style-name="x7">783.150</text:span></text:p>
          </table:table-cell>
          <table:table-cell table:style-name="x6" office:value="182.950" office:value-type="float">
            <text:p><text:span text:style-name="x6">182.950</text:span></text:p>
          </table:table-cell>
          <table:table-cell table:style-name="x6" office:value="359.950" office:value-type="float">
            <text:p><text:span text:style-name="x6">359.950</text:span></text:p>
          </table:table-cell>
          <table:table-cell table:style-name="x8" office:value="None" office:value-type="string"/>
        </table:table-row>
        <table:table-row table:style-name="24590ca515d29fb9dd38843787783e54">
          <table:table-cell table:style-name="x9" office:value="20004" office:value-type="float">
            <text:p><text:span text:style-name="x9">20004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108.6" office:value-type="float">
            <text:p><text:span text:style-name="x10">108.6</text:span></text:p>
          </table:table-cell>
          <table:table-cell table:style-name="x10" office:value="1034.0" office:value-type="float">
            <text:p><text:span text:style-name="x10">1034.0</text:span></text:p>
          </table:table-cell>
          <table:table-cell table:style-name="x10" office:value="1034.0" office:value-type="float">
            <text:p><text:span text:style-name="x10">103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5" office:value-type="float">
            <text:p><text:span text:style-name="x10">0.5</text:span></text:p>
          </table:table-cell>
          <table:table-cell table:style-name="x10" office:value="1034.5" office:value-type="float">
            <text:p><text:span text:style-name="x10">1034.5</text:span></text:p>
          </table:table-cell>
          <table:table-cell table:style-name="x10" office:value="770.75" office:value-type="float">
            <text:p><text:span text:style-name="x10">770.7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1.55" office:value-type="float">
            <text:p><text:span text:style-name="x10">-1.5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3.45" office:value-type="float">
            <text:p><text:span text:style-name="x10">13.45</text:span></text:p>
          </table:table-cell>
          <table:table-cell table:style-name="x10" office:value="0.5" office:value-type="float">
            <text:p><text:span text:style-name="x10">0.5</text:span></text:p>
          </table:table-cell>
          <table:table-cell table:style-name="x10" office:value="783.15" office:value-type="float">
            <text:p><text:span text:style-name="x10">783.15</text:span></text:p>
          </table:table-cell>
          <table:table-cell table:style-name="x10" office:value="182.95" office:value-type="float">
            <text:p><text:span text:style-name="x10">182.95</text:span></text:p>
          </table:table-cell>
          <table:table-cell table:style-name="x10" office:value="359.95" office:value-type="float">
            <text:p><text:span text:style-name="x10">359.95</text:span></text:p>
          </table:table-cell>
          <table:table-cell table:style-name="x10" office:value="None" office:value-type="string"/>
        </table:table-row>
        <table:table-row table:style-name="c70cdd16f55b205990830656f22d1238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9f84f541719d108a4596b2a0cf7523bc">
          <table:table-cell table:style-name="x6" office:value="20005" office:value-type="float">
            <text:p><text:span text:style-name="x6">20005</text:span></text:p>
          </table:table-cell>
          <table:table-cell table:style-name="x6" office:value="None" office:value-type="string">
            <text:p><text:span text:style-name="x6">ООО "Сервико" Черемхово</text:span></text:p>
          </table:table-cell>
          <table:table-cell table:style-name="x6" office:value="0.200" office:value-type="float">
            <text:p><text:span text:style-name="x6">0.200</text:span></text:p>
          </table:table-cell>
          <table:table-cell table:style-name="x7" office:value="None" office:value-type="string"/>
          <table:table-cell table:style-name="x6" office:value="137.000" office:value-type="float">
            <text:p><text:span text:style-name="x6">137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.150" office:value-type="float">
            <text:p><text:span text:style-name="x6">0.150</text:span></text:p>
          </table:table-cell>
          <table:table-cell table:style-name="x7" office:value="137.150" office:value-type="float">
            <text:p><text:span text:style-name="x7">137.150</text:span></text:p>
          </table:table-cell>
          <table:table-cell table:style-name="x6" office:value="126.650" office:value-type="float">
            <text:p><text:span text:style-name="x6">126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.000" office:value-type="float">
            <text:p><text:span text:style-name="x6">-1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11.300" office:value-type="float">
            <text:p><text:span text:style-name="x6">11.300</text:span></text:p>
          </table:table-cell>
          <table:table-cell table:style-name="x6" office:value="0.400" office:value-type="float">
            <text:p><text:span text:style-name="x6">0.400</text:span></text:p>
          </table:table-cell>
          <table:table-cell table:style-name="x7" office:value="137.350" office:value-type="float">
            <text:p><text:span text:style-name="x7">137.350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8" office:value="None" office:value-type="string"/>
        </table:table-row>
        <table:table-row table:style-name="694c1d6412bab5326548bef2a78a8dcf">
          <table:table-cell table:style-name="x9" office:value="20005" office:value-type="float">
            <text:p><text:span text:style-name="x9">20005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0.2" office:value-type="float">
            <text:p><text:span text:style-name="x10">0.2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37.0" office:value-type="float">
            <text:p><text:span text:style-name="x10">137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15" office:value-type="float">
            <text:p><text:span text:style-name="x10">0.15</text:span></text:p>
          </table:table-cell>
          <table:table-cell table:style-name="x10" office:value="137.15" office:value-type="float">
            <text:p><text:span text:style-name="x10">137.15</text:span></text:p>
          </table:table-cell>
          <table:table-cell table:style-name="x10" office:value="126.65" office:value-type="float">
            <text:p><text:span text:style-name="x10">126.6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1.0" office:value-type="float">
            <text:p><text:span text:style-name="x10">-1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1.3" office:value-type="float">
            <text:p><text:span text:style-name="x10">11.3</text:span></text:p>
          </table:table-cell>
          <table:table-cell table:style-name="x10" office:value="0.4" office:value-type="float">
            <text:p><text:span text:style-name="x10">0.4</text:span></text:p>
          </table:table-cell>
          <table:table-cell table:style-name="x10" office:value="137.35" office:value-type="float">
            <text:p><text:span text:style-name="x10">137.3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None" office:value-type="string"/>
        </table:table-row>
        <table:table-row table:style-name="e55170dbcf66bde0be557781757a08f5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df8521dd7abefd10ee4b760776c57d7b">
          <table:table-cell table:style-name="x6" office:value="20007" office:value-type="float">
            <text:p><text:span text:style-name="x6">20007</text:span></text:p>
          </table:table-cell>
          <table:table-cell table:style-name="x6" office:value="None" office:value-type="string">
            <text:p><text:span text:style-name="x6">ООО "Сервико" Иркутск</text:span></text:p>
          </table:table-cell>
          <table:table-cell table:style-name="x6" office:value="0.000" office:value-type="float">
            <text:p><text:span text:style-name="x6">0.000</text:span></text:p>
          </table:table-cell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0.000" office:value-type="float">
            <text:p><text:span text:style-name="x6">0.000</text:span></text:p>
          </table:table-cell>
          <table:table-cell table:style-name="x6" office:value="None" office:value-type="string"/>
          <table:table-cell table:style-name="x8" office:value="None" office:value-type="string"/>
        </table:table-row>
        <table:table-row table:style-name="94f4dd4182172a44728b2ad3cfcc6808">
          <table:table-cell table:style-name="x9" office:value="20007" office:value-type="float">
            <text:p><text:span text:style-name="x9">20007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None" office:value-type="string"/>
        </table:table-row>
        <table:table-row table:style-name="686aa93d0d1db38b0b0d8c152d4a9f59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1c42999626b9c655c5dccc9abf84bd98">
          <table:table-cell table:style-name="x6" office:value="20009" office:value-type="float">
            <text:p><text:span text:style-name="x6">20009</text:span></text:p>
          </table:table-cell>
          <table:table-cell table:style-name="x6" office:value="None" office:value-type="string">
            <text:p><text:span text:style-name="x6">ООО "Сервико" Братск</text:span></text:p>
          </table:table-cell>
          <table:table-cell table:style-name="x6" office:value="562.050" office:value-type="float">
            <text:p><text:span text:style-name="x6">562.050</text:span></text:p>
          </table:table-cell>
          <table:table-cell table:style-name="x7" office:value="None" office:value-type="string"/>
          <table:table-cell table:style-name="x6" office:value="3938.000" office:value-type="float">
            <text:p><text:span text:style-name="x6">3938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3938.000" office:value-type="float">
            <text:p><text:span text:style-name="x7">3938.000</text:span></text:p>
          </table:table-cell>
          <table:table-cell table:style-name="x6" office:value="2889.050" office:value-type="float">
            <text:p><text:span text:style-name="x6">2889.0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76.750" office:value-type="float">
            <text:p><text:span text:style-name="x6">-76.7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72.150" office:value-type="float">
            <text:p><text:span text:style-name="x6">72.150</text:span></text:p>
          </table:table-cell>
          <table:table-cell table:style-name="x6" office:value="8.450" office:value-type="float">
            <text:p><text:span text:style-name="x6">8.450</text:span></text:p>
          </table:table-cell>
          <table:table-cell table:style-name="x7" office:value="2892.900" office:value-type="float">
            <text:p><text:span text:style-name="x7">2892.900</text:span></text:p>
          </table:table-cell>
          <table:table-cell table:style-name="x6" office:value="342.150" office:value-type="float">
            <text:p><text:span text:style-name="x6">342.150</text:span></text:p>
          </table:table-cell>
          <table:table-cell table:style-name="x6" office:value="1607.150" office:value-type="float">
            <text:p><text:span text:style-name="x6">1607.150</text:span></text:p>
          </table:table-cell>
          <table:table-cell table:style-name="x8" office:value="None" office:value-type="string"/>
        </table:table-row>
        <table:table-row table:style-name="4e4bcb183d5a25276a8f249be5c98c2d">
          <table:table-cell table:style-name="x9" office:value="20009" office:value-type="float">
            <text:p><text:span text:style-name="x9">20009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562.05" office:value-type="float">
            <text:p><text:span text:style-name="x10">562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938.0" office:value-type="float">
            <text:p><text:span text:style-name="x10">3938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3938.0" office:value-type="float">
            <text:p><text:span text:style-name="x10">3938.0</text:span></text:p>
          </table:table-cell>
          <table:table-cell table:style-name="x10" office:value="2889.05" office:value-type="float">
            <text:p><text:span text:style-name="x10">2889.0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76.75" office:value-type="float">
            <text:p><text:span text:style-name="x10">-76.7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72.15" office:value-type="float">
            <text:p><text:span text:style-name="x10">72.15</text:span></text:p>
          </table:table-cell>
          <table:table-cell table:style-name="x10" office:value="8.45" office:value-type="float">
            <text:p><text:span text:style-name="x10">8.45</text:span></text:p>
          </table:table-cell>
          <table:table-cell table:style-name="x10" office:value="2892.9" office:value-type="float">
            <text:p><text:span text:style-name="x10">2892.9</text:span></text:p>
          </table:table-cell>
          <table:table-cell table:style-name="x10" office:value="342.15" office:value-type="float">
            <text:p><text:span text:style-name="x10">342.15</text:span></text:p>
          </table:table-cell>
          <table:table-cell table:style-name="x10" office:value="1607.15" office:value-type="float">
            <text:p><text:span text:style-name="x10">1607.15</text:span></text:p>
          </table:table-cell>
          <table:table-cell table:style-name="x10" office:value="None" office:value-type="string"/>
        </table:table-row>
        <table:table-row table:style-name="a3358564231f81bc5f8074fdb0cc1bfd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fbaebec256abd151dad173a4f15b7a2a">
          <table:table-cell table:style-name="x6" office:value="20011" office:value-type="float">
            <text:p><text:span text:style-name="x6">20011</text:span></text:p>
          </table:table-cell>
          <table:table-cell table:style-name="x6" office:value="None" office:value-type="string">
            <text:p><text:span text:style-name="x6">ООО "Сервико" Усть-Кут</text:span></text:p>
          </table:table-cell>
          <table:table-cell table:style-name="x6" office:value="34.250" office:value-type="float">
            <text:p><text:span text:style-name="x6">34.250</text:span></text:p>
          </table:table-cell>
          <table:table-cell table:style-name="x7" office:value="220.000" office:value-type="float">
            <text:p><text:span text:style-name="x7">220.000</text:span></text:p>
          </table:table-cell>
          <table:table-cell table:style-name="x6" office:value="770.000" office:value-type="float">
            <text:p><text:span text:style-name="x6">770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6.850" office:value-type="float">
            <text:p><text:span text:style-name="x6">6.850</text:span></text:p>
          </table:table-cell>
          <table:table-cell table:style-name="x7" office:value="776.850" office:value-type="float">
            <text:p><text:span text:style-name="x7">776.850</text:span></text:p>
          </table:table-cell>
          <table:table-cell table:style-name="x6" office:value="579.200" office:value-type="float">
            <text:p><text:span text:style-name="x6">579.2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14.250" office:value-type="float">
            <text:p><text:span text:style-name="x6">-14.2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46.000" office:value-type="float">
            <text:p><text:span text:style-name="x6">46.000</text:span></text:p>
          </table:table-cell>
          <table:table-cell table:style-name="x6" office:value="1.650" office:value-type="float">
            <text:p><text:span text:style-name="x6">1.650</text:span></text:p>
          </table:table-cell>
          <table:table-cell table:style-name="x7" office:value="612.600" office:value-type="float">
            <text:p><text:span text:style-name="x7">612.600</text:span></text:p>
          </table:table-cell>
          <table:table-cell table:style-name="x6" office:value="198.500" office:value-type="float">
            <text:p><text:span text:style-name="x6">198.500</text:span></text:p>
          </table:table-cell>
          <table:table-cell table:style-name="x6" office:value="198.500" office:value-type="float">
            <text:p><text:span text:style-name="x6">198.500</text:span></text:p>
          </table:table-cell>
          <table:table-cell table:style-name="x8" office:value="None" office:value-type="string"/>
        </table:table-row>
        <table:table-row table:style-name="cc5b8e2831d292d65d4b568c61bef50f">
          <table:table-cell table:style-name="x9" office:value="20011" office:value-type="float">
            <text:p><text:span text:style-name="x9">2001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34.25" office:value-type="float">
            <text:p><text:span text:style-name="x10">34.25</text:span></text:p>
          </table:table-cell>
          <table:table-cell table:style-name="x10" office:value="220.0" office:value-type="float">
            <text:p><text:span text:style-name="x10">220.0</text:span></text:p>
          </table:table-cell>
          <table:table-cell table:style-name="x10" office:value="770.0" office:value-type="float">
            <text:p><text:span text:style-name="x10">77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6.85" office:value-type="float">
            <text:p><text:span text:style-name="x10">6.85</text:span></text:p>
          </table:table-cell>
          <table:table-cell table:style-name="x10" office:value="776.85" office:value-type="float">
            <text:p><text:span text:style-name="x10">776.85</text:span></text:p>
          </table:table-cell>
          <table:table-cell table:style-name="x10" office:value="579.2" office:value-type="float">
            <text:p><text:span text:style-name="x10">579.2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14.25" office:value-type="float">
            <text:p><text:span text:style-name="x10">-14.2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46.0" office:value-type="float">
            <text:p><text:span text:style-name="x10">46.0</text:span></text:p>
          </table:table-cell>
          <table:table-cell table:style-name="x10" office:value="1.65" office:value-type="float">
            <text:p><text:span text:style-name="x10">1.65</text:span></text:p>
          </table:table-cell>
          <table:table-cell table:style-name="x10" office:value="612.6" office:value-type="float">
            <text:p><text:span text:style-name="x10">612.6</text:span></text:p>
          </table:table-cell>
          <table:table-cell table:style-name="x10" office:value="198.5" office:value-type="float">
            <text:p><text:span text:style-name="x10">198.5</text:span></text:p>
          </table:table-cell>
          <table:table-cell table:style-name="x10" office:value="198.5" office:value-type="float">
            <text:p><text:span text:style-name="x10">198.5</text:span></text:p>
          </table:table-cell>
          <table:table-cell table:style-name="x10" office:value="None" office:value-type="string"/>
        </table:table-row>
        <table:table-row table:style-name="c62895d2b684e9bd8b1637445519da67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99d8b9b0f583946dea4b6e86ba778d14">
          <table:table-cell table:style-name="x6" office:value="21001" office:value-type="float">
            <text:p><text:span text:style-name="x6">21001</text:span></text:p>
          </table:table-cell>
          <table:table-cell table:style-name="x6" office:value="None" office:value-type="string">
            <text:p><text:span text:style-name="x6">ООО "КИБИР"</text:span></text:p>
          </table:table-cell>
          <table:table-cell table:style-name="x6" office:value="535.250" office:value-type="float">
            <text:p><text:span text:style-name="x6">535.250</text:span></text:p>
          </table:table-cell>
          <table:table-cell table:style-name="x7" office:value="None" office:value-type="string"/>
          <table:table-cell table:style-name="x6" office:value="18359.000" office:value-type="float">
            <text:p><text:span text:style-name="x6">1835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8359.000" office:value-type="float">
            <text:p><text:span text:style-name="x7">18359.000</text:span></text:p>
          </table:table-cell>
          <table:table-cell table:style-name="x6" office:value="10091.850" office:value-type="float">
            <text:p><text:span text:style-name="x6">10091.8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10091.850" office:value-type="float">
            <text:p><text:span text:style-name="x7">10091.850</text:span></text:p>
          </table:table-cell>
          <table:table-cell table:style-name="x6" office:value="2401.150" office:value-type="float">
            <text:p><text:span text:style-name="x6">2401.150</text:span></text:p>
          </table:table-cell>
          <table:table-cell table:style-name="x6" office:value="8802.400" office:value-type="float">
            <text:p><text:span text:style-name="x6">8802.400</text:span></text:p>
          </table:table-cell>
          <table:table-cell table:style-name="x8" office:value="None" office:value-type="string"/>
        </table:table-row>
        <table:table-row table:style-name="8855013d61f72542756349bb34d9a8e0">
          <table:table-cell table:style-name="x6" office:value="21001" office:value-type="float">
            <text:p><text:span text:style-name="x6">21001</text:span></text:p>
          </table:table-cell>
          <table:table-cell table:style-name="x6" office:value="None" office:value-type="string">
            <text:p><text:span text:style-name="x6">ООО "Сибирский двор"</text:span></text:p>
          </table:table-cell>
          <table:table-cell table:style-name="x6" office:value="399.450" office:value-type="float">
            <text:p><text:span text:style-name="x6">399.450</text:span></text:p>
          </table:table-cell>
          <table:table-cell table:style-name="x7" office:value="7634.000" office:value-type="float">
            <text:p><text:span text:style-name="x7">7634.000</text:span></text:p>
          </table:table-cell>
          <table:table-cell table:style-name="x6" office:value="7359.000" office:value-type="float">
            <text:p><text:span text:style-name="x6">7359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7359.000" office:value-type="float">
            <text:p><text:span text:style-name="x7">7359.000</text:span></text:p>
          </table:table-cell>
          <table:table-cell table:style-name="x6" office:value="6138.300" office:value-type="float">
            <text:p><text:span text:style-name="x6">6138.3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-8.650" office:value-type="float">
            <text:p><text:span text:style-name="x6">-8.65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9.450" office:value-type="float">
            <text:p><text:span text:style-name="x6">9.450</text:span></text:p>
          </table:table-cell>
          <table:table-cell table:style-name="x7" office:value="6139.100" office:value-type="float">
            <text:p><text:span text:style-name="x7">6139.100</text:span></text:p>
          </table:table-cell>
          <table:table-cell table:style-name="x6" office:value="1619.350" office:value-type="float">
            <text:p><text:span text:style-name="x6">1619.350</text:span></text:p>
          </table:table-cell>
          <table:table-cell table:style-name="x6" office:value="1619.350" office:value-type="float">
            <text:p><text:span text:style-name="x6">1619.350</text:span></text:p>
          </table:table-cell>
          <table:table-cell table:style-name="x8" office:value="None" office:value-type="string"/>
        </table:table-row>
        <table:table-row table:style-name="fd839f64f9d53f9493c960cd5021effe">
          <table:table-cell table:style-name="x9" office:value="21001" office:value-type="float">
            <text:p><text:span text:style-name="x9">2100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934.7" office:value-type="float">
            <text:p><text:span text:style-name="x10">934.7</text:span></text:p>
          </table:table-cell>
          <table:table-cell table:style-name="x10" office:value="7634.0" office:value-type="float">
            <text:p><text:span text:style-name="x10">7634.0</text:span></text:p>
          </table:table-cell>
          <table:table-cell table:style-name="x10" office:value="25718.0" office:value-type="float">
            <text:p><text:span text:style-name="x10">25718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5718.0" office:value-type="float">
            <text:p><text:span text:style-name="x10">25718.0</text:span></text:p>
          </table:table-cell>
          <table:table-cell table:style-name="x10" office:value="16230.15" office:value-type="float">
            <text:p><text:span text:style-name="x10">16230.1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-8.65" office:value-type="float">
            <text:p><text:span text:style-name="x10">-8.6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.45" office:value-type="float">
            <text:p><text:span text:style-name="x10">9.45</text:span></text:p>
          </table:table-cell>
          <table:table-cell table:style-name="x10" office:value="16230.95" office:value-type="float">
            <text:p><text:span text:style-name="x10">16230.95</text:span></text:p>
          </table:table-cell>
          <table:table-cell table:style-name="x10" office:value="4020.5" office:value-type="float">
            <text:p><text:span text:style-name="x10">4020.5</text:span></text:p>
          </table:table-cell>
          <table:table-cell table:style-name="x10" office:value="10421.75" office:value-type="float">
            <text:p><text:span text:style-name="x10">10421.75</text:span></text:p>
          </table:table-cell>
          <table:table-cell table:style-name="x10" office:value="None" office:value-type="string"/>
        </table:table-row>
        <table:table-row table:style-name="4b9113b78a69f5aebc650debf7f58d8a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d4e88100931d0c7a2e41222fa3c8f523">
          <table:table-cell table:style-name="x6" office:value="24001" office:value-type="float">
            <text:p><text:span text:style-name="x6">24001</text:span></text:p>
          </table:table-cell>
          <table:table-cell table:style-name="x6" office:value="None" office:value-type="string">
            <text:p><text:span text:style-name="x6">ООО "Фирменные напитки"</text:span></text:p>
          </table:table-cell>
          <table:table-cell table:style-name="x6" office:value="24.750" office:value-type="float">
            <text:p><text:span text:style-name="x6">24.750</text:span></text:p>
          </table:table-cell>
          <table:table-cell table:style-name="x7" office:value="924.000" office:value-type="float">
            <text:p><text:span text:style-name="x7">924.000</text:span></text:p>
          </table:table-cell>
          <table:table-cell table:style-name="x6" office:value="924.000" office:value-type="float">
            <text:p><text:span text:style-name="x6">924.0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924.000" office:value-type="float">
            <text:p><text:span text:style-name="x7">924.000</text:span></text:p>
          </table:table-cell>
          <table:table-cell table:style-name="x6" office:value="924.800" office:value-type="float">
            <text:p><text:span text:style-name="x6">924.80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6" office:value="0" office:value-type="float">
            <text:p><text:span text:style-name="x6">0</text:span></text:p>
          </table:table-cell>
          <table:table-cell table:style-name="x7" office:value="924.800" office:value-type="float">
            <text:p><text:span text:style-name="x7">924.800</text:span></text:p>
          </table:table-cell>
          <table:table-cell table:style-name="x6" office:value="21.250" office:value-type="float">
            <text:p><text:span text:style-name="x6">21.250</text:span></text:p>
          </table:table-cell>
          <table:table-cell table:style-name="x6" office:value="23.950" office:value-type="float">
            <text:p><text:span text:style-name="x6">23.950</text:span></text:p>
          </table:table-cell>
          <table:table-cell table:style-name="x8" office:value="None" office:value-type="string"/>
        </table:table-row>
        <table:table-row table:style-name="2784ae9e42c32b4141f6e667bf08afb9">
          <table:table-cell table:style-name="x9" office:value="24001" office:value-type="float">
            <text:p><text:span text:style-name="x9">2400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24.75" office:value-type="float">
            <text:p><text:span text:style-name="x10">24.75</text:span></text:p>
          </table:table-cell>
          <table:table-cell table:style-name="x10" office:value="924.0" office:value-type="float">
            <text:p><text:span text:style-name="x10">924.0</text:span></text:p>
          </table:table-cell>
          <table:table-cell table:style-name="x10" office:value="924.0" office:value-type="float">
            <text:p><text:span text:style-name="x10">92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24.0" office:value-type="float">
            <text:p><text:span text:style-name="x10">924.0</text:span></text:p>
          </table:table-cell>
          <table:table-cell table:style-name="x10" office:value="924.8" office:value-type="float">
            <text:p><text:span text:style-name="x10">924.8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924.8" office:value-type="float">
            <text:p><text:span text:style-name="x10">924.8</text:span></text:p>
          </table:table-cell>
          <table:table-cell table:style-name="x10" office:value="21.25" office:value-type="float">
            <text:p><text:span text:style-name="x10">21.25</text:span></text:p>
          </table:table-cell>
          <table:table-cell table:style-name="x10" office:value="23.95" office:value-type="float">
            <text:p><text:span text:style-name="x10">23.95</text:span></text:p>
          </table:table-cell>
          <table:table-cell table:style-name="x10" office:value="None" office:value-type="string"/>
        </table:table-row>
        <table:table-row table:style-name="5d146546e575becb0b06793fa82fe574"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a247dfb252b0ff22117f99912dd76a1a">
          <table:table-cell table:style-name="x6" office:value="25001" office:value-type="float">
            <text:p><text:span text:style-name="x6">25001</text:span></text:p>
          </table:table-cell>
          <table:table-cell table:style-name="x6" office:value="None" office:value-type="string">
            <text:p><text:span text:style-name="x6">ООО "АЯН+ Екатеринбург"</text:span></text:p>
          </table:table-cell>
          <table:table-cell table:style-name="x6" office:value="None" office:value-type="string"/>
          <table:table-cell table:style-name="x7" office:value="8624.000" office:value-type="float">
            <text:p><text:span text:style-name="x7">8624.000</text:span></text:p>
          </table:table-cell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7" office:value="None" office:value-type="string"/>
          <table:table-cell table:style-name="x6" office:value="None" office:value-type="string"/>
          <table:table-cell table:style-name="x6" office:value="None" office:value-type="string"/>
          <table:table-cell table:style-name="x8" office:value="None" office:value-type="string"/>
        </table:table-row>
        <table:table-row table:style-name="e426604f4383ac3e6222b1232235b693">
          <table:table-cell table:style-name="x9" office:value="25001" office:value-type="float">
            <text:p><text:span text:style-name="x9">25001</text:span></text:p>
          </table:table-cell>
          <table:table-cell table:style-name="x10" office:value="None" office:value-type="string">
            <text:p><text:span text:style-name="x10">Итого по региону: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8624.0" office:value-type="float">
            <text:p><text:span text:style-name="x10">8624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None" office:value-type="string"/>
        </table:table-row>
        <table:table-row table:style-name="69a218c8cd245043d5996c388e1f4fa6">
          <table:table-cell table:style-name="x11" office:value="None" office:value-type="string"/>
          <table:table-cell table:style-name="x11" office:value="None" office:value-type="string">
            <text:p><text:span text:style-name="x11">Итого по всем дилерам:</text:span></text:p>
          </table:table-cell>
          <table:table-cell table:style-name="x10" office:value="27796.823" office:value-type="float">
            <text:p><text:span text:style-name="x10">27796.823</text:span></text:p>
          </table:table-cell>
          <table:table-cell table:style-name="x10" office:value="291531.0" office:value-type="float">
            <text:p><text:span text:style-name="x10">291531.0</text:span></text:p>
          </table:table-cell>
          <table:table-cell table:style-name="x10" office:value="317002.55" office:value-type="float">
            <text:p><text:span text:style-name="x10">317002.55</text:span></text:p>
          </table:table-cell>
          <table:table-cell table:style-name="x10" office:value="28.5" office:value-type="float">
            <text:p><text:span text:style-name="x10">28.5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1576.65" office:value-type="float">
            <text:p><text:span text:style-name="x10">1576.65</text:span></text:p>
          </table:table-cell>
          <table:table-cell table:style-name="x10" office:value="318607.7" office:value-type="float">
            <text:p><text:span text:style-name="x10">318607.7</text:span></text:p>
          </table:table-cell>
          <table:table-cell table:style-name="x10" office:value="279357.75" office:value-type="float">
            <text:p><text:span text:style-name="x10">279357.75</text:span></text:p>
          </table:table-cell>
          <table:table-cell table:style-name="x10" office:value="661.0" office:value-type="float">
            <text:p><text:span text:style-name="x10">661.0</text:span></text:p>
          </table:table-cell>
          <table:table-cell table:style-name="x10" office:value="-799.9" office:value-type="float">
            <text:p><text:span text:style-name="x10">-799.9</text:span></text:p>
          </table:table-cell>
          <table:table-cell table:style-name="x10" office:value="0.0" office:value-type="float">
            <text:p><text:span text:style-name="x10">0.0</text:span></text:p>
          </table:table-cell>
          <table:table-cell table:style-name="x10" office:value="2466.55" office:value-type="float">
            <text:p><text:span text:style-name="x10">2466.55</text:span></text:p>
          </table:table-cell>
          <table:table-cell table:style-name="x10" office:value="2532.85" office:value-type="float">
            <text:p><text:span text:style-name="x10">2532.85</text:span></text:p>
          </table:table-cell>
          <table:table-cell table:style-name="x10" office:value="284218.25" office:value-type="float">
            <text:p><text:span text:style-name="x10">284218.25</text:span></text:p>
          </table:table-cell>
          <table:table-cell table:style-name="x10" office:value="43040.473" office:value-type="float">
            <text:p><text:span text:style-name="x10">43040.473</text:span></text:p>
          </table:table-cell>
          <table:table-cell table:style-name="x10" office:value="63069.073" office:value-type="float">
            <text:p><text:span text:style-name="x10">63069.073</text:span></text:p>
          </table:table-cell>
          <table:table-cell table:style-name="x11" office:value="None" office:value-type="string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number="urn:oasis:names:tc:opendocument:xmlns:datastyle:1.0" xmlns:text="urn:oasis:names:tc:opendocument:xmlns:text:1.0" xmlns:office="urn:oasis:names:tc:opendocument:xmlns:office:1.0" office:version="1.1">
  <office:styles/>
  <office:automatic-styles>
    <style:page-layout style:name="MyPageLayout">
      <style:page-layout-properties fo:margin-right="0.0" fo:page-height="29.7cm" fo:margin-top="0.0" style:print-orientation="portrait" fo:margin-left="0.0" fo:page-width="21.0cm" style:writing-mode="lr-tb" fo:margin-bottom="0.0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office:version="1.1">
  <office:meta>
    <meta:generator>ODFPY/0.9.6</meta:generator>
  </office:meta>
</office:document-meta>
</file>